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Carlito1" svg:font-family="Carlito" style:font-adornments="Bold" style:font-family-generic="swiss" style:font-pitch="variable"/>
    <style:font-face style:name="Carlito2" svg:font-family="Carlito" style:font-adornments="Regular" style:font-family-generic="swiss" style:font-pitch="variable"/>
    <style:font-face style:name="Cousine" svg:font-family="Cousine"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208in" style:rel-column-width="8037*"/>
    </style:style>
    <style:style style:name="Table1.B" style:family="table-column">
      <style:table-column-properties style:column-width="1.4618in" style:rel-column-width="14313*"/>
    </style:style>
    <style:style style:name="Table1.C" style:family="table-column">
      <style:table-column-properties style:column-width="4.4104in" style:rel-column-width="43185*"/>
    </style:style>
    <style:style style:name="Table1.A1" style:family="table-cell">
      <style:table-cell-properties style:vertical-align="middle" fo:padding="0.0382in" fo:border-left="0.5pt solid #000000" fo:border-right="none" fo:border-top="0.5pt solid #000000" fo:border-bottom="0.5pt solid #000000"/>
    </style:style>
    <style:style style:name="Table1.C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C2" style:family="table-cell">
      <style:table-cell-properties style:vertical-align="middle" fo:padding="0.0382in" fo:border-left="0.5pt solid #000000" fo:border-right="0.5pt solid #000000" fo:border-top="none" fo:border-bottom="0.5pt solid #000000"/>
    </style:style>
    <style:style style:name="P1" style:family="paragraph" style:parent-style-name="Default_7e_LT_7e_Titel">
      <style:paragraph-properties fo:margin-top="0.1654in" fo:margin-bottom="0.1374in" style:contextual-spacing="false" fo:text-align="start" style:justify-single-word="false">
        <style:tab-stops>
          <style:tab-stop style:position="0.9984in"/>
        </style:tab-stops>
      </style:paragraph-properties>
      <style:text-properties officeooo:paragraph-rsid="0016a4ce"/>
    </style:style>
    <style:style style:name="P2" style:family="paragraph" style:parent-style-name="Standard">
      <style:text-properties officeooo:paragraph-rsid="0016a4ce"/>
    </style:style>
    <style:style style:name="P3" style:family="paragraph" style:parent-style-name="Default_7e_LT_7e_Titel">
      <style:paragraph-properties fo:margin-top="0.1654in" fo:margin-bottom="0.1374in" style:contextual-spacing="false" fo:text-align="start" style:justify-single-word="false">
        <style:tab-stops>
          <style:tab-stop style:position="0.8752in"/>
        </style:tab-stops>
      </style:paragraph-properties>
      <style:text-properties officeooo:paragraph-rsid="00289130"/>
    </style:style>
    <style:style style:name="P4" style:family="paragraph" style:parent-style-name="Default_7e_LT_7e_Titel">
      <style:paragraph-properties fo:margin-top="0.1654in" fo:margin-bottom="0.1374in" style:contextual-spacing="false" fo:text-align="start" style:justify-single-word="false">
        <style:tab-stops>
          <style:tab-stop style:position="0.8752in"/>
        </style:tab-stops>
      </style:paragraph-properties>
      <style:text-properties officeooo:paragraph-rsid="0016a4ce"/>
    </style:style>
    <style:style style:name="P5" style:family="paragraph" style:parent-style-name="Standard">
      <style:text-properties officeooo:paragraph-rsid="005e23d5"/>
    </style:style>
    <style:style style:name="P6" style:family="paragraph" style:parent-style-name="Standard">
      <style:paragraph-properties>
        <style:tab-stops>
          <style:tab-stop style:position="0.9984in"/>
        </style:tab-stops>
      </style:paragraph-properties>
      <style:text-properties officeooo:paragraph-rsid="005e23d5"/>
    </style:style>
    <style:style style:name="P7" style:family="paragraph" style:parent-style-name="Standard">
      <style:paragraph-properties>
        <style:tab-stops>
          <style:tab-stop style:position="0.9984in"/>
        </style:tab-stops>
      </style:paragraph-properties>
      <style:text-properties officeooo:paragraph-rsid="0016a4ce"/>
    </style:style>
    <style:style style:name="P8" style:family="paragraph" style:parent-style-name="Text_20_body">
      <style:paragraph-properties fo:break-before="page"/>
    </style:style>
    <style:style style:name="P9" style:family="paragraph" style:parent-style-name="Text_20_body">
      <style:paragraph-properties fo:margin-left="0in" fo:margin-right="0in" fo:text-indent="0in" style:auto-text-indent="false" fo:padding="0in" fo:border="none"/>
      <style:text-properties officeooo:paragraph-rsid="00602cc8"/>
    </style:style>
    <style:style style:name="P10" style:family="paragraph" style:parent-style-name="Text_20_body">
      <style:text-properties style:font-name="Carlito" fo:font-size="18pt" officeooo:rsid="018e4dab" style:font-size-asian="18.2000007629395pt" style:font-size-complex="18.2000007629395pt"/>
    </style:style>
    <style:style style:name="P11" style:family="paragraph" style:parent-style-name="Text_20_body">
      <style:text-properties officeooo:paragraph-rsid="004ac51f"/>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Text_20_body" style:list-style-name="Numbering_20_123">
      <loext:graphic-properties draw:fill="none"/>
      <style:paragraph-properties fo:margin-left="0in" fo:margin-right="0in" fo:margin-top="0in" fo:margin-bottom="0.0201in" style:contextual-spacing="false" fo:line-height="120%" fo:text-indent="0in" style:auto-text-indent="false" fo:background-color="transparent">
        <style:tab-stops/>
      </style:paragraph-properties>
      <style:text-properties style:font-name="Carlito" fo:font-size="11pt" officeooo:rsid="0016a4ce" officeooo:paragraph-rsid="001f1468" style:font-size-asian="11pt" style:font-size-complex="11pt"/>
    </style:style>
    <style:style style:name="P15" style:family="paragraph" style:parent-style-name="Text_20_body">
      <style:paragraph-properties fo:margin-top="0in" fo:margin-bottom="0.0972in" style:contextual-spacing="false" fo:line-height="120%"/>
    </style:style>
    <style:style style:name="P16" style:family="paragraph" style:parent-style-name="Heading_20_1" style:list-style-name="Numbering_20_123">
      <style:paragraph-properties fo:break-before="page"/>
      <style:text-properties style:font-name="Carlito"/>
    </style:style>
    <style:style style:name="P17" style:family="paragraph" style:parent-style-name="Text_20_body" style:list-style-name="L1"/>
    <style:style style:name="P18" style:family="paragraph" style:parent-style-name="Text_20_body">
      <style:text-properties style:font-name="Carlito"/>
    </style:style>
    <style:style style:name="P19" style:family="paragraph" style:parent-style-name="Heading_20_1" style:list-style-name="Numbering_20_123">
      <style:paragraph-properties fo:break-before="page" fo:keep-with-next="always"/>
      <style:text-properties style:font-name="Carlito"/>
    </style:style>
    <style:style style:name="P20" style:family="paragraph" style:parent-style-name="Heading_20_2" style:list-style-name="Numbering_20_123"/>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text-properties style:font-name="Carlito" officeooo:paragraph-rsid="0070fe40"/>
    </style:style>
    <style:style style:name="P24" style:family="paragraph" style:parent-style-name="Text_20_body">
      <style:text-properties officeooo:paragraph-rsid="0070fe40"/>
    </style:style>
    <style:style style:name="P25" style:family="paragraph" style:parent-style-name="Text_20_body" style:list-style-name="L4">
      <style:paragraph-properties fo:margin-left="0in" fo:margin-right="0.3937in" fo:text-indent="0in" style:auto-text-indent="false"/>
      <style:text-properties officeooo:paragraph-rsid="006cef39"/>
    </style:style>
    <style:style style:name="P26" style:family="paragraph" style:parent-style-name="Standard">
      <style:paragraph-properties fo:margin-left="0in" fo:margin-right="0.3937in" fo:text-indent="0in" style:auto-text-indent="false"/>
      <style:text-properties style:font-name="Carlito" officeooo:paragraph-rsid="006cef39"/>
    </style:style>
    <style:style style:name="P27" style:family="paragraph" style:parent-style-name="Text_20_body" style:list-style-name="L4">
      <style:paragraph-properties fo:margin-left="0in" fo:margin-right="0.3937in" fo:text-indent="0in" style:auto-text-indent="false"/>
      <style:text-properties style:font-name="Carlito" officeooo:rsid="0069c850" officeooo:paragraph-rsid="006cef39" style:font-size-asian="11pt" style:font-size-complex="11pt"/>
    </style:style>
    <style:style style:name="P28" style:family="paragraph" style:parent-style-name="Text_20_body">
      <style:paragraph-properties fo:margin-left="0in" fo:margin-right="0.3937in" fo:text-indent="0in" style:auto-text-indent="false"/>
      <style:text-properties style:font-name="Carlito" officeooo:rsid="0069c850" officeooo:paragraph-rsid="006cef39" style:font-size-asian="11pt" style:font-size-complex="11pt"/>
    </style:style>
    <style:style style:name="P29" style:family="paragraph" style:parent-style-name="Text_20_body" style:list-style-name="L5">
      <style:paragraph-properties fo:margin-left="0in" fo:margin-right="0.3937in" fo:text-indent="0in" style:auto-text-indent="false"/>
      <style:text-properties style:font-name="Carlito" officeooo:rsid="0069c850" officeooo:paragraph-rsid="006cef39" style:font-size-asian="11pt" style:font-size-complex="11pt"/>
    </style:style>
    <style:style style:name="P30" style:family="paragraph" style:parent-style-name="Text_20_body" style:list-style-name="L5">
      <style:paragraph-properties fo:margin-left="0in" fo:margin-right="0.3937in" fo:text-indent="0in" style:auto-text-indent="false"/>
      <style:text-properties style:font-name="Carlito" fo:font-size="11pt" officeooo:rsid="0069c850" officeooo:paragraph-rsid="006cef39" style:font-size-asian="11pt" style:font-size-complex="11pt"/>
    </style:style>
    <style:style style:name="P31" style:family="paragraph" style:parent-style-name="Text_20_body" style:list-style-name="L6">
      <style:paragraph-properties fo:margin-left="0in" fo:margin-right="0.3937in" fo:text-indent="0in" style:auto-text-indent="false"/>
      <style:text-properties style:font-name="Carlito" officeooo:rsid="0069c850" officeooo:paragraph-rsid="006cef39" style:font-size-asian="11pt" style:font-size-complex="11pt"/>
    </style:style>
    <style:style style:name="P32" style:family="paragraph" style:parent-style-name="Text_20_body" style:list-style-name="L7"/>
    <style:style style:name="P33" style:family="paragraph" style:parent-style-name="Text_20_body" style:list-style-name="L8"/>
    <style:style style:name="P34" style:family="paragraph" style:parent-style-name="Heading_20_1" style:list-style-name="Numbering_20_123">
      <style:paragraph-properties fo:keep-with-next="always"/>
      <style:text-properties style:font-name="Carlito"/>
    </style:style>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text-properties style:font-name="Carlito" fo:font-size="11pt" officeooo:paragraph-rsid="00602cc8" style:font-size-asian="11pt" style:font-size-complex="11pt"/>
    </style:style>
    <style:style style:name="P38" style:family="paragraph" style:parent-style-name="Text_20_body">
      <style:text-properties style:font-name="Carlito" fo:font-size="11pt" fo:font-weight="bold" officeooo:paragraph-rsid="00602cc8" style:font-size-asian="11pt" style:font-weight-asian="bold" style:font-size-complex="11pt" style:font-weight-complex="bold"/>
    </style:style>
    <style:style style:name="P39" style:family="paragraph" style:parent-style-name="Text_20_body">
      <style:text-properties style:font-name="Carlito" fo:font-weight="bold" officeooo:paragraph-rsid="00602cc8" style:font-size-asian="11pt" style:font-weight-asian="bold" style:font-size-complex="11pt" style:font-weight-complex="bold"/>
    </style:style>
    <style:style style:name="P40" style:family="paragraph" style:parent-style-name="Heading_20_2" style:list-style-name="Numbering_20_123">
      <style:text-properties style:font-name-asian="Source Han Sans CN Regular" style:font-name-complex="Lohit Devanagari"/>
    </style:style>
    <style:style style:name="P41" style:family="paragraph" style:parent-style-name="Text_20_body">
      <style:text-properties style:font-name="Carlito" fo:font-size="11pt" fo:font-style="normal" fo:font-weight="bold" officeooo:paragraph-rsid="00602cc8" style:font-size-asian="11pt" style:font-style-asian="normal" style:font-weight-asian="bold" style:font-size-complex="11pt" style:font-style-complex="normal" style:font-weight-complex="bold"/>
    </style:style>
    <style:style style:name="P42" style:family="paragraph" style:parent-style-name="Text_20_body" style:list-style-name="L11">
      <style:text-properties style:font-name="Carlito" fo:font-size="11pt" officeooo:paragraph-rsid="00602cc8" style:font-size-asian="11pt" style:font-size-complex="11pt"/>
    </style:style>
    <style:style style:name="P43" style:family="paragraph" style:parent-style-name="Text_20_body" style:list-style-name="L12">
      <style:text-properties style:font-name="Carlito" fo:font-size="11pt" officeooo:paragraph-rsid="00602cc8" style:font-size-asian="11pt" style:font-size-complex="11pt"/>
    </style:style>
    <style:style style:name="P44" style:family="paragraph" style:parent-style-name="Standard">
      <style:paragraph-properties fo:margin-left="0in" fo:margin-right="0.3937in" fo:text-indent="0in" style:auto-text-indent="false"/>
      <style:text-properties style:font-name="Carlito" fo:font-size="11pt" officeooo:paragraph-rsid="006cef39" style:font-size-asian="11pt" style:font-size-complex="11pt"/>
    </style:style>
    <style:style style:name="P45" style:family="paragraph" style:parent-style-name="Standard">
      <style:paragraph-properties fo:margin-left="0in" fo:margin-right="0.3937in" fo:text-indent="0in" style:auto-text-indent="false"/>
      <style:text-properties style:font-name="Carlito" officeooo:rsid="0069c850" officeooo:paragraph-rsid="006cef39" style:font-size-asian="11pt" style:font-size-complex="11pt"/>
    </style:style>
    <style:style style:name="P46" style:family="paragraph" style:parent-style-name="Standard">
      <style:paragraph-properties fo:margin-left="0in" fo:margin-right="0.3937in" fo:text-indent="0in" style:auto-text-indent="false"/>
      <style:text-properties style:font-name="Carlito" fo:font-size="11pt" officeooo:rsid="0069c850" officeooo:paragraph-rsid="006cef39" style:font-size-asian="11pt" style:font-size-complex="11pt"/>
    </style:style>
    <style:style style:name="P47" style:family="paragraph" style:parent-style-name="Text_20_body">
      <style:paragraph-properties fo:margin-left="0in" fo:margin-right="0.3937in" fo:text-indent="0in" style:auto-text-indent="false"/>
      <style:text-properties style:font-name="Carlito" fo:font-size="11pt" fo:font-weight="bold" officeooo:rsid="0069c850" officeooo:paragraph-rsid="006cef39" style:font-size-asian="11pt" style:font-weight-asian="bold" style:font-size-complex="11pt" style:font-weight-complex="bold"/>
    </style:style>
    <style:style style:name="P48" style:family="paragraph" style:parent-style-name="Text_20_body" style:master-page-name="">
      <loext:graphic-properties draw:fill="none"/>
      <style:paragraph-properties fo:margin-left="0.6866in" fo:margin-right="0.3752in" fo:margin-top="0in" fo:margin-bottom="0.0972in" style:contextual-spacing="false" fo:line-height="120%" fo:text-indent="-0.1866in" style:auto-text-indent="false" style:page-number="auto" fo:background-color="transparent"/>
      <style:text-properties style:font-name="Carlito" fo:font-size="11pt" fo:font-weight="bold" officeooo:rsid="0069c850" officeooo:paragraph-rsid="006cef39" style:font-size-asian="11pt" style:font-weight-asian="bold" style:font-size-complex="11pt" style:font-weight-complex="bold"/>
    </style:style>
    <style:style style:name="P49" style:family="paragraph" style:parent-style-name="Text_20_body">
      <style:text-properties style:font-name="Carlito" fo:font-size="11pt" fo:font-weight="bold" style:font-size-asian="11pt" style:font-weight-asian="bold" style:font-size-complex="11pt" style:font-weight-complex="bold"/>
    </style:style>
    <style:style style:name="P50" style:family="paragraph" style:parent-style-name="Heading_20_1" style:list-style-name="Numbering_20_123">
      <style:paragraph-properties fo:break-before="page"/>
    </style:style>
    <style:style style:name="P51" style:family="paragraph" style:parent-style-name="Text_20_body" style:list-style-name="L13"/>
    <style:style style:name="P52" style:family="paragraph" style:parent-style-name="Heading_20_1" style:list-style-name="Numbering_20_123">
      <style:paragraph-properties fo:break-before="page" fo:keep-with-next="always"/>
      <style:text-properties officeooo:paragraph-rsid="0063d3f3"/>
    </style:style>
    <style:style style:name="P53" style:family="paragraph" style:parent-style-name="Standard" style:master-page-name="">
      <style:paragraph-properties fo:margin-top="0in" fo:margin-bottom="0.0201in" style:contextual-spacing="false" style:page-number="auto"/>
      <style:text-properties style:font-name="Carlito" fo:font-size="11pt" officeooo:paragraph-rsid="0061f4b4" style:font-size-asian="11pt" style:font-size-complex="11pt"/>
    </style:style>
    <style:style style:name="P54" style:family="paragraph" style:parent-style-name="Standard">
      <style:paragraph-properties fo:margin-top="0in" fo:margin-bottom="0.0201in" style:contextual-spacing="false"/>
      <style:text-properties style:font-name="Carlito" fo:font-size="11pt" officeooo:paragraph-rsid="0061f4b4" style:font-size-asian="11pt" style:font-size-complex="11pt"/>
    </style:style>
    <style:style style:name="P55" style:family="paragraph" style:parent-style-name="Text_20_body">
      <style:paragraph-properties fo:margin-top="0in" fo:margin-bottom="0.0201in" style:contextual-spacing="false"/>
      <style:text-properties officeooo:paragraph-rsid="0061f4b4"/>
    </style:style>
    <style:style style:name="P56" style:family="paragraph" style:parent-style-name="Text_20_body" style:list-style-name="L14">
      <style:paragraph-properties fo:margin-top="0in" fo:margin-bottom="0.0201in" style:contextual-spacing="false"/>
      <style:text-properties style:font-name="Carlito" fo:font-size="11pt" officeooo:paragraph-rsid="0061f4b4" style:font-size-asian="11pt" style:font-size-complex="11pt"/>
    </style:style>
    <style:style style:name="P57" style:family="paragraph" style:parent-style-name="Text_20_body">
      <style:paragraph-properties fo:margin-top="0in" fo:margin-bottom="0.0201in" style:contextual-spacing="false"/>
      <style:text-properties style:font-name="Carlito" fo:font-size="11pt" fo:font-weight="bold" officeooo:paragraph-rsid="0061f4b4" style:font-size-asian="11pt" style:font-weight-asian="bold" style:font-size-complex="11pt" style:font-weight-complex="bold"/>
    </style:style>
    <style:style style:name="P58" style:family="paragraph" style:parent-style-name="Text_20_body" style:list-style-name="L15">
      <style:paragraph-properties fo:margin-top="0in" fo:margin-bottom="0.0201in" style:contextual-spacing="false"/>
      <style:text-properties style:font-name="Carlito" fo:font-size="11pt" officeooo:paragraph-rsid="0061f4b4" style:font-size-asian="11pt" style:font-size-complex="11pt"/>
    </style:style>
    <style:style style:name="P59" style:family="paragraph" style:parent-style-name="Text_20_body">
      <style:paragraph-properties fo:margin-top="0in" fo:margin-bottom="0.0201in" style:contextual-spacing="false"/>
      <style:text-properties style:font-name="Carlito" fo:font-size="11pt" officeooo:paragraph-rsid="0061f4b4" style:font-size-asian="11pt" style:font-size-complex="11pt"/>
    </style:style>
    <style:style style:name="P60" style:family="paragraph" style:parent-style-name="Text_20_body" style:list-style-name="L16">
      <style:paragraph-properties fo:margin-top="0in" fo:margin-bottom="0.0201in" style:contextual-spacing="false"/>
      <style:text-properties style:font-name="Carlito" fo:font-size="11pt" officeooo:paragraph-rsid="0061f4b4" style:font-size-asian="11pt" style:font-size-complex="11pt"/>
    </style:style>
    <style:style style:name="P61" style:family="paragraph" style:parent-style-name="Text_20_body">
      <style:paragraph-properties fo:margin-top="0in" fo:margin-bottom="0.0201in" style:contextual-spacing="false"/>
      <style:text-properties style:font-name="Carlito"/>
    </style:style>
    <style:style style:name="P62" style:family="paragraph" style:parent-style-name="Text_20_body">
      <style:paragraph-properties fo:margin-top="0in" fo:margin-bottom="0.0201in" style:contextual-spacing="false"/>
    </style:style>
    <style:style style:name="P63" style:family="paragraph" style:parent-style-name="Text_20_body" style:list-style-name="L17">
      <style:paragraph-properties fo:margin-top="0in" fo:margin-bottom="0.0201in" style:contextual-spacing="false"/>
      <style:text-properties style:font-name="Carlito" fo:font-size="11pt" officeooo:paragraph-rsid="0061f4b4" style:font-size-asian="11pt" style:font-size-complex="11pt"/>
    </style:style>
    <style:style style:name="P64" style:family="paragraph" style:parent-style-name="Text_20_body" style:list-style-name="L18">
      <style:paragraph-properties fo:margin-top="0in" fo:margin-bottom="0.0201in" style:contextual-spacing="false"/>
      <style:text-properties style:font-name="Carlito" fo:font-size="11pt" officeooo:paragraph-rsid="0061f4b4" style:font-size-asian="11pt" style:font-size-complex="11pt"/>
    </style:style>
    <style:style style:name="P65" style:family="paragraph" style:parent-style-name="Text_20_body" style:list-style-name="L19">
      <style:paragraph-properties fo:margin-top="0in" fo:margin-bottom="0.0201in" style:contextual-spacing="false"/>
      <style:text-properties style:font-name="Carlito" fo:font-size="11pt" officeooo:paragraph-rsid="0061f4b4" style:font-size-asian="11pt" style:font-size-complex="11pt"/>
    </style:style>
    <style:style style:name="P66" style:family="paragraph" style:parent-style-name="Text_20_body" style:list-style-name="L20">
      <style:paragraph-properties fo:margin-top="0in" fo:margin-bottom="0.0201in" style:contextual-spacing="false"/>
      <style:text-properties style:font-name="Carlito" fo:font-size="11pt" officeooo:paragraph-rsid="0061f4b4" style:font-size-asian="11pt" style:font-size-complex="11pt"/>
    </style:style>
    <style:style style:name="P67" style:family="paragraph" style:parent-style-name="Text_20_body" style:list-style-name="L20">
      <style:paragraph-properties fo:margin-top="0in" fo:margin-bottom="0.0201in" style:contextual-spacing="false"/>
      <style:text-properties style:font-name="Carlito" fo:font-size="11pt" officeooo:paragraph-rsid="0061f4b4"/>
    </style:style>
    <style:style style:name="P68" style:family="paragraph" style:parent-style-name="Text_20_body">
      <style:paragraph-properties fo:margin-top="0in" fo:margin-bottom="0.0201in" style:contextual-spacing="false"/>
      <style:text-properties style:font-name="Carlito" fo:font-size="11pt" officeooo:paragraph-rsid="0061f4b4"/>
    </style:style>
    <style:style style:name="P69" style:family="paragraph" style:parent-style-name="Text_20_body">
      <style:text-properties style:font-name="Carlito" fo:font-weight="normal" officeooo:paragraph-rsid="00646837" style:font-weight-asian="normal" style:font-weight-complex="normal"/>
    </style:style>
    <style:style style:name="P70" style:family="paragraph" style:parent-style-name="Text_20_body">
      <style:text-properties fo:font-variant="normal" fo:text-transform="none" style:font-name="Carlito" fo:font-size="11pt" fo:letter-spacing="normal" fo:font-style="normal" fo:font-weight="normal" officeooo:paragraph-rsid="00646837" style:font-size-asian="11pt" style:font-weight-asian="normal" style:font-size-complex="11pt" style:font-weight-complex="normal"/>
    </style:style>
    <style:style style:name="P71" style:family="paragraph" style:parent-style-name="Text_20_body">
      <style:paragraph-properties fo:margin-left="0in" fo:margin-right="0in" fo:text-indent="0in" style:auto-text-indent="false" fo:padding="0in" fo:border="none"/>
    </style:style>
    <style:style style:name="P72" style:family="paragraph" style:parent-style-name="Text_20_body">
      <style:text-properties officeooo:paragraph-rsid="0064d080"/>
    </style:style>
    <style:style style:name="P73" style:family="paragraph" style:parent-style-name="Text_20_body">
      <style:paragraph-properties fo:margin-left="0.4925in" fo:text-indent="0in" style:auto-text-indent="false"/>
      <style:text-properties officeooo:paragraph-rsid="0064d080"/>
    </style:style>
    <style:style style:name="P74" style:family="paragraph" style:parent-style-name="Text_20_body">
      <style:paragraph-properties fo:margin-left="0in" fo:margin-right="0in" fo:text-indent="0in" style:auto-text-indent="false" fo:padding="0in" fo:border="none"/>
      <style:text-properties officeooo:paragraph-rsid="0064d080"/>
    </style:style>
    <style:style style:name="P75" style:family="paragraph" style:parent-style-name="Text_20_body">
      <style:paragraph-properties fo:margin-left="0in" fo:margin-top="0.1201in" fo:margin-bottom="0.0799in" style:contextual-spacing="false" fo:text-indent="0in" style:auto-text-indent="false"/>
      <style:text-properties officeooo:paragraph-rsid="0064d080"/>
    </style:style>
    <style:style style:name="P76" style:family="paragraph" style:parent-style-name="Text_20_body">
      <style:paragraph-properties fo:margin-left="0.4925in" fo:margin-top="0in" fo:margin-bottom="0.1in" style:contextual-spacing="false" fo:text-indent="0in" style:auto-text-indent="false"/>
      <style:text-properties officeooo:paragraph-rsid="0064d080"/>
    </style:style>
    <style:style style:name="P77" style:family="paragraph" style:parent-style-name="Text_20_body">
      <style:paragraph-properties fo:margin-left="0.4925in" fo:margin-right="0in" fo:margin-top="0in" fo:margin-bottom="0.1in" style:contextual-spacing="false" fo:text-indent="0in" style:auto-text-indent="false"/>
      <style:text-properties officeooo:paragraph-rsid="0064d080"/>
    </style:style>
    <style:style style:name="P78" style:family="paragraph" style:parent-style-name="Heading_20_1" style:list-style-name="Numbering_20_123">
      <style:paragraph-properties fo:keep-with-next="always"/>
      <style:text-properties officeooo:paragraph-rsid="0074b647"/>
    </style:style>
    <style:style style:name="P79" style:family="paragraph" style:parent-style-name="Text_20_body">
      <style:paragraph-properties fo:margin-left="0in" fo:margin-right="0in" fo:margin-top="0in" fo:margin-bottom="0in" style:contextual-spacing="false" fo:text-indent="0in" style:auto-text-indent="false"/>
      <style:text-properties style:font-name="Carlito" fo:font-size="11pt" officeooo:rsid="0016a4ce" officeooo:paragraph-rsid="0074b647" style:font-size-asian="11pt" style:font-size-complex="11pt"/>
    </style:style>
    <style:style style:name="P80" style:family="paragraph" style:parent-style-name="Text_20_body">
      <style:text-properties officeooo:paragraph-rsid="007518ba"/>
    </style:style>
    <style:style style:name="P81" style:family="paragraph" style:parent-style-name="Text_20_body">
      <loext:graphic-properties draw:fill="solid" draw:fill-color="#ecfaeb" draw:opacity="100%"/>
      <style:paragraph-properties fo:margin-top="0in" fo:margin-bottom="0in" style:contextual-spacing="false" fo:background-color="#ecfaeb"/>
      <style:text-properties officeooo:paragraph-rsid="0053f3aa"/>
    </style:style>
    <style:style style:name="P82" style:family="paragraph" style:parent-style-name="Heading_20_1" style:list-style-name="Numbering_20_123">
      <style:paragraph-properties fo:break-before="page" fo:keep-with-next="always"/>
      <style:text-properties officeooo:paragraph-rsid="0074b647"/>
    </style:style>
    <style:style style:name="P83" style:family="paragraph" style:parent-style-name="Text_20_body">
      <style:text-properties officeooo:paragraph-rsid="0074b647"/>
    </style:style>
    <style:style style:name="P84" style:family="paragraph" style:parent-style-name="Text_20_body">
      <style:text-properties fo:font-weight="bold" officeooo:paragraph-rsid="0074b647" style:font-weight-asian="bold" style:font-weight-complex="bold"/>
    </style:style>
    <style:style style:name="P85" style:family="paragraph" style:parent-style-name="Text_20_body">
      <style:paragraph-properties fo:margin-left="0in" fo:margin-right="0in" fo:text-indent="0in" style:auto-text-indent="false"/>
      <style:text-properties officeooo:paragraph-rsid="005e23d5"/>
    </style:style>
    <style:style style:name="P86" style:family="paragraph" style:parent-style-name="Text_20_body">
      <style:paragraph-properties fo:margin-left="0in" fo:margin-right="0in" fo:text-indent="0in" style:auto-text-indent="false"/>
      <style:text-properties style:font-name="Carlito" fo:font-size="11pt" officeooo:rsid="0016a4ce" officeooo:paragraph-rsid="005e23d5" style:font-size-asian="11pt" style:font-size-complex="11pt"/>
    </style:style>
    <style:style style:name="P87" style:family="paragraph" style:parent-style-name="Text_20_body">
      <style:paragraph-properties fo:margin-left="0in" fo:margin-right="0in" fo:text-indent="0in" style:auto-text-indent="false"/>
      <style:text-properties style:font-name="Carlito" fo:font-size="11pt" officeooo:rsid="0016a4ce" officeooo:paragraph-rsid="007518ba" style:font-size-asian="11pt" style:font-size-complex="11pt"/>
    </style:style>
    <style:style style:name="T1" style:family="text">
      <style:text-properties fo:font-family="'Liberation Sans'" style:font-family-generic="roman" style:font-pitch="variable" fo:font-size="13.5pt" fo:font-weight="bold" style:font-size-asian="13.5pt" style:font-weight-asian="bold"/>
    </style:style>
    <style:style style:name="T2"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42pt" fo:font-style="normal" fo:text-shadow="none" style:text-underline-style="none" fo:font-weight="bold" style:letter-kerning="true" style:font-name-asian="Noto Sans" style:font-size-asian="42pt" style:font-style-asian="normal" style:font-weight-asian="bold" style:font-name-complex="Noto Sans" style:font-size-complex="42pt" style:font-style-complex="normal" style:text-emphasize="none"/>
    </style:style>
    <style:style style:name="T3"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42pt" fo:font-style="normal" fo:text-shadow="none" style:text-underline-style="none" fo:font-weight="bold" officeooo:rsid="002c52c5" style:letter-kerning="true" style:font-name-asian="Noto Sans" style:font-size-asian="42pt" style:font-style-asian="normal" style:font-weight-asian="bold" style:font-name-complex="Noto Sans" style:font-size-complex="42pt" style:font-style-complex="normal" style:text-emphasize="none"/>
    </style:style>
    <style:style style:name="T4" style:family="text">
      <style:text-properties fo:font-family="'Liberation Sans'" style:font-family-generic="roman" style:font-pitch="variable" fo:font-size="42pt" fo:font-weight="bold" style:font-size-asian="42pt" style:font-weight-asian="bold" style:font-size-complex="42pt"/>
    </style:style>
    <style:style style:name="T5" style:family="text">
      <style:text-properties fo:font-family="'Liberation Sans'" style:font-family-generic="roman" style:font-pitch="variable" fo:font-size="31.5pt" fo:font-weight="bold" style:font-size-asian="31.5pt" style:font-weight-asian="bold" style:font-size-complex="31.5pt"/>
    </style:style>
    <style:style style:name="T6" style:family="text">
      <style:text-properties fo:font-family="'Liberation Sans'" style:font-family-generic="roman" style:font-pitch="variable" fo:font-size="26pt" style:font-size-asian="26pt" style:font-size-complex="26pt"/>
    </style:style>
    <style:style style:name="T7" style:family="text">
      <style:text-properties style:font-name="Carlito" fo:font-size="42pt" fo:font-style="normal" fo:font-weight="bold" officeooo:rsid="0016a4ce" style:font-size-asian="42pt" style:font-style-asian="normal" style:font-weight-asian="bold" style:font-size-complex="42pt" style:font-style-complex="normal"/>
    </style:style>
    <style:style style:name="T8" style:family="text">
      <style:text-properties style:font-name="Carlito" fo:font-size="42pt" fo:font-style="normal" fo:font-weight="bold" officeooo:rsid="001145aa" style:font-size-asian="42pt" style:font-style-asian="normal" style:font-weight-asian="bold" style:font-size-complex="42pt" style:font-style-complex="normal"/>
    </style:style>
    <style:style style:name="T9" style:family="text">
      <style:text-properties style:font-name="Carlito" fo:font-size="26pt" fo:font-style="normal" fo:font-weight="bold" officeooo:rsid="00225e3a" style:font-size-asian="26pt" style:font-style-asian="normal" style:font-weight-asian="bold" style:font-size-complex="26pt" style:font-style-complex="normal" style:font-weight-complex="bold"/>
    </style:style>
    <style:style style:name="T10" style:family="text">
      <style:text-properties style:font-name="Carlito" fo:font-size="26pt" style:font-size-asian="26pt" style:font-size-complex="26pt"/>
    </style:style>
    <style:style style:name="T11" style:family="text">
      <style:text-properties style:font-name="Carlito" fo:font-size="11pt" style:font-size-asian="11pt" style:font-size-complex="11pt"/>
    </style:style>
    <style:style style:name="T12" style:family="text">
      <style:text-properties style:font-name="Carlito" fo:font-size="11pt" fo:font-weight="normal" officeooo:rsid="003858a5" style:font-size-asian="11pt" style:font-weight-asian="normal" style:font-size-complex="11pt" style:font-weight-complex="normal"/>
    </style:style>
    <style:style style:name="T13" style:family="text">
      <style:text-properties style:font-name="Carlito" fo:font-size="11pt" fo:font-weight="normal" style:font-size-asian="11pt" style:font-weight-asian="normal" style:font-size-complex="11pt" style:font-weight-complex="normal"/>
    </style:style>
    <style:style style:name="T14" style:family="text">
      <style:text-properties style:font-name="Carlito" fo:font-size="11pt" fo:font-style="normal" fo:font-weight="normal" officeooo:rsid="000fa486" style:font-size-asian="11pt" style:font-style-asian="normal" style:font-weight-asian="normal" style:font-size-complex="11pt" style:font-style-complex="normal" style:font-weight-complex="normal"/>
    </style:style>
    <style:style style:name="T15" style:family="text">
      <style:text-properties style:font-name="Carlito" fo:font-size="11pt" fo:font-style="italic" fo:font-weight="normal" officeooo:rsid="000fa486" style:font-size-asian="11pt" style:font-style-asian="italic" style:font-weight-asian="normal" style:font-size-complex="11pt" style:font-style-complex="italic" style:font-weight-complex="normal"/>
    </style:style>
    <style:style style:name="T16" style:family="text">
      <style:text-properties style:font-name="Carlito" fo:font-size="11pt" fo:font-style="italic" fo:font-weight="normal" officeooo:rsid="0064d080" style:font-size-asian="11pt" style:font-style-asian="italic" style:font-weight-asian="normal" style:font-size-complex="11pt" style:font-style-complex="italic" style:font-weight-complex="normal"/>
    </style:style>
    <style:style style:name="T17" style:family="text">
      <style:text-properties style:font-name="Carlito" fo:font-size="11pt" fo:font-style="italic" fo:font-weight="normal" officeooo:rsid="017e4bc6" style:font-size-asian="11pt" style:font-style-asian="italic" style:font-weight-asian="normal" style:font-size-complex="11pt" style:font-style-complex="italic" style:font-weight-complex="normal"/>
    </style:style>
    <style:style style:name="T18" style:family="text">
      <style:text-properties style:font-name="Carlito" fo:font-size="11pt" fo:font-style="italic" fo:font-weight="normal" officeooo:rsid="00e84ca5" style:font-size-asian="11pt" style:font-style-asian="italic" style:font-weight-asian="normal" style:font-size-complex="11pt" style:font-style-complex="italic" style:font-weight-complex="normal"/>
    </style:style>
    <style:style style:name="T19" style:family="text">
      <style:text-properties style:font-name="Carlito" fo:font-size="11pt" fo:font-style="italic" fo:font-weight="normal" officeooo:rsid="00c53327" style:font-size-asian="11pt" style:font-style-asian="italic" style:font-weight-asian="normal" style:font-size-complex="11pt" style:font-style-complex="italic" style:font-weight-complex="normal"/>
    </style:style>
    <style:style style:name="T20" style:family="text">
      <style:text-properties style:font-name="Carlito" fo:font-size="11pt" fo:font-style="normal" fo:font-weight="normal" officeooo:rsid="017e4bc6" style:font-size-asian="11pt" style:font-style-asian="normal" style:font-weight-asian="normal" style:font-size-complex="11pt" style:font-style-complex="normal" style:font-weight-complex="normal"/>
    </style:style>
    <style:style style:name="T21" style:family="text">
      <style:text-properties fo:font-size="18pt" style:font-size-asian="18pt" style:font-size-complex="18pt"/>
    </style:style>
    <style:style style:name="T22" style:family="text">
      <style:text-properties loext:padding="0in" loext:border="none"/>
    </style:style>
    <style:style style:name="T23" style:family="text">
      <style:text-properties style:font-name="Carlito" fo:font-size="11pt" officeooo:rsid="018e4dab" style:font-name-asian="Source Han Sans CN Regular" style:font-size-asian="11pt" style:font-name-complex="Lohit Devanagari" style:font-size-complex="11pt"/>
    </style:style>
    <style:style style:name="T24" style:family="text">
      <style:text-properties style:font-name="Carlito" fo:font-size="18pt" officeooo:rsid="018e4dab" style:font-name-asian="Source Han Sans CN Regular" style:font-size-asian="18.2000007629395pt" style:font-name-complex="Lohit Devanagari" style:font-size-complex="18.2000007629395pt"/>
    </style:style>
    <style:style style:name="T25" style:family="text">
      <style:text-properties fo:font-size="11pt" style:font-size-asian="11pt" style:font-size-complex="11pt"/>
    </style:style>
    <style:style style:name="T26" style:family="text">
      <style:text-properties style:font-name="Carlito"/>
    </style:style>
    <style:style style:name="T27" style:family="text">
      <style:text-properties style:font-name-asian="Source Han Sans CN Regular" style:font-name-complex="Lohit Devanagari"/>
    </style:style>
    <style:style style:name="T28" style:family="text">
      <style:text-properties style:font-name="Carlito" style:font-name-asian="Source Han Sans CN Regular" style:font-name-complex="Lohit Devanagari"/>
    </style:style>
    <style:style style:name="T29" style:family="text">
      <style:text-properties style:font-name="Carlito" officeooo:rsid="0070fe40"/>
    </style:style>
    <style:style style:name="T30" style:family="text">
      <style:text-properties style:font-name="Carlito" officeooo:rsid="0069c850" style:font-size-asian="11pt" style:font-size-complex="11pt"/>
    </style:style>
    <style:style style:name="T31" style:family="text">
      <style:text-properties officeooo:rsid="0070fe40"/>
    </style:style>
    <style:style style:name="T32" style:family="text">
      <style:text-properties style:font-name="Carlito" fo:font-size="11pt" officeooo:rsid="0069c850" style:font-size-asian="11pt" style:font-size-complex="11pt"/>
    </style:style>
    <style:style style:name="T33" style:family="text">
      <style:text-properties style:font-name="Carlito" fo:font-size="11pt"/>
    </style:style>
    <style:style style:name="T34" style:family="text">
      <style:text-properties officeooo:rsid="0069c850" style:font-size-asian="11pt" style:font-size-complex="11pt"/>
    </style:style>
    <style:style style:name="T35" style:family="text">
      <style:text-properties officeooo:rsid="0061f4b4"/>
    </style:style>
    <style:style style:name="T36" style:family="text">
      <style:text-properties officeooo:rsid="006cef39"/>
    </style:style>
    <style:style style:name="T37" style:family="text">
      <style:text-properties officeooo:rsid="0069c850"/>
    </style:style>
    <style:style style:name="T38" style:family="text">
      <style:text-properties officeooo:rsid="006cef39" style:font-name-asian="Source Han Sans CN Regular" style:font-name-complex="Lohit Devanagari"/>
    </style:style>
    <style:style style:name="T39" style:family="text">
      <style:text-properties style:font-size-asian="11pt" style:font-size-complex="11pt"/>
    </style:style>
    <style:style style:name="T40" style:family="text">
      <style:text-properties fo:font-variant="normal" fo:text-transform="none" fo:font-size="11pt" fo:letter-spacing="normal" fo:font-style="normal" style:font-size-asian="11pt" style:font-size-complex="11pt"/>
    </style:style>
    <style:style style:name="T41" style:family="text">
      <style:text-properties fo:font-variant="normal" fo:text-transform="none" fo:font-size="11pt" fo:letter-spacing="normal" fo:font-style="normal" fo:font-weight="bold" style:font-size-asian="11pt" style:font-weight-asian="bold" style:font-size-complex="11pt" style:font-weight-complex="bold"/>
    </style:style>
    <style:style style:name="T42" style:family="text">
      <style:text-properties fo:font-weight="bold" style:font-weight-asian="bold" style:font-weight-complex="bold"/>
    </style:style>
    <style:style style:name="T43" style:family="text">
      <style:text-properties fo:font-size="13pt" style:font-size-asian="13pt" style:font-size-complex="13pt"/>
    </style:style>
    <style:style style:name="T44" style:family="text">
      <style:text-properties style:font-name="Carlito" fo:font-size="13pt" style:font-size-asian="13pt" style:font-size-complex="13pt"/>
    </style:style>
    <style:style style:name="T45" style:family="text">
      <style:text-properties style:font-name="Carlito" fo:font-size="11pt" fo:font-weight="normal" officeooo:rsid="002aad19" style:font-size-asian="11pt" style:font-weight-asian="normal" style:font-size-complex="11pt" style:font-weight-complex="normal"/>
    </style:style>
    <style:style style:name="T46" style:family="text">
      <style:text-properties style:font-name="Carlito" fo:font-size="11pt" fo:font-weight="bold" officeooo:rsid="00073c3b" style:font-size-asian="11pt" style:font-weight-asian="bold" style:font-size-complex="11pt" style:font-weight-complex="bold"/>
    </style:style>
    <style:style style:name="T47" style:family="text">
      <style:text-properties officeooo:rsid="0074b647" style:font-name-asian="Source Han Sans CN Regular" style:font-name-complex="Lohit Devanagari"/>
    </style:style>
    <style:style style:name="T48" style:family="text">
      <style:text-properties officeooo:rsid="006afbd5" style:font-name-asian="Source Han Sans CN Regular" style:font-name-complex="Lohit Devanagari"/>
    </style:style>
    <style:style style:name="T49" style:family="text">
      <style:text-properties fo:font-family="Cousine" style:font-family-generic="modern" style:font-pitch="fixed" fo:font-size="7pt" fo:font-weight="normal" officeooo:rsid="006afbd5" style:font-size-asian="7pt" style:font-weight-asian="normal" style:font-size-complex="7pt" style:font-weight-complex="normal"/>
    </style:style>
    <style:style style:name="T50" style:family="text">
      <style:text-properties fo:font-family="Cousine" style:font-family-generic="modern" style:font-pitch="fixed" fo:font-size="7pt" fo:font-weight="bold" officeooo:rsid="006afbd5" style:font-size-asian="7pt" style:font-weight-asian="bold" style:font-size-complex="7pt" style:font-weight-complex="bold"/>
    </style:style>
    <style:style style:name="T51" style:family="text">
      <style:text-properties style:font-name="Carlito" fo:font-size="11pt" fo:font-weight="normal" officeooo:rsid="0016a4ce" style:font-size-asian="11pt" style:font-weight-asian="normal" style:font-size-complex="11pt" style:font-weight-complex="normal"/>
    </style:style>
    <style:style style:name="T52" style:family="text">
      <style:text-properties officeooo:rsid="0043a23e"/>
    </style:style>
    <style:style style:name="T53" style:family="text">
      <style:text-properties fo:font-size="11pt" fo:font-style="italic" fo:font-weight="normal" officeooo:rsid="0016a4ce" style:font-name-asian="Source Han Sans CN Regular" style:font-size-asian="11pt" style:font-style-asian="italic" style:font-weight-asian="normal" style:font-name-complex="Lohit Devanagari" style:font-size-complex="11pt" style:font-style-complex="italic" style:font-weight-complex="normal"/>
    </style:style>
    <style:style style:name="T54" style:family="text">
      <style:text-properties fo:font-family="Cousine" style:font-family-generic="modern" style:font-pitch="fixed" fo:font-size="10pt" officeooo:rsid="002c2743" style:font-name-asian="Source Han Sans CN Regular" style:font-size-asian="10pt" style:font-name-complex="Lohit Devanagari" style:font-size-complex="10pt"/>
    </style:style>
    <style:style style:name="T55" style:family="text">
      <style:text-properties fo:font-family="Cousine" style:font-family-generic="modern" style:font-pitch="fixed" fo:font-size="10pt" fo:font-weight="bold" officeooo:rsid="002c2743" style:font-name-asian="Source Han Sans CN Regular" style:font-size-asian="10pt" style:font-weight-asian="bold" style:font-name-complex="Lohit Devanagari" style:font-size-complex="10pt" style:font-weight-complex="bold"/>
    </style:style>
    <style:style style:name="T56" style:family="text">
      <style:text-properties style:font-name="Carlito" fo:font-size="11pt" officeooo:rsid="0016a4ce" style:font-size-asian="11pt" style:font-size-complex="11pt"/>
    </style:style>
    <style:style style:name="T57" style:family="text">
      <style:text-properties fo:color="#0369a3" loext:opacity="100%" style:text-underline-style="none"/>
    </style:style>
    <style:style style:name="T58" style:family="text">
      <style:text-properties fo:font-weight="normal" style:font-weight-asian="normal" style:font-weight-complex="normal"/>
    </style:style>
    <style:style style:name="T59" style:family="text">
      <style:text-properties fo:font-style="italic" fo:font-weight="normal" officeooo:rsid="007518ba" style:font-style-asian="italic" style:font-weight-asian="normal" style:font-style-complex="italic"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date-style style:name="N10049" number:language="fr" number:country="FR">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Emphasis"><text:span text:style-name="T2">[</text:span></text:span><text:span text:style-name="Emphasis"><text:span text:style-name="T3">C</text:span></text:span><text:span text:style-name="Emphasis"><text:span text:style-name="T2">ompan</text:span></text:span><text:span text:style-name="Emphasis"><text:span text:style-name="T3">iX]</text:span></text:span><text:span text:style-name="T4">™</text:span><text:span text:style-name="T5"><text:line-break/><text:tab/></text:span><text:span text:style-name="T6">Inspired by life, for life.</text:span></text:p>
      <text:p text:style-name="P2"/>
      <text:p text:style-name="P2"/>
      <text:p text:style-name="P2"/>
      <text:p text:style-name="P2"/>
      <text:p text:style-name="P2"/>
      <text:p text:style-name="P2"/>
      <text:p text:style-name="P2"/>
      <text:p text:style-name="P2"/>
      <text:p text:style-name="P2"/>
      <text:p text:style-name="P3" loext:marker-style-name="T1"><text:span text:style-name="Emphasis"><text:span text:style-name="T7">Dossier de Validation Agronomique</text:span></text:span></text:p>
      <text:p text:style-name="P4" loext:marker-style-name="T1"><text:span text:style-name="Emphasis"><text:span text:style-name="T8"/></text:span></text:p>
      <text:p text:style-name="P3" loext:marker-style-name="T1"><text:span text:style-name="Emphasis"><text:span text:style-name="T9">Validation de la structure JSON représentant un cycle cultural complet</text:span></text:span></text:p>
      <text:p text:style-name="P2"><text:span text:style-name="Emphasis"><text:span text:style-name="T10"/></text:span></text:p>
      <text:p text:style-name="P2"><text:span text:style-name="Emphasis"><text:span text:style-name="T10"/></text:span></text:p>
      <text:p text:style-name="P2"><text:span text:style-name="Emphasis"><text:span text:style-name="T10"/></text:span></text:p>
      <text:p text:style-name="P2"><text:span text:style-name="Emphasis"><text:span text:style-name="T11"/></text:span></text:p>
      <text:p text:style-name="P5"><text:span text:style-name="Emphasis"><text:span text:style-name="T12">Soutenu par </text:span></text:span><text:span text:style-name="Emphasis"><text:span text:style-name="T13">Innosuisse</text:span></text:span></text:p>
      <text:p text:style-name="P6"><text:span text:style-name="Strong_20_Emphasis"><text:span text:style-name="T14"/></text:span></text:p>
      <text:p text:style-name="P6"><text:bookmark-start text:name="__RefHeading___Toc1875_1307989625"/><text:span text:style-name="Strong_20_Emphasis"><text:span text:style-name="T15">Version : </text:span></text:span><text:span text:style-name="Strong_20_Emphasis"><text:span text:style-name="T16">3</text:span></text:span><text:span text:style-name="Strong_20_Emphasis"><text:span text:style-name="T17">.</text:span></text:span><text:span text:style-name="Strong_20_Emphasis"><text:span text:style-name="T18"><text:editing-cycles>8</text:editing-cycles></text:span></text:span><text:span text:style-name="Strong_20_Emphasis"><text:span text:style-name="T18"> - </text:span></text:span><text:span text:style-name="Strong_20_Emphasis"><text:span text:style-name="T19"><text:modification-date style:data-style-name="N10049">2026-03-24</text:modification-date></text:span></text:span><text:span text:style-name="Strong_20_Emphasis"><text:span text:style-name="T19"><text:line-break/></text:span></text:span><text:span text:style-name="Strong_20_Emphasis"><text:span text:style-name="T17">Background IP : Jan Affolter ITS (CHE‑104.801.264), propriétaire du projet CompaniX.</text:span></text:span><text:bookmark-end text:name="__RefHeading___Toc1875_1307989625"/></text:p>
      <text:p text:style-name="P7"><text:span text:style-name="Strong_20_Emphasis"><text:span text:style-name="T20"/></text:span></text:p>
      <text:p text:style-name="P8"><text:span text:style-name="Strong_20_Emphasis"><text:span text:style-name="T21">Avant‑propos </text:span></text:span></text:p>
      <text:p text:style-name="P9">L’agriculture moderne exige des outils capables de décrire la <text:span text:style-name="Strong_20_Emphasis"><text:span text:style-name="T22">réalité agronomique</text:span></text:span> avec précision, sans complexité inutile et sans interprétation. Dans un contexte où les exploitations cherchent à comprendre les <text:span text:style-name="Strong_20_Emphasis"><text:span text:style-name="T22">écarts de performance entre parcelles pourtant similaires</text:span></text:span>, la capacité à documenter ce que la culture a réellement vécu devient essentielle.</text:p>
      <text:p text:style-name="P9">Le <text:span text:style-name="Strong_20_Emphasis"><text:span text:style-name="T22">CIF – Cycle Invariant File</text:span></text:span> répond à cette exigence. Il s’agit d’un <text:span text:style-name="Strong_20_Emphasis"><text:span text:style-name="T22">format JSON standardisé</text:span></text:span>, conçu pour <text:span text:style-name="Strong_20_Emphasis"><text:span text:style-name="T22">capturer les invariants agronomiques</text:span></text:span> d’un cycle cultural, organisés par <text:span text:style-name="Strong_20_Emphasis"><text:span text:style-name="T22">stades physiologiques</text:span></text:span>. Le CIF ne modélise pas, ne prédit pas et ne simule pas : il <text:span text:style-name="Strong_20_Emphasis"><text:span text:style-name="T22">observe, structure et documente</text:span></text:span> le cycle tel qu’il s’est déroulé.</text:p>
      <text:p text:style-name="P9">La <text:span text:style-name="Strong_20_Emphasis"><text:span text:style-name="T22">version 3.0</text:span></text:span> du CIF introduit plusieurs <text:span text:style-name="Strong_20_Emphasis"><text:span text:style-name="T22">blocs agronomiques clés</text:span></text:span> :<text:line-break/>– une <text:span text:style-name="Strong_20_Emphasis"><text:span text:style-name="T22">intégration détaillée de la nature du sol</text:span></text:span> via le bloc <text:span text:style-name="Strong_20_Emphasis"><text:span text:style-name="T22">« soil_analysis »</text:span></text:span>,<text:line-break/>– des <text:span text:style-name="Strong_20_Emphasis"><text:span text:style-name="T22">caractéristiques variétales synthétiques</text:span></text:span> via <text:span text:style-name="Strong_20_Emphasis"><text:span text:style-name="T22">« variety_traits »</text:span></text:span>,<text:line-break/>– des <text:span text:style-name="Strong_20_Emphasis"><text:span text:style-name="T22">indicateurs de croissance structurés par stade</text:span></text:span> via <text:span text:style-name="Strong_20_Emphasis"><text:span text:style-name="T22">« growthmetrics »</text:span></text:span>,<text:line-break/>– ainsi que des <text:span text:style-name="Strong_20_Emphasis"><text:span text:style-name="T22">blocs de synthèse du rendement et des facteurs limitants</text:span></text:span> via <text:span text:style-name="Strong_20_Emphasis"><text:span text:style-name="T22">« yield_breakdown »</text:span></text:span> et <text:span text:style-name="Strong_20_Emphasis"><text:span text:style-name="T22">« yield_summary »</text:span></text:span>.</text:p>
      <text:p text:style-name="P9">Ces ajouts renforcent la <text:span text:style-name="Strong_20_Emphasis"><text:span text:style-name="T22">capacité explicative</text:span></text:span> du CIF tout en restant <text:span text:style-name="Strong_20_Emphasis"><text:span text:style-name="T22">lisibles</text:span></text:span> et <text:span text:style-name="Strong_20_Emphasis"><text:span text:style-name="T22">directement exploitables</text:span></text:span> par les agronomes et les institutions.</text:p>
      <text:p text:style-name="P9">Les <text:span text:style-name="Strong_20_Emphasis"><text:span text:style-name="T22">analyses fines du sol</text:span></text:span> (texture, pH, CEC, matière organique, macro‑ et micronutriments) sont réalisées par des <text:span text:style-name="Strong_20_Emphasis"><text:span text:style-name="T22">laboratoires spécialisés</text:span></text:span> et intégrées dans le CIF via le bloc <text:span text:style-name="Strong_20_Emphasis"><text:span text:style-name="T22">« soil_analysis »</text:span></text:span>, qui en fournit une <text:span text:style-name="Strong_20_Emphasis"><text:span text:style-name="T22">représentation structurée et agronomiquement exploitable</text:span></text:span>. Les jeux de données bruts peuvent rester dans les systèmes de laboratoire, tandis que le CIF 3.0 conserve les informations nécessaires à la <text:span text:style-name="Strong_20_Emphasis"><text:span text:style-name="T22">comparaison multi‑parcelles</text:span></text:span> et à l’<text:span text:style-name="Strong_20_Emphasis"><text:span text:style-name="T22">interprétation agronomique</text:span></text:span>.</text:p>
      <text:p text:style-name="P9">Le CIF contient ainsi des <text:span text:style-name="Strong_20_Emphasis"><text:span text:style-name="T22">mesures (data) structurées</text:span></text:span> de manière à <text:span text:style-name="Strong_20_Emphasis"><text:span text:style-name="T22">amplifier les agriculteurs, les agronomes et les autorités agricoles</text:span></text:span> dans leurs choix et décisions, afin d’<text:span text:style-name="Strong_20_Emphasis"><text:span text:style-name="T22">optimiser le rendement</text:span></text:span> d’une surface agricole.</text:p>
      <text:p text:style-name="P9">Le but du CIF est donc principalement orienté <text:span text:style-name="Strong_20_Emphasis"><text:span text:style-name="T22">reporting et décision</text:span></text:span>, plutôt que vers l’<text:span text:style-name="Strong_20_Emphasis"><text:span text:style-name="T22">opération</text:span></text:span> directement sur le terrain. Toutefois, les mêmes <text:span text:style-name="Strong_20_Emphasis"><text:span text:style-name="T22">capteurs et outils de terrain</text:span></text:span> mobilisés pour produire les invariants du CIF peuvent également être utilisés pour une <text:span text:style-name="Strong_20_Emphasis"><text:span text:style-name="T22">opération de précision</text:span></text:span> – irrigation et/ou traitement de précision, automatique, par drone ou encore manuel – par exemple en divisant un champ en <text:span text:style-name="Strong_20_Emphasis"><text:span text:style-name="T22">zones de 20×20 m</text:span></text:span>.</text:p>
      <text:p text:style-name="P9">De plus, ces données étant disponibles <text:span text:style-name="Strong_20_Emphasis"><text:span text:style-name="T22">en temps réel</text:span></text:span>, elles permettent à l’agriculteur ou à l’agronome de se rendre <text:span text:style-name="Strong_20_Emphasis"><text:span text:style-name="T22">directement sur la zone concernée</text:span></text:span> pour évaluer les actions à entreprendre. Cela <text:span text:style-name="Strong_20_Emphasis"><text:span text:style-name="T22">augmente fortement l’efficacité</text:span></text:span> de la détection et du traitement du problème, tout en réduisant le <text:span text:style-name="Strong_20_Emphasis"><text:span text:style-name="T22">risque de ne pas l’observer</text:span></text:span> si l’inspection devait se faire au hasard ou par simple échantillonnage.</text:p>
      <text:p text:style-name="P9">Ce document présente la <text:span text:style-name="Strong_20_Emphasis"><text:span text:style-name="T22">structure complète du CIF 3.0</text:span></text:span> et sollicite une <text:span text:style-name="Strong_20_Emphasis"><text:span text:style-name="T22">validation agronomique formelle</text:span></text:span>. Il s’adresse aux <text:span text:style-name="Strong_20_Emphasis"><text:span text:style-name="T22">coopératives</text:span></text:span>, <text:span text:style-name="Strong_20_Emphasis"><text:span text:style-name="T22">instituts techniques</text:span></text:span>, <text:span text:style-name="Strong_20_Emphasis"><text:span text:style-name="T22">ingénieurs agronomes</text:span></text:span> et <text:span text:style-name="Strong_20_Emphasis"><text:span text:style-name="T22">conseillers</text:span></text:span>, et vise à établir un <text:span text:style-name="Strong_20_Emphasis"><text:span text:style-name="T22">socle méthodologique commun</text:span></text:span> pour l’analyse objective des performances culturales.</text:p>
      <text:p text:style-name="P10"><text:span text:style-name="Strong_20_Emphasis"><text:span text:style-name="T23"/></text:span></text:p>
      <text:p text:style-name="P11"><text:soft-page-break/><text:span text:style-name="Strong_20_Emphasis"><text:span text:style-name="T21">Table of Contents</text:span></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6392_337925500" office:name="Objectif du document" text:style-name="Index_20_Link" text:visited-style-name="Index_20_Link"><text:s/>1 Objectif du document<text:tab/>4</text:a></text:p>
          <text:p text:style-name="P12"><text:a xlink:type="simple" xlink:href="#__RefHeading___Toc6394_337925500" office:name="Rôle et périmètre du CIF" text:style-name="Index_20_Link" text:visited-style-name="Index_20_Link"><text:s/>2 Rôle et périmètre du CIF<text:tab/>5</text:a></text:p>
          <text:p text:style-name="P13"><text:a xlink:type="simple" xlink:href="#__RefHeading___Toc6396_337925500" office:name="Ce que le CIF 3.0 capture" text:style-name="Index_20_Link" text:visited-style-name="Index_20_Link"><text:s/>2.1 Ce que le CIF 3.0 capture<text:tab/>5</text:a></text:p>
          <text:p text:style-name="P13"><text:a xlink:type="simple" xlink:href="#__RefHeading___Toc6408_337925500" office:name="Ce que le CIF ne capture pas" text:style-name="Index_20_Link" text:visited-style-name="Index_20_Link"><text:s/>2.2 Ce que le CIF ne capture pas<text:tab/>7</text:a></text:p>
          <text:p text:style-name="P13"><text:a xlink:type="simple" xlink:href="#__RefHeading___Toc6410_337925500" office:name="Rôle du CIF dans le système CompaniX" text:style-name="Index_20_Link" text:visited-style-name="Index_20_Link"><text:s/>2.3 Rôle du CIF dans le système CompaniX<text:tab/>7</text:a></text:p>
          <text:p text:style-name="P12"><text:a xlink:type="simple" xlink:href="#__RefHeading___Toc6412_337925500" office:name="Structure générale du JSON CIF" text:style-name="Index_20_Link" text:visited-style-name="Index_20_Link"><text:s/>3 Structure générale du JSON CIF<text:tab/>8</text:a></text:p>
          <text:p text:style-name="P13"><text:a xlink:type="simple" xlink:href="#__RefHeading___Toc6414_337925500" office:name="Stades physiologiques" text:style-name="Index_20_Link" text:visited-style-name="Index_20_Link"><text:s/>3.1 Stades physiologiques<text:tab/>8</text:a></text:p>
          <text:p text:style-name="P13"><text:a xlink:type="simple" xlink:href="#__RefHeading___Toc6418_337925500" office:name="Invariants du sol" text:style-name="Index_20_Link" text:visited-style-name="Index_20_Link"><text:s/>3.2 Invariants du sol<text:tab/>8</text:a></text:p>
          <text:p text:style-name="P13"><text:a xlink:type="simple" xlink:href="#__RefHeading___Toc6420_337925500" office:name="Invariants climatiques" text:style-name="Index_20_Link" text:visited-style-name="Index_20_Link"><text:s/>3.3 Invariants climatiques<text:tab/>8</text:a></text:p>
          <text:p text:style-name="P13"><text:a xlink:type="simple" xlink:href="#__RefHeading___Toc6422_337925500" office:name="Invariants de variabilité" text:style-name="Index_20_Link" text:visited-style-name="Index_20_Link"><text:s/>3.4 Invariants de variabilité<text:tab/>9</text:a></text:p>
          <text:p text:style-name="P13"><text:a xlink:type="simple" xlink:href="#__RefHeading___Toc6424_337925500" office:name="Invariants de stress biotique" text:style-name="Index_20_Link" text:visited-style-name="Index_20_Link"><text:s/>3.5 Invariants de stress biotique<text:tab/>9</text:a></text:p>
          <text:p text:style-name="P13"><text:a xlink:type="simple" xlink:href="#__RefHeading___Toc6426_337925500" office:name="Invariants de conduite" text:style-name="Index_20_Link" text:visited-style-name="Index_20_Link"><text:s/>3.6 Invariants de conduite<text:tab/>9</text:a></text:p>
          <text:p text:style-name="P13"><text:a xlink:type="simple" xlink:href="#__RefHeading___Toc6428_337925500" office:name="Complétude" text:style-name="Index_20_Link" text:visited-style-name="Index_20_Link"><text:s/>3.7 Complétude<text:tab/>9</text:a></text:p>
          <text:p text:style-name="P13"><text:a xlink:type="simple" xlink:href="#__RefHeading___Toc6430_337925500" office:name="Précédent cultural" text:style-name="Index_20_Link" text:visited-style-name="Index_20_Link"><text:s/>3.8 Précédent cultural<text:tab/>10</text:a></text:p>
          <text:p text:style-name="P13"><text:a xlink:type="simple" xlink:href="#__RefHeading___Toc6432_337925500" office:name="Irrigation" text:style-name="Index_20_Link" text:visited-style-name="Index_20_Link"><text:s/>3.9 Irrigation<text:tab/>10</text:a></text:p>
          <text:p text:style-name="P12"><text:a xlink:type="simple" xlink:href="#__RefHeading___Toc6434_337925500" office:name="Pourquoi le CIF constitue une avancée majeure" text:style-name="Index_20_Link" text:visited-style-name="Index_20_Link"><text:s/>4 Pourquoi le CIF constitue une avancée majeure<text:tab/>11</text:a></text:p>
          <text:p text:style-name="P12"><text:a xlink:type="simple" xlink:href="#__RefHeading___Toc6436_337925500" office:name="Intérêt du CIF pour les agriculteurs" text:style-name="Index_20_Link" text:visited-style-name="Index_20_Link"><text:s/>5 Intérêt du CIF pour les agriculteurs<text:tab/>12</text:a></text:p>
          <text:p text:style-name="P12"><text:a xlink:type="simple" xlink:href="#__RefHeading___Toc6438_337925500" office:name="Intérêt du CIF pour les agronomes" text:style-name="Index_20_Link" text:visited-style-name="Index_20_Link"><text:s/>6 Intérêt du CIF pour les agronomes<text:tab/>13</text:a></text:p>
          <text:p text:style-name="P12"><text:a xlink:type="simple" xlink:href="#__RefHeading___Toc6440_337925500" office:name="Intérêt du CIF pour les autorités agricoles" text:style-name="Index_20_Link" text:visited-style-name="Index_20_Link"><text:s/>7 Intérêt du CIF pour les autorités agricoles<text:tab/>14</text:a></text:p>
          <text:p text:style-name="P12"><text:a xlink:type="simple" xlink:href="#__RefHeading___Toc6442_337925500" office:name="Le fondement de la vision" text:style-name="Index_20_Link" text:visited-style-name="Index_20_Link"><text:s/>8 Le fondement de la vision<text:tab/>16</text:a></text:p>
          <text:p text:style-name="P12"><text:a xlink:type="simple" xlink:href="#__RefHeading___Toc8427_337925500" office:name="La vision" text:style-name="Index_20_Link" text:visited-style-name="Index_20_Link"><text:s/>9 La vision<text:tab/>17</text:a></text:p>
          <text:p text:style-name="P12"><text:a xlink:type="simple" xlink:href="#__RefHeading___Toc8429_337925500" office:name="Vers un Protocole Global de Standardisation Agricole" text:style-name="Index_20_Link" text:visited-style-name="Index_20_Link"><text:s/>10 Vers un Protocole Global de Standardisation Agricole<text:tab/>18</text:a></text:p>
          <text:p text:style-name="P12"><text:a xlink:type="simple" xlink:href="#__RefHeading___Toc21010_337925500" office:name="Architecture de CompaniX" text:style-name="Index_20_Link" text:visited-style-name="Index_20_Link"><text:s/>11 Architecture de CompaniX<text:tab/>19</text:a></text:p>
          <text:p text:style-name="P12"><text:a xlink:type="simple" xlink:href="#__RefHeading___Toc21012_337925500" office:name="JSON CIF File" text:style-name="Index_20_Link" text:visited-style-name="Index_20_Link"><text:s/>12 JSON CIF File<text:tab/>20</text:a></text:p>
          <text:p text:style-name="P12"><text:a xlink:type="simple" xlink:href="#__RefHeading___Toc23190_668124403" office:name="Liste des acronymes utilisés" text:style-name="Index_20_Link" text:visited-style-name="Index_20_Link"><text:s/>13 Liste des acronymes utilisés<text:tab/>29</text:a></text:p>
          <text:p text:style-name="P12"><text:a xlink:type="simple" xlink:href="#__RefHeading___Toc21293_337925500" office:name="Propriété du projet" text:style-name="Index_20_Link" text:visited-style-name="Index_20_Link"><text:s/>14 Propriété du projet<text:tab/>30</text:a></text:p>
        </text:index-body>
      </text:table-of-content>
      <text:p text:style-name="Text_20_body"><text:span text:style-name="Strong_20_Emphasis"><text:span text:style-name="T24"/></text:span></text:p>
      <text:list text:style-name="Numbering_20_123">
        <text:list-header>
          <text:p text:style-name="P14"><text:span text:style-name="Strong_20_Emphasis"/></text:p>
        </text:list-header>
      </text:list>
      <text:p text:style-name="P15"><text:span text:style-name="Strong_20_Emphasis"><text:span text:style-name="T25"/></text:span></text:p>
      <text:list xml:id="list90616868617225" text:continue-numbering="true" text:style-name="Numbering_20_123">
        <text:list-item>
          <text:h text:style-name="P16" text:outline-level="1"><text:bookmark-start text:name="__RefHeading___Toc6392_337925500"/>Objectif du document<text:bookmark-end text:name="__RefHeading___Toc6392_337925500"/></text:h>
        </text:list-item>
      </text:list>
      <text:p text:style-name="Text_20_body"><text:span text:style-name="T26">Ce dossier sollicite une </text:span><text:span text:style-name="Strong_20_Emphasis"><text:span text:style-name="T26">validation agronomique formelle</text:span></text:span><text:span text:style-name="T26"> de la structure JSON CIF – </text:span><text:span text:style-name="Strong_20_Emphasis"><text:span text:style-name="T26">Cycle Invariant File</text:span></text:span><text:span text:style-name="T26">, </text:span><text:span text:style-name="Strong_20_Emphasis"><text:span text:style-name="T26">version 3.0</text:span></text:span><text:span text:style-name="T26">. L’objectif est de confirmer que ce format est </text:span><text:span text:style-name="Strong_20_Emphasis"><text:span text:style-name="T26">scientifiquement fondé</text:span></text:span><text:span text:style-name="T26">, </text:span><text:span text:style-name="Strong_20_Emphasis"><text:span text:style-name="T26">physiologiquement cohérent</text:span></text:span><text:span text:style-name="T26"> et suffisant pour expliquer les </text:span><text:span text:style-name="Strong_20_Emphasis"><text:span text:style-name="T26">différences de rendement</text:span></text:span><text:span text:style-name="T26"> entre des parcelles présentant :</text:span></text:p>
      <text:list text:style-name="L1">
        <text:list-item>
          <text:p text:style-name="P17"><text:span text:style-name="T26">le </text:span><text:span text:style-name="Strong_20_Emphasis"><text:span text:style-name="T26">même type de sol</text:span></text:span><text:span text:style-name="T26">,</text:span></text:p>
        </text:list-item>
        <text:list-item>
          <text:p text:style-name="P17"><text:span text:style-name="T26">le </text:span><text:span text:style-name="Strong_20_Emphasis"><text:span text:style-name="T26">même climat</text:span></text:span><text:span text:style-name="T26">,</text:span></text:p>
        </text:list-item>
        <text:list-item>
          <text:p text:style-name="P17"><text:span text:style-name="T26">la </text:span><text:span text:style-name="Strong_20_Emphasis"><text:span text:style-name="T26">même variété cultivée</text:span></text:span><text:span text:style-name="T26">.</text:span></text:p>
        </text:list-item>
      </text:list>
      <text:p text:style-name="Text_20_body"><text:span text:style-name="T26">Dans ce contexte homogène, le CIF 3.0 doit permettre d’identifier les </text:span><text:span text:style-name="Strong_20_Emphasis"><text:span text:style-name="T26">facteurs réellement responsables</text:span></text:span><text:span text:style-name="T26"> des écarts de performance : </text:span><text:span text:style-name="Strong_20_Emphasis"><text:span text:style-name="T26">gestion</text:span></text:span><text:span text:style-name="T26">, </text:span><text:span text:style-name="Strong_20_Emphasis"><text:span text:style-name="T26">stress</text:span></text:span><text:span text:style-name="T26">, </text:span><text:span text:style-name="Strong_20_Emphasis"><text:span text:style-name="T26">variabilité</text:span></text:span><text:span text:style-name="T26">, </text:span><text:span text:style-name="Strong_20_Emphasis"><text:span text:style-name="T26">dynamique hydrique</text:span></text:span><text:span text:style-name="T26">, </text:span><text:span text:style-name="Strong_20_Emphasis"><text:span text:style-name="T26">pression biotique</text:span></text:span><text:span text:style-name="T26">, ainsi que </text:span><text:span text:style-name="Strong_20_Emphasis"><text:span text:style-name="T26">contraintes physiques ou topographiques</text:span></text:span><text:span text:style-name="T26">.</text:span></text:p>
      <text:p text:style-name="Text_20_body"><text:span text:style-name="T26">Le CIF résume le </text:span><text:span text:style-name="Strong_20_Emphasis"><text:span text:style-name="T26">cycle cultural</text:span></text:span><text:span text:style-name="T26"> via des </text:span><text:span text:style-name="Strong_20_Emphasis"><text:span text:style-name="T26">invariants agronomiques</text:span></text:span><text:span text:style-name="T26"> reflétant les </text:span><text:span text:style-name="Strong_20_Emphasis"><text:span text:style-name="T26">conditions réellement vécues</text:span></text:span><text:span text:style-name="T26"> par la culture, enrichis par des </text:span><text:span text:style-name="Strong_20_Emphasis"><text:span text:style-name="T26">indicateurs de croissance</text:span></text:span><text:span text:style-name="T26"> (</text:span><text:span text:style-name="Strong_20_Emphasis"><text:span text:style-name="T26">growthmetrics</text:span></text:span><text:span text:style-name="T26">) et des </text:span><text:span text:style-name="Strong_20_Emphasis"><text:span text:style-name="T26">blocs de synthèse de rendement et de stress</text:span></text:span><text:span text:style-name="T26">.</text:span></text:p>
      <text:p text:style-name="Text_20_body"><text:span text:style-name="T26">Ce document s’adresse aux </text:span><text:span text:style-name="Strong_20_Emphasis"><text:span text:style-name="T26">coopératives</text:span></text:span><text:span text:style-name="T26">, </text:span><text:span text:style-name="Strong_20_Emphasis"><text:span text:style-name="T26">ingénieurs agronomes</text:span></text:span><text:span text:style-name="T26">, </text:span><text:span text:style-name="Strong_20_Emphasis"><text:span text:style-name="T26">instituts appliqués</text:span></text:span><text:span text:style-name="T26"> et </text:span><text:span text:style-name="Strong_20_Emphasis"><text:span text:style-name="T26">conseillers</text:span></text:span><text:span text:style-name="T26">.</text:span></text:p>
      <text:p text:style-name="P18"/>
      <text:list text:continue-list="list90616868617225" text:style-name="Numbering_20_123">
        <text:list-item>
          <text:h text:style-name="P19" text:outline-level="1"><text:bookmark-start text:name="__RefHeading___Toc6394_337925500"/><text:span text:style-name="T27">Rôle et périmètre du CIF</text:span><text:bookmark-end text:name="__RefHeading___Toc6394_337925500"/></text:h>
        </text:list-item>
      </text:list>
      <text:p text:style-name="Text_20_body"><text:span text:style-name="T26">Le CIF (</text:span><text:span text:style-name="Strong_20_Emphasis"><text:span text:style-name="T26">Cycle Invariant File</text:span></text:span><text:span text:style-name="T26">) constitue le </text:span><text:span text:style-name="Strong_20_Emphasis"><text:span text:style-name="T26">standard documentaire</text:span></text:span><text:span text:style-name="T26"> utilisé par CompaniX pour décrire, de manière </text:span><text:span text:style-name="Strong_20_Emphasis"><text:span text:style-name="T26">structurée et comparable</text:span></text:span><text:span text:style-name="T26">, les </text:span><text:span text:style-name="Strong_20_Emphasis"><text:span text:style-name="T26">conditions agronomiques réellement vécues</text:span></text:span><text:span text:style-name="T26"> par une culture au cours d’un cycle de production.</text:span></text:p>
      <text:p text:style-name="Text_20_body"><text:span text:style-name="T26">Il s’agit d’un fichier </text:span><text:span text:style-name="Strong_20_Emphasis"><text:span text:style-name="T26">factuel</text:span></text:span><text:span text:style-name="T26">, </text:span><text:span text:style-name="Strong_20_Emphasis"><text:span text:style-name="T26">neutre</text:span></text:span><text:span text:style-name="T26"> et </text:span><text:span text:style-name="Strong_20_Emphasis"><text:span text:style-name="T26">opérationnel</text:span></text:span><text:span text:style-name="T26">, conçu pour permettre l’</text:span><text:span text:style-name="Strong_20_Emphasis"><text:span text:style-name="T26">analyse comparative</text:span></text:span><text:span text:style-name="T26"> des performances entre parcelles, entre années et entre environnements.</text:span></text:p>
      <text:p text:style-name="Text_20_body"><text:span text:style-name="T26">Le CIF ne </text:span><text:span text:style-name="Strong_20_Emphasis"><text:span text:style-name="T26">modélise</text:span></text:span><text:span text:style-name="T26"> pas la culture : il </text:span><text:span text:style-name="Strong_20_Emphasis"><text:span text:style-name="T26">documente les invariants</text:span></text:span><text:span text:style-name="T26">, les </text:span><text:span text:style-name="Strong_20_Emphasis"><text:span text:style-name="T26">indicateurs de croissance</text:span></text:span><text:span text:style-name="T26"> et les </text:span><text:span text:style-name="Strong_20_Emphasis"><text:span text:style-name="T26">résumés de rendement</text:span></text:span><text:span text:style-name="T26"> qui influencent directement le </text:span><text:span text:style-name="Strong_20_Emphasis"><text:span text:style-name="T26">rendement observé</text:span></text:span><text:span text:style-name="T26">.</text:span></text:p>
      <text:list xml:id="list90616867929391" text:continue-numbering="true" text:style-name="Numbering_20_123">
        <text:list-item>
          <text:list>
            <text:list-item>
              <text:h text:style-name="P20" text:outline-level="2"><text:bookmark-start text:name="__RefHeading___Toc6396_337925500"/><text:span text:style-name="Strong_20_Emphasis"><text:span text:style-name="T28">Ce que le CIF 3.0 capture</text:span></text:span><text:bookmark-end text:name="__RefHeading___Toc6396_337925500"/></text:h>
            </text:list-item>
          </text:list>
        </text:list-item>
      </text:list>
      <text:p text:style-name="Text_20_body"><text:span text:style-name="T26">Le CIF 3.0 capture les informations agronomiques </text:span><text:span text:style-name="Strong_20_Emphasis"><text:span text:style-name="T26">invariantes et dérivées</text:span></text:span><text:span text:style-name="T26">, c’est‑à‑dire les facteurs :</text:span></text:p>
      <text:list text:style-name="L2">
        <text:list-item>
          <text:p text:style-name="P21"><text:span text:style-name="Strong_20_Emphasis"><text:span text:style-name="T26">mesurables</text:span></text:span><text:span text:style-name="T26">,</text:span></text:p>
        </text:list-item>
        <text:list-item>
          <text:p text:style-name="P21"><text:span text:style-name="Strong_20_Emphasis"><text:span text:style-name="T26">comparables</text:span></text:span><text:span text:style-name="T26">,</text:span></text:p>
        </text:list-item>
        <text:list-item>
          <text:p text:style-name="P21"><text:span text:style-name="Strong_20_Emphasis"><text:span text:style-name="T26">reproductibles</text:span></text:span><text:span text:style-name="T26">,</text:span></text:p>
        </text:list-item>
        <text:list-item>
          <text:p text:style-name="P21"><text:span text:style-name="T26">et directement liés à la </text:span><text:span text:style-name="Strong_20_Emphasis"><text:span text:style-name="T26">performance de la culture</text:span></text:span><text:span text:style-name="T26">.</text:span></text:p>
        </text:list-item>
      </text:list>
      <text:p text:style-name="P18"/>
      <text:p text:style-name="P18">Ces informations sont organisées :</text:p>
      <text:list text:style-name="L3">
        <text:list-item>
          <text:p text:style-name="P22"><text:span text:style-name="Strong_20_Emphasis"><text:span text:style-name="T26">au niveau du cycle</text:span></text:span><text:span text:style-name="T26"> (identité de la parcelle, culture, variété, </text:span><text:span text:style-name="Strong_20_Emphasis"><text:span text:style-name="T26">variety_traits</text:span></text:span><text:span text:style-name="T26">, </text:span><text:span text:style-name="Strong_20_Emphasis"><text:span text:style-name="T26">soil_analysis</text:span></text:span><text:span text:style-name="T26">, synthèses de rendement),</text:span></text:p>
        </text:list-item>
        <text:list-item>
          <text:p text:style-name="P22"><text:span text:style-name="T26">et </text:span><text:span text:style-name="Strong_20_Emphasis"><text:span text:style-name="T26">par stades physiologiques</text:span></text:span><text:span text:style-name="T26"> (establishment, vegetative, flowering, grain_filling, maturation), chacun décrivant les conditions et interventions clés de la phase.</text:span></text:p>
        </text:list-item>
      </text:list>
      <text:p text:style-name="P23">Le CIF 3.0 inclut notamment :</text:p>
      <text:p text:style-name="P24"><text:span text:style-name="Strong_20_Emphasis"><text:span text:style-name="Strong_20_Emphasis"><text:span text:style-name="T29">a. </text:span></text:span></text:span><text:span text:style-name="Strong_20_Emphasis">Métadonnées de cycle et Climat Global</text:span></text:p>
      <text:list text:style-name="L4">
        <text:list-item>
          <text:p text:style-name="P25"><text:span text:style-name="Strong_20_Emphasis"><text:span text:style-name="T30">cif_version</text:span></text:span><text:span text:style-name="T30">, </text:span><text:span text:style-name="Strong_20_Emphasis"><text:span text:style-name="T30">id_cycle</text:span></text:span><text:span text:style-name="T30">, </text:span><text:span text:style-name="Strong_20_Emphasis"><text:span text:style-name="T30">plot_id</text:span></text:span><text:span text:style-name="T30">, </text:span><text:span text:style-name="Strong_20_Emphasis"><text:span text:style-name="T30">crop</text:span></text:span><text:span text:style-name="T30">, </text:span><text:span text:style-name="Strong_20_Emphasis"><text:span text:style-name="T30">variety</text:span></text:span><text:span text:style-name="T30">, </text:span><text:span text:style-name="Strong_20_Emphasis"><text:span text:style-name="T30">year</text:span></text:span><text:span text:style-name="T30">,</text:span></text:p>
        </text:list-item>
        <text:list-item>
          <text:p text:style-name="P25"><text:span text:style-name="T30">dates de </text:span><text:span text:style-name="Strong_20_Emphasis"><text:span text:style-name="T30">semis</text:span></text:span><text:span text:style-name="T30"> et de </text:span><text:span text:style-name="Strong_20_Emphasis"><text:span text:style-name="T30">récolte</text:span></text:span><text:span text:style-name="T30">.</text:span></text:p>
        </text:list-item>
        <text:list-item>
          <text:p text:style-name="P25"><text:span text:style-name="Strong_20_Emphasis"><text:span text:style-name="T30">season_climate_summary</text:span></text:span><text:span text:style-name="T30"> : un bloc consolidant le climat sur l'ensemble du cycle (cumuls de précipitations, degrés-jours de croissance – GDD, évapotranspiration – ET0), indispensable pour le calcul du bilan hydrique global.</text:span></text:p>
        </text:list-item>
      </text:list>
      <text:p text:style-name="P24"><text:span text:style-name="Strong_20_Emphasis"/></text:p>
      <text:p text:style-name="P24"><text:bookmark-start text:name="__RefHeading___Toc6400_337925500"/><text:span text:style-name="Strong_20_Emphasis"><text:span text:style-name="T31">b. </text:span></text:span><text:span text:style-name="Strong_20_Emphasis">Bloc « variety_traits »</text:span><text:bookmark-end text:name="__RefHeading___Toc6400_337925500"/></text:p>
      <text:p text:style-name="Text_20_body"><text:span text:style-name="T26">Le bloc </text:span><text:span text:style-name="Strong_20_Emphasis"><text:span text:style-name="T26">« variety_traits »</text:span></text:span><text:span text:style-name="T26"> fournit une vue </text:span><text:span text:style-name="Strong_20_Emphasis"><text:span text:style-name="T26">synthétique</text:span></text:span><text:span text:style-name="T26"> des principaux </text:span><text:span text:style-name="Strong_20_Emphasis"><text:span text:style-name="T26">traits variétaux</text:span></text:span><text:span text:style-name="T26"> (par exemple précocité, tolérance à la sécheresse, résistance aux maladies, résistance à la verse). Il aide à distinguer ce </text:span><text:soft-page-break/><text:span text:style-name="T26">qui relève de la </text:span><text:span text:style-name="Strong_20_Emphasis"><text:span text:style-name="T26">génétique</text:span></text:span><text:span text:style-name="T26"> de la variété de ce qui relève de la </text:span><text:span text:style-name="Strong_20_Emphasis"><text:span text:style-name="T26">conduite</text:span></text:span><text:span text:style-name="T26"> ou des </text:span><text:span text:style-name="Strong_20_Emphasis"><text:span text:style-name="T26">conditions de l’année</text:span></text:span><text:span text:style-name="T26">.</text:span></text:p>
      <text:p text:style-name="P24"><text:span text:style-name="Strong_20_Emphasis"/></text:p>
      <text:p text:style-name="P24"><text:bookmark-start text:name="__RefHeading___Toc6402_337925500"/><text:span text:style-name="Strong_20_Emphasis"><text:span text:style-name="T31">c. </text:span></text:span><text:span text:style-name="Strong_20_Emphasis">Bloc « soil_analysis »</text:span><text:bookmark-end text:name="__RefHeading___Toc6402_337925500"/></text:p>
      <text:p text:style-name="Text_20_body"><text:span text:style-name="T26">Le bloc </text:span><text:span text:style-name="Strong_20_Emphasis"><text:span text:style-name="T26">« soil_analysis »</text:span></text:span><text:span text:style-name="T26"> regroupe les informations essentielles issues des </text:span><text:span text:style-name="Strong_20_Emphasis"><text:span text:style-name="T26">analyses de sol de laboratoire</text:span></text:span><text:span text:style-name="T26"> (texture, chimie, macro‑ et micronutriments) sous une forme </text:span><text:span text:style-name="Strong_20_Emphasis"><text:span text:style-name="T26">standardisée</text:span></text:span><text:span text:style-name="T26">. Il permet de replacer chaque cycle cultural dans son </text:span><text:span text:style-name="Strong_20_Emphasis"><text:span text:style-name="T26">contexte pédologique réel</text:span></text:span><text:span text:style-name="T26"> et de comparer des parcelles sur une base de </text:span><text:span text:style-name="Strong_20_Emphasis"><text:span text:style-name="T26">fertilité et de structure de sol objectivée</text:span></text:span><text:span text:style-name="T26">, sans manipuler les rapports de laboratoire bruts.</text:span></text:p>
      <text:p text:style-name="P24"><text:span text:style-name="Strong_20_Emphasis"/></text:p>
      <text:p text:style-name="P24"><text:bookmark-start text:name="__RefHeading___Toc6404_337925500"/><text:span text:style-name="Strong_20_Emphasis"><text:span text:style-name="T31">d. </text:span></text:span><text:span text:style-name="Strong_20_Emphasis">Stades physiologiques – stages[]</text:span><text:bookmark-end text:name="__RefHeading___Toc6404_337925500"/></text:p>
      <text:p text:style-name="P26"><text:span text:style-name="T32">Chaque entrée de </text:span><text:span text:style-name="Source_20_Text"><text:span text:style-name="T32">stages</text:span></text:span><text:span text:style-name="T32"> décrit un </text:span><text:span text:style-name="Strong_20_Emphasis"><text:span text:style-name="T32">stade physiologique</text:span></text:span><text:span text:style-name="T32"> (par ex. </text:span><text:span text:style-name="Strong_20_Emphasis"><text:span text:style-name="T32">establishment</text:span></text:span><text:span text:style-name="T32">, </text:span><text:span text:style-name="Strong_20_Emphasis"><text:span text:style-name="T32">vegetative</text:span></text:span><text:span text:style-name="T32">, </text:span><text:span text:style-name="Strong_20_Emphasis"><text:span text:style-name="T32">flowering</text:span></text:span><text:span text:style-name="T32">, </text:span><text:span text:style-name="Strong_20_Emphasis"><text:span text:style-name="T32">grain_filling</text:span></text:span><text:span text:style-name="T32">, </text:span><text:span text:style-name="Strong_20_Emphasis"><text:span text:style-name="T32">maturation</text:span></text:span><text:span text:style-name="T32">) avec :</text:span></text:p>
      <text:list text:continue-numbering="true" text:style-name="L4">
        <text:list-item>
          <text:p text:style-name="P27"><text:span text:style-name="T33">une </text:span><text:span text:style-name="Strong_20_Emphasis"><text:span text:style-name="T33">période</text:span></text:span><text:span text:style-name="T33"> (</text:span><text:span text:style-name="Source_20_Text"><text:span text:style-name="T33">start_date</text:span></text:span><text:span text:style-name="T33">, </text:span><text:span text:style-name="Source_20_Text"><text:span text:style-name="T33">end_date</text:span></text:span><text:span text:style-name="T33">),</text:span></text:p>
        </text:list-item>
        <text:list-item>
          <text:p text:style-name="P27"><text:span text:style-name="T33">des </text:span><text:span text:style-name="Strong_20_Emphasis"><text:span text:style-name="T33">invariants de sol fonctionnel</text:span></text:span><text:span text:style-name="T33">, de </text:span><text:span text:style-name="Strong_20_Emphasis"><text:span text:style-name="T33">climat local</text:span></text:span><text:span text:style-name="T33"> (incluant des cumuls spécifiques au stade : précipitations, GDD, ET0), de </text:span><text:span text:style-name="Strong_20_Emphasis"><text:span text:style-name="T33">variabilité</text:span></text:span><text:span text:style-name="T33">, de </text:span><text:span text:style-name="Strong_20_Emphasis"><text:span text:style-name="T33">microclimat du couvert</text:span></text:span><text:span text:style-name="T33">,</text:span></text:p>
        </text:list-item>
        <text:list-item>
          <text:p text:style-name="P27"><text:span text:style-name="T33">un bloc </text:span><text:span text:style-name="Strong_20_Emphasis"><text:span text:style-name="T33">« growthmetrics »</text:span></text:span><text:span text:style-name="T33">,</text:span></text:p>
        </text:list-item>
        <text:list-item>
          <text:p text:style-name="P27"><text:span text:style-name="T33">des </text:span><text:span text:style-name="Strong_20_Emphasis"><text:span text:style-name="T33">interventions de conduite</text:span></text:span><text:span text:style-name="T33"> (champ JSON </text:span><text:span text:style-name="Strong_20_Emphasis"><text:span text:style-name="T33">« management »</text:span></text:span><text:span text:style-name="T33">),</text:span></text:p>
        </text:list-item>
        <text:list-item>
          <text:p text:style-name="P27"><text:span text:style-name="T33">et des indices de </text:span><text:span text:style-name="Strong_20_Emphasis"><text:span text:style-name="T33">pathologie</text:span></text:span><text:span text:style-name="T33">.</text:span></text:p>
        </text:list-item>
      </text:list>
      <text:p text:style-name="P28"><text:span text:style-name="T33">Le sous-bloc </text:span><text:span text:style-name="Strong_20_Emphasis"><text:span text:style-name="T33">« growthmetrics »</text:span></text:span><text:span text:style-name="T33"> rassemble quelques </text:span><text:span text:style-name="Strong_20_Emphasis"><text:span text:style-name="T33">indicateurs agrégés de croissance</text:span></text:span><text:span text:style-name="T33"> (LAI, biomasse, indices spectraux, nutrition azotée, etc.) et des </text:span><text:span text:style-name="Strong_20_Emphasis"><text:span text:style-name="T33">seuils de référence</text:span></text:span><text:span text:style-name="T33"> (thresholds). Il permet à l’agronome de </text:span><text:span text:style-name="Strong_20_Emphasis"><text:span text:style-name="T33">visualiser rapidement la dynamique de croissance</text:span></text:span><text:span text:style-name="T33"> par stade et d’identifier les phases où la culture a été </text:span><text:span text:style-name="Strong_20_Emphasis"><text:span text:style-name="T33">en dessous</text:span></text:span><text:span text:style-name="T33"> ou </text:span><text:span text:style-name="Strong_20_Emphasis"><text:span text:style-name="T33">au-dessus</text:span></text:span><text:span text:style-name="T33"> de son potentiel attendu.</text:span></text:p>
      <text:p text:style-name="P28"><text:span text:style-name="T33">Le tableau </text:span><text:span text:style-name="Strong_20_Emphasis"><text:span text:style-name="T33">« management »</text:span></text:span><text:span text:style-name="T33"> au sein de chaque stade liste les </text:span><text:span text:style-name="Strong_20_Emphasis"><text:span text:style-name="T33">interventions de conduite individuelles</text:span></text:span><text:span text:style-name="T33">. Il a été conçu pour unifier tous les types de travaux agronomiques (phytosanitaire, fertilisation, irrigation). Chaque entrée décrit :</text:span></text:p>
      <text:list text:style-name="L5">
        <text:list-item>
          <text:p text:style-name="P29"><text:span text:style-name="Strong_20_Emphasis"><text:span text:style-name="T33">intervention_type</text:span></text:span><text:span text:style-name="T33"> (ex: crop_protection, fertilization, irrigation),</text:span></text:p>
        </text:list-item>
        <text:list-item>
          <text:p text:style-name="P29"><text:span text:style-name="Strong_20_Emphasis"><text:span text:style-name="T33">product_name</text:span></text:span><text:span text:style-name="T33"> et </text:span><text:span text:style-name="Strong_20_Emphasis"><text:span text:style-name="T33">active_substance</text:span></text:span><text:span text:style-name="T33">,</text:span></text:p>
        </text:list-item>
        <text:list-item>
          <text:p text:style-name="P29"><text:span text:style-name="Strong_20_Emphasis"><text:span text:style-name="T33">concentration_value</text:span></text:span><text:span text:style-name="T33"> et </text:span><text:span text:style-name="Strong_20_Emphasis"><text:span text:style-name="T33">concentration_unit</text:span></text:span><text:span text:style-name="T33"> (ex: %, g/l),</text:span></text:p>
        </text:list-item>
        <text:list-item>
          <text:p text:style-name="P29"><text:span text:style-name="Strong_20_Emphasis"><text:span text:style-name="T33">applied_value</text:span></text:span><text:span text:style-name="T33"> et </text:span><text:span text:style-name="Strong_20_Emphasis"><text:span text:style-name="T33">applied_unit</text:span></text:span><text:span text:style-name="T33"> (ex: l/ha, kg N/ha, mm),</text:span></text:p>
        </text:list-item>
        <text:list-item>
          <text:p text:style-name="P30">indices de timing et d’intensité, et objectif du traitement.</text:p>
        </text:list-item>
      </text:list>
      <text:p text:style-name="P28"><text:span text:style-name="T33">Le bloc </text:span><text:span text:style-name="Strong_20_Emphasis"><text:span text:style-name="T33">« pathology »</text:span></text:span><text:span text:style-name="T33"> décrit la </text:span><text:span text:style-name="Strong_20_Emphasis"><text:span text:style-name="T33">pression biotique</text:span></text:span><text:span text:style-name="T33"> et ses effets (pression maladies, dégâts, verse, pression adventices).</text:span></text:p>
      <text:p text:style-name="P24"><text:span text:style-name="Strong_20_Emphasis"/></text:p>
      <text:p text:style-name="P24"><text:bookmark-start text:name="__RefHeading___Toc6406_337925500"/><text:span text:style-name="Strong_20_Emphasis"><text:span text:style-name="T31">e. </text:span></text:span><text:span text:style-name="Strong_20_Emphasis">Blocs de synthèse de rendement – yield_breakdown, yield_summary, yield</text:span><text:bookmark-end text:name="__RefHeading___Toc6406_337925500"/></text:p>
      <text:p text:style-name="P26"><text:span text:style-name="T34">Les blocs </text:span><text:span text:style-name="Strong_20_Emphasis"><text:span text:style-name="T34">« yield_breakdown »</text:span></text:span><text:span text:style-name="T34"> et </text:span><text:span text:style-name="Strong_20_Emphasis"><text:span text:style-name="T34">« yield_summary »</text:span></text:span><text:span text:style-name="T34"> synthétisent :</text:span></text:p>
      <text:list text:style-name="L6">
        <text:list-item>
          <text:p text:style-name="P31"><text:soft-page-break/>le <text:span text:style-name="Strong_20_Emphasis">rendement potentiel</text:span>,</text:p>
        </text:list-item>
        <text:list-item>
          <text:p text:style-name="P31">les <text:span text:style-name="Strong_20_Emphasis">pertes par grands facteurs limitants</text:span> (eau, azote, maladies, gel, adventices, contraintes physiques ou topographiques, autres),</text:p>
        </text:list-item>
        <text:list-item>
          <text:p text:style-name="P31">le <text:span text:style-name="Strong_20_Emphasis">rendement réel</text:span> et l’<text:span text:style-name="Strong_20_Emphasis">écart au potentiel</text:span>,</text:p>
        </text:list-item>
        <text:list-item>
          <text:p text:style-name="P31">ainsi que le <text:span text:style-name="Strong_20_Emphasis">facteur limitant principal</text:span>,</text:p>
        </text:list-item>
        <text:list-item>
          <text:p text:style-name="P31">et les données clés sur la <text:span text:style-name="Strong_20_Emphasis">qualité de la récolte</text:span> (humidité du grain, taux de protéines, poids spécifique, indice de récolte).</text:p>
        </text:list-item>
      </text:list>
      <text:p text:style-name="P28">Ils fournissent une <text:span text:style-name="Strong_20_Emphasis">lecture directe des causes probables du gap de rendement et de la qualité finale</text:span>, sans recalculs, ce qui facilite le <text:span text:style-name="Strong_20_Emphasis">diagnostic agronomique</text:span>, la <text:span text:style-name="Strong_20_Emphasis">priorisation des leviers</text:span> et le <text:span text:style-name="Strong_20_Emphasis">reporting</text:span>.</text:p>
      <text:p text:style-name="P28">Le champ <text:span text:style-name="Strong_20_Emphasis">« yield »</text:span> rappelle de manière simple le <text:span text:style-name="Strong_20_Emphasis">rendement final</text:span> (par exemple en t/ha).</text:p>
      <text:list xml:id="list90618768392520" text:continue-list="list90616867929391" text:style-name="Numbering_20_123">
        <text:list-item>
          <text:list>
            <text:list-item>
              <text:h text:style-name="P20" text:outline-level="2"><text:bookmark-start text:name="__RefHeading___Toc6408_337925500"/><text:span text:style-name="Strong_20_Emphasis">Ce que le CIF ne capture pas</text:span><text:bookmark-end text:name="__RefHeading___Toc6408_337925500"/></text:h>
            </text:list-item>
          </text:list>
        </text:list-item>
      </text:list>
      <text:p text:style-name="Text_20_body"><text:span text:style-name="T26">Le CIF ne contient pas les </text:span><text:span text:style-name="Strong_20_Emphasis"><text:span text:style-name="T26">séries temporelles brutes</text:span></text:span><text:span text:style-name="T26"> (météo, capteurs), mais uniquement les </text:span><text:span text:style-name="Strong_20_Emphasis"><text:span text:style-name="T26">invariants et agrégats agronomiquement pertinents</text:span></text:span><text:span text:style-name="T26"> dérivés de ces données, afin de rester </text:span><text:span text:style-name="Strong_20_Emphasis"><text:span text:style-name="T26">compact</text:span></text:span><text:span text:style-name="T26">, </text:span><text:span text:style-name="Strong_20_Emphasis"><text:span text:style-name="T26">lisible</text:span></text:span><text:span text:style-name="T26"> et </text:span><text:span text:style-name="Strong_20_Emphasis"><text:span text:style-name="T26">directement exploitable</text:span></text:span><text:span text:style-name="T26">.</text:span></text:p>
      <text:p text:style-name="Text_20_body"><text:span text:style-name="T26">Les </text:span><text:span text:style-name="Strong_20_Emphasis"><text:span text:style-name="T26">analyses de sol de laboratoire</text:span></text:span><text:span text:style-name="T26"> sont </text:span><text:span text:style-name="Strong_20_Emphasis"><text:span text:style-name="T26">référencées et structurées</text:span></text:span><text:span text:style-name="T26"> dans le bloc </text:span><text:span text:style-name="Strong_20_Emphasis"><text:span text:style-name="T26">« soil_analysis »</text:span></text:span><text:span text:style-name="T26">, ce qui permet de disposer dans le CIF d’une </text:span><text:span text:style-name="Strong_20_Emphasis"><text:span text:style-name="T26">vue agronomiquement exploitable</text:span></text:span><text:span text:style-name="T26"> des caractéristiques de sol, tandis que les jeux de données complets restent, si nécessaire, dans les systèmes de laboratoire.</text:span></text:p>
      <text:p text:style-name="P18">Cette séparation fonctionnelle garantit :</text:p>
      <text:list text:style-name="L7">
        <text:list-item>
          <text:p text:style-name="P32"><text:span text:style-name="T26">la </text:span><text:span text:style-name="Strong_20_Emphasis"><text:span text:style-name="T26">légèreté</text:span></text:span><text:span text:style-name="T26"> et la </text:span><text:span text:style-name="Strong_20_Emphasis"><text:span text:style-name="T26">lisibilité</text:span></text:span><text:span text:style-name="T26"> du CIF,</text:span></text:p>
        </text:list-item>
        <text:list-item>
          <text:p text:style-name="P32"><text:span text:style-name="T26">la </text:span><text:span text:style-name="Strong_20_Emphasis"><text:span text:style-name="T26">cohérence des comparaisons</text:span></text:span><text:span text:style-name="T26"> entre cycles,</text:span></text:p>
        </text:list-item>
        <text:list-item>
          <text:p text:style-name="P32"><text:span text:style-name="T26">et l’</text:span><text:span text:style-name="Strong_20_Emphasis"><text:span text:style-name="T26">intégrité des données</text:span></text:span><text:span text:style-name="T26"> issues des laboratoires.</text:span></text:p>
        </text:list-item>
      </text:list>
      <text:list xml:id="list90617294841171" text:continue-list="list90618768392520" text:style-name="Numbering_20_123">
        <text:list-item>
          <text:list>
            <text:list-item>
              <text:h text:style-name="P20" text:outline-level="2"><text:bookmark-start text:name="__RefHeading___Toc6410_337925500"/>Rôle du CIF dans le système CompaniX<text:bookmark-end text:name="__RefHeading___Toc6410_337925500"/></text:h>
            </text:list-item>
          </text:list>
        </text:list-item>
      </text:list>
      <text:p text:style-name="Text_20_body"><text:span text:style-name="T26">Le CIF constitue la </text:span><text:span text:style-name="Strong_20_Emphasis"><text:span text:style-name="T26">colonne vertébrale</text:span></text:span><text:span text:style-name="T26"> de l’</text:span><text:span text:style-name="Strong_20_Emphasis"><text:span text:style-name="T26">analyse agronomique</text:span></text:span><text:span text:style-name="T26"> CompaniX. Il permet :</text:span></text:p>
      <text:list text:style-name="L8">
        <text:list-item>
          <text:p text:style-name="P33"><text:span text:style-name="T26">la </text:span><text:span text:style-name="Strong_20_Emphasis"><text:span text:style-name="T26">comparaison rigoureuse</text:span></text:span><text:span text:style-name="T26"> entre cycles,</text:span></text:p>
        </text:list-item>
        <text:list-item>
          <text:p text:style-name="P33"><text:span text:style-name="T26">l’</text:span><text:span text:style-name="Strong_20_Emphasis"><text:span text:style-name="T26">identification des facteurs explicatifs</text:span></text:span><text:span text:style-name="T26"> des écarts de rendement,</text:span></text:p>
        </text:list-item>
        <text:list-item>
          <text:p text:style-name="P33"><text:span text:style-name="T26">la </text:span><text:span text:style-name="Strong_20_Emphasis"><text:span text:style-name="T26">mise en relation</text:span></text:span><text:span text:style-name="T26"> des interventions, des conditions vécues et du résultat final,</text:span></text:p>
        </text:list-item>
        <text:list-item>
          <text:p text:style-name="P33"><text:span text:style-name="T26">la construction d’un </text:span><text:span text:style-name="Strong_20_Emphasis"><text:span text:style-name="T26">historique multi‑années cohérent</text:span></text:span><text:span text:style-name="T26">.</text:span></text:p>
        </text:list-item>
      </text:list>
      <text:p text:style-name="P18"/>
      <text:p text:style-name="Text_20_body"><text:span text:style-name="T26">Le CIF est un </text:span><text:span text:style-name="Strong_20_Emphasis"><text:span text:style-name="T26">standard ouvert</text:span></text:span><text:span text:style-name="T26">, conçu pour être </text:span><text:span text:style-name="Strong_20_Emphasis"><text:span text:style-name="T26">simple à renseigner</text:span></text:span><text:span text:style-name="T26">, </text:span><text:span text:style-name="Strong_20_Emphasis"><text:span text:style-name="T26">robuste à analyser</text:span></text:span><text:span text:style-name="T26"> et </text:span><text:span text:style-name="Strong_20_Emphasis"><text:span text:style-name="T26">universellement applicable</text:span></text:span><text:span text:style-name="T26">.</text:span></text:p>
      <text:list xml:id="list90618020706181" text:continue-list="list90617294841171" text:style-name="Numbering_20_123">
        <text:list-item>
          <text:h text:style-name="P34" text:outline-level="1"><text:bookmark-start text:name="__RefHeading___Toc6412_337925500"/><text:soft-page-break/><text:span text:style-name="T27">Structure générale du JSON CIF</text:span><text:bookmark-end text:name="__RefHeading___Toc6412_337925500"/></text:h>
        </text:list-item>
      </text:list>
      <text:p text:style-name="Text_20_body"><text:span text:style-name="T26">Le JSON CIF décrit un </text:span><text:span text:style-name="Strong_20_Emphasis"><text:span text:style-name="T26">cycle cultural</text:span></text:span><text:span text:style-name="T26"> à travers :</text:span></text:p>
      <text:list text:style-name="L9">
        <text:list-item>
          <text:p text:style-name="P35"><text:span text:style-name="T26">des </text:span><text:span text:style-name="Strong_20_Emphasis"><text:span text:style-name="T26">métadonnées de cycle</text:span></text:span><text:span text:style-name="T26"> (parcelle, culture, variété, année, dates de semis et de récolte, version),</text:span></text:p>
        </text:list-item>
        <text:list-item>
          <text:p text:style-name="P35"><text:span text:style-name="T26">des blocs </text:span><text:span text:style-name="Strong_20_Emphasis"><text:span text:style-name="T26">« variety_traits »</text:span></text:span><text:span text:style-name="T26"> et </text:span><text:span text:style-name="Strong_20_Emphasis"><text:span text:style-name="T26">« soil_analysis »</text:span></text:span><text:span text:style-name="T26">,</text:span></text:p>
        </text:list-item>
        <text:list-item>
          <text:p text:style-name="P35"><text:span text:style-name="T26">une liste de </text:span><text:span text:style-name="Strong_20_Emphasis"><text:span text:style-name="T26">stades physiologiques</text:span></text:span><text:span text:style-name="T26"> (</text:span><text:span text:style-name="Source_20_Text"><text:span text:style-name="T26">stages[]</text:span></text:span><text:span text:style-name="T26">) avec leurs invariants, growthmetrics et interventions,</text:span></text:p>
        </text:list-item>
        <text:list-item>
          <text:p text:style-name="P35"><text:span text:style-name="T26">des blocs de </text:span><text:span text:style-name="Strong_20_Emphasis"><text:span text:style-name="T26">synthèse de rendement</text:span></text:span><text:span text:style-name="T26"> (</text:span><text:span text:style-name="Source_20_Text"><text:span text:style-name="T26">yield_breakdown</text:span></text:span><text:span text:style-name="T26">, </text:span><text:span text:style-name="Source_20_Text"><text:span text:style-name="T26">yield_summary</text:span></text:span><text:span text:style-name="T26">, </text:span><text:span text:style-name="Source_20_Text"><text:span text:style-name="T26">yield</text:span></text:span><text:span text:style-name="T26">).</text:span></text:p>
        </text:list-item>
      </text:list>
      <text:p text:style-name="Text_20_body"><text:span text:style-name="T26">La structure est volontairement </text:span><text:span text:style-name="Strong_20_Emphasis"><text:span text:style-name="T26">simple</text:span></text:span><text:span text:style-name="T26">, </text:span><text:span text:style-name="Strong_20_Emphasis"><text:span text:style-name="T26">physiologique</text:span></text:span><text:span text:style-name="T26"> et </text:span><text:span text:style-name="Strong_20_Emphasis"><text:span text:style-name="T26">comparable</text:span></text:span><text:span text:style-name="T26"> entre parcelles et campagnes.</text:span></text:p>
      <text:list xml:id="list90618434592407" text:continue-list="list90618020706181" text:style-name="Numbering_20_123">
        <text:list-item>
          <text:list>
            <text:list-item>
              <text:h text:style-name="P20" text:outline-level="2"><text:bookmark-start text:name="__RefHeading___Toc6414_337925500"/><text:span text:style-name="Strong_20_Emphasis"><text:span text:style-name="T27">Stades physiologiques</text:span></text:span><text:bookmark-end text:name="__RefHeading___Toc6414_337925500"/></text:h>
            </text:list-item>
          </text:list>
        </text:list-item>
      </text:list>
      <text:p text:style-name="Text_20_body"><text:span text:style-name="T26">Les stades utilisés sont </text:span><text:span text:style-name="Strong_20_Emphasis"><text:span text:style-name="T26">standards</text:span></text:span><text:span text:style-name="T26"> et </text:span><text:span text:style-name="Strong_20_Emphasis"><text:span text:style-name="T26">pertinents</text:span></text:span><text:span text:style-name="T26"> :</text:span></text:p>
      <text:list text:style-name="L10">
        <text:list-item>
          <text:p text:style-name="P36"><text:span text:style-name="Strong_20_Emphasis"><text:span text:style-name="T26">Establishment</text:span></text:span><text:span text:style-name="T26"> — implantation / levée,</text:span></text:p>
        </text:list-item>
        <text:list-item>
          <text:p text:style-name="P36"><text:span text:style-name="Strong_20_Emphasis"><text:span text:style-name="T26">Vegetative</text:span></text:span><text:span text:style-name="T26"> — accumulation de biomasse,</text:span></text:p>
        </text:list-item>
        <text:list-item>
          <text:p text:style-name="P36"><text:span text:style-name="Strong_20_Emphasis"><text:span text:style-name="T26">Flowering</text:span></text:span><text:span text:style-name="T26"> — initiation reproductive,</text:span></text:p>
        </text:list-item>
        <text:list-item>
          <text:p text:style-name="P36"><text:span text:style-name="Strong_20_Emphasis"><text:span text:style-name="T26">Grain_filling</text:span></text:span><text:span text:style-name="T26"> — remplissage du grain,</text:span></text:p>
        </text:list-item>
        <text:list-item>
          <text:p text:style-name="P36"><text:span text:style-name="Strong_20_Emphasis"><text:span text:style-name="T26">Maturation</text:span></text:span><text:span text:style-name="T26"> — sénescence et préparation à la récolte.</text:span></text:p>
        </text:list-item>
      </text:list>
      <text:p text:style-name="P18"/>
      <text:p text:style-name="Text_20_body"><text:span text:style-name="T26"><text:tab/>→ Cohérents avec la </text:span><text:span text:style-name="Strong_20_Emphasis"><text:span text:style-name="T26">physiologie</text:span></text:span><text:span text:style-name="T26"> et adaptés à l’</text:span><text:span text:style-name="Strong_20_Emphasis"><text:span text:style-name="T26">agrégation des signaux</text:span></text:span><text:span text:style-name="T26">.</text:span></text:p>
      <text:list text:continue-list="list90618434592407" text:style-name="Numbering_20_123">
        <text:list-item>
          <text:list>
            <text:list-item>
              <text:h text:style-name="P20" text:outline-level="2"><text:bookmark-start text:name="__RefHeading___Toc6418_337925500"/><text:span text:style-name="Strong_20_Emphasis">Invariants du sol</text:span><text:bookmark-end text:name="__RefHeading___Toc6418_337925500"/></text:h>
            </text:list-item>
          </text:list>
        </text:list-item>
      </text:list>
      <text:p text:style-name="P37">Inclut : humidité min/amplitude, température min/amplitude, variabilité EC, compaction, microtopographie.<text:line-break/>Déterminants de : enracinement, disponibilité en eau, nutrition, résilience, hétérogénéité.</text:p>
      <text:p text:style-name="P37"/>
      <text:p text:style-name="P38"><text:tab/>→ Ensemble complet pour expliquer les effets pédologiques sur le rendement.</text:p>
      <text:list text:continue-numbering="true" text:style-name="Numbering_20_123">
        <text:list-item>
          <text:list>
            <text:list-item>
              <text:h text:style-name="P20" text:outline-level="2"><text:bookmark text:name="invariants-climatiques"/><text:bookmark-start text:name="__RefHeading___Toc6420_337925500"/>Invariants climatiques<text:bookmark-end text:name="__RefHeading___Toc6420_337925500"/></text:h>
            </text:list-item>
          </text:list>
        </text:list-item>
      </text:list>
      <text:p text:style-name="P37">Inclut : températures min/max, humidité, VPD, jours de chaleur, jours de gel.<text:line-break/>Impacte : phénologie, stress, maladies, biomasse, remplissage.</text:p>
      <text:p text:style-name="P39"/>
      <text:p text:style-name="P39"><text:tab/>→ Variables climatiques essentielles, sans redondance.</text:p>
      <text:p text:style-name="P37"><text:soft-page-break/></text:p>
      <text:list text:continue-numbering="true" text:style-name="Numbering_20_123">
        <text:list-item>
          <text:list>
            <text:list-item>
              <text:h text:style-name="P40" text:outline-level="2"><text:bookmark-start text:name="__RefHeading___Toc6422_337925500"/>Invariants de variabilité<text:bookmark-end text:name="__RefHeading___Toc6422_337925500"/></text:h>
            </text:list-item>
          </text:list>
        </text:list-item>
      </text:list>
      <text:p text:style-name="P37">Inclut : CV humidité, CV température, CV EC, indices d’uniformité.<text:line-break/>Influence : levée, tallage, propagation des maladies, homogénéité de maturité, récoltabilité.</text:p>
      <text:p text:style-name="P37"/>
      <text:p text:style-name="P39"><text:tab/>→ Représentation correcte de la variabilité spatiale.</text:p>
      <text:list text:continue-numbering="true" text:style-name="Numbering_20_123">
        <text:list-item>
          <text:list>
            <text:list-item>
              <text:h text:style-name="P20" text:outline-level="2"><text:bookmark-start text:name="__RefHeading___Toc6424_337925500"/><text:span text:style-name="T35">I</text:span>nvariants de stress biotique<text:bookmark-end text:name="__RefHeading___Toc6424_337925500"/></text:h>
            </text:list-item>
          </text:list>
        </text:list-item>
      </text:list>
      <text:p text:style-name="P37">Inclut : pression maladies, dégâts maladies, verse, pression adventices.</text:p>
      <text:p text:style-name="P41"/>
      <text:p text:style-name="P41"><text:tab/>→ Principaux facteurs biotiques de réduction du rendement.</text:p>
      <text:list xml:id="list90617581549781" text:continue-numbering="true" text:style-name="Numbering_20_123">
        <text:list-item>
          <text:list>
            <text:list-item>
              <text:h text:style-name="P20" text:outline-level="2"><text:bookmark-start text:name="__RefHeading___Toc6426_337925500"/>Invariants de conduite<text:bookmark-end text:name="__RefHeading___Toc6426_337925500"/></text:h>
            </text:list-item>
          </text:list>
        </text:list-item>
      </text:list>
      <text:p text:style-name="P37">La conduite est représentée sous la forme d’une liste d’interventions individuelles, chacune décrivant :</text:p>
      <text:list text:style-name="L11">
        <text:list-item>
          <text:p text:style-name="P42">produit,</text:p>
        </text:list-item>
        <text:list-item>
          <text:p text:style-name="P42">date,</text:p>
        </text:list-item>
        <text:list-item>
          <text:p text:style-name="P42">dose,</text:p>
        </text:list-item>
        <text:list-item>
          <text:p text:style-name="P42">substance active,</text:p>
        </text:list-item>
        <text:list-item>
          <text:p text:style-name="P42">mode d’action,</text:p>
        </text:list-item>
        <text:list-item>
          <text:p text:style-name="P42">formulation,</text:p>
        </text:list-item>
        <text:list-item>
          <text:p text:style-name="P42">concentration,</text:p>
        </text:list-item>
        <text:list-item>
          <text:p text:style-name="P42">timing index,</text:p>
        </text:list-item>
        <text:list-item>
          <text:p text:style-name="P42">intensity index,</text:p>
        </text:list-item>
        <text:list-item>
          <text:p text:style-name="P42">objectif du traitement.</text:p>
        </text:list-item>
      </text:list>
      <text:p text:style-name="P37"/>
      <text:p text:style-name="P38"><text:tab/>→ Cette structure est précise, explicative et fidèle à la réalité agronomique.</text:p>
      <text:list xml:id="list90617096784545" text:continue-list="list90617581549781" text:style-name="Numbering_20_123">
        <text:list-item>
          <text:list>
            <text:list-item>
              <text:h text:style-name="P20" text:outline-level="2"><text:bookmark-start text:name="__RefHeading___Toc6428_337925500"/><text:span text:style-name="T36">C</text:span>omplétude<text:bookmark-end text:name="__RefHeading___Toc6428_337925500"/></text:h>
            </text:list-item>
          </text:list>
        </text:list-item>
      </text:list>
      <text:p text:style-name="P37">Les cinq familles de déterminants du rendement sont couvertes :</text:p>
      <text:list text:style-name="L12">
        <text:list-item>
          <text:p text:style-name="P43"><text:soft-page-break/>Sol</text:p>
        </text:list-item>
        <text:list-item>
          <text:p text:style-name="P43">Climat</text:p>
        </text:list-item>
        <text:list-item>
          <text:p text:style-name="P43">Variabilité</text:p>
        </text:list-item>
        <text:list-item>
          <text:p text:style-name="P43">Stress biotiques</text:p>
        </text:list-item>
        <text:list-item>
          <text:p text:style-name="P43">Conduite (nouveau format multi‑interventions)</text:p>
        </text:list-item>
      </text:list>
      <text:p text:style-name="P38"/>
      <text:p text:style-name="P38"><text:tab/>→ Aucun déterminant critique manquant.<text:line-break/><text:tab/>→ Structure adaptée à l’analyse du cycle complet.</text:p>
      <text:list text:continue-list="list90617096784545" text:style-name="Numbering_20_123">
        <text:list-item>
          <text:list>
            <text:list-item>
              <text:h text:style-name="P20" text:outline-level="2"><text:bookmark-start text:name="__RefHeading___Toc6430_337925500"/><text:span text:style-name="Strong_20_Emphasis">Précédent cultural</text:span><text:bookmark-end text:name="__RefHeading___Toc6430_337925500"/></text:h>
            </text:list-item>
          </text:list>
        </text:list-item>
      </text:list>
      <text:p text:style-name="P28">Représenté par le <text:span text:style-name="Strong_20_Emphasis">CIF N-1</text:span>, qui capture : <text:span text:style-name="Strong_20_Emphasis">dynamique hydrique</text:span>, <text:span text:style-name="Strong_20_Emphasis">compaction</text:span>, <text:span text:style-name="Strong_20_Emphasis">fertilité résiduelle</text:span>, <text:span text:style-name="Strong_20_Emphasis">maladies</text:span>, <text:span text:style-name="Strong_20_Emphasis">adventices</text:span>, <text:span text:style-name="Strong_20_Emphasis">variabilité</text:span>, <text:span text:style-name="Strong_20_Emphasis">stress par stade</text:span>, <text:span text:style-name="Strong_20_Emphasis">qualité d’implantation</text:span>.</text:p>
      <text:list text:continue-numbering="true" text:style-name="Numbering_20_123">
        <text:list-item>
          <text:list>
            <text:list-item>
              <text:h text:style-name="P20" text:outline-level="2"><text:bookmark-start text:name="__RefHeading___Toc6432_337925500"/><text:span text:style-name="Strong_20_Emphasis">Irrigation</text:span><text:bookmark-end text:name="__RefHeading___Toc6432_337925500"/></text:h>
            </text:list-item>
          </text:list>
        </text:list-item>
      </text:list>
      <text:p text:style-name="P44"><text:span text:style-name="T37">L'irrigation n'est pas qu'une mention "oui/non". Les conditions hydriques réelles vécues par la plante sont mesurées via les données de sol fonctionnel (humidité, stress) et le bilan climatique global (ET0, précipitations).</text:span></text:p>
      <text:p text:style-name="P44"/>
      <text:p text:style-name="P45"><text:span text:style-name="T33">Si un apport d'eau artificiel est effectué, il est tracé comme une intervention spécifique dans le bloc de conduite </text:span><text:span text:style-name="Strong_20_Emphasis"><text:span text:style-name="T33">« management »</text:span></text:span><text:span text:style-name="T33"> de l'étape concernée (type : </text:span><text:span text:style-name="Emphasis"><text:span text:style-name="T33">irrigation</text:span></text:span><text:span text:style-name="T33">, dose appliquée en </text:span><text:span text:style-name="Emphasis"><text:span text:style-name="T33">mm</text:span></text:span><text:span text:style-name="T33">).</text:span></text:p>
      <text:p text:style-name="P46"/>
      <text:p text:style-name="P47"/>
      <text:p text:style-name="P48">→ L'irrigation devient ainsi un acte de conduite mesurable, rattachable directement à la réaction physiologique de la plante durant le stade concerné.</text:p>
      <text:p text:style-name="P49"/>
      <text:list xml:id="list90618073434376" text:continue-numbering="true" text:style-name="Numbering_20_123">
        <text:list-item>
          <text:h text:style-name="P50" text:outline-level="1"><text:bookmark text:name="16-pourquoi-le-cif-constitue-une-avance-majeure"/><text:bookmark-start text:name="__RefHeading___Toc6434_337925500"/>Pourquoi le CIF constitue une avancée majeure<text:bookmark-end text:name="__RefHeading___Toc6434_337925500"/></text:h>
        </text:list-item>
      </text:list>
      <text:p text:style-name="Text_20_body"><text:span text:style-name="T26">Le </text:span><text:span text:style-name="Strong_20_Emphasis"><text:span text:style-name="T26">CIF – Cycle Invariant File</text:span></text:span><text:span text:style-name="T26"> représente une </text:span><text:span text:style-name="Strong_20_Emphasis"><text:span text:style-name="T26">évolution structurante</text:span></text:span><text:span text:style-name="T26"> dans la manière de </text:span><text:span text:style-name="Strong_20_Emphasis"><text:span text:style-name="T26">documenter</text:span></text:span><text:span text:style-name="T26">, </text:span><text:span text:style-name="Strong_20_Emphasis"><text:span text:style-name="T26">analyser</text:span></text:span><text:span text:style-name="T26"> et </text:span><text:span text:style-name="Strong_20_Emphasis"><text:span text:style-name="T26">valoriser</text:span></text:span><text:span text:style-name="T26"> un cycle cultural.</text:span></text:p>
      <text:p text:style-name="Text_20_body"><text:span text:style-name="T26">Il transforme la </text:span><text:span text:style-name="Strong_20_Emphasis"><text:span text:style-name="T26">traçabilité agricole</text:span></text:span><text:span text:style-name="T26"> — saisie </text:span><text:span text:style-name="Strong_20_Emphasis"><text:span text:style-name="T26">une seule fois</text:span></text:span><text:span text:style-name="T26"> par l’exploitant — en un ensemble de </text:span><text:span text:style-name="Strong_20_Emphasis"><text:span text:style-name="T26">données enrichies</text:span></text:span><text:span text:style-name="T26">, </text:span><text:span text:style-name="Strong_20_Emphasis"><text:span text:style-name="T26">scientifiquement exploitables</text:span></text:span><text:span text:style-name="T26"> et </text:span><text:span text:style-name="Strong_20_Emphasis"><text:span text:style-name="T26">institutionnellement robustes</text:span></text:span><text:span text:style-name="T26">.</text:span></text:p>
      <text:p text:style-name="P18"/>
      <text:p text:style-name="P18">Le CIF convertit ainsi :</text:p>
      <text:list text:style-name="L13">
        <text:list-item>
          <text:p text:style-name="P51"><text:span text:style-name="T26">la </text:span><text:span text:style-name="Strong_20_Emphasis"><text:span text:style-name="T26">traçabilité obligatoire</text:span></text:span><text:span text:style-name="T26">,</text:span></text:p>
        </text:list-item>
        <text:list-item>
          <text:p text:style-name="P51"><text:span text:style-name="T26">en </text:span><text:span text:style-name="Strong_20_Emphasis"><text:span text:style-name="T26">données enrichies</text:span></text:span><text:span text:style-name="T26"> (substances actives, modes d’action, indices physiologiques),</text:span></text:p>
        </text:list-item>
        <text:list-item>
          <text:p text:style-name="P51"><text:span text:style-name="T26">en </text:span><text:span text:style-name="Strong_20_Emphasis"><text:span text:style-name="T26">analyse agronomique structurée</text:span></text:span><text:span text:style-name="T26">, organisée par stades,</text:span></text:p>
        </text:list-item>
        <text:list-item>
          <text:p text:style-name="P51"><text:span text:style-name="T26">en </text:span><text:span text:style-name="Strong_20_Emphasis"><text:span text:style-name="T26">comparaison multi‑parcelles</text:span></text:span><text:span text:style-name="T26">, rigoureuse et reproductible,</text:span></text:p>
        </text:list-item>
        <text:list-item>
          <text:p text:style-name="P51"><text:span text:style-name="T26">en </text:span><text:span text:style-name="Strong_20_Emphasis"><text:span text:style-name="T26">reporting officiel</text:span></text:span><text:span text:style-name="T26">, conforme aux exigences réglementaires,</text:span></text:p>
        </text:list-item>
        <text:list-item>
          <text:p text:style-name="P51"><text:span text:style-name="T26">en </text:span><text:span text:style-name="Strong_20_Emphasis"><text:span text:style-name="T26">pilotage stratégique</text:span></text:span><text:span text:style-name="T26">, permettant d’améliorer la performance et la résilience.</text:span></text:p>
        </text:list-item>
      </text:list>
      <text:p text:style-name="P18"/>
      <text:p text:style-name="Text_20_body"><text:span text:style-name="T26">Avec les blocs </text:span><text:span text:style-name="Strong_20_Emphasis"><text:span text:style-name="T26">« soil_analysis »</text:span></text:span><text:span text:style-name="T26">, </text:span><text:span text:style-name="Strong_20_Emphasis"><text:span text:style-name="T26">« variety_traits »</text:span></text:span><text:span text:style-name="T26">, </text:span><text:span text:style-name="Strong_20_Emphasis"><text:span text:style-name="T26">« growthmetrics »</text:span></text:span><text:span text:style-name="T26"> et *</text:span><text:span text:style-name="Emphasis"><text:span text:style-name="T26">« yield_</text:span></text:span><text:span text:style-name="T26"> »**, le CIF 3.0 ne se contente plus de décrire les conditions vécues par la culture ; il offre une </text:span><text:span text:style-name="Strong_20_Emphasis"><text:span text:style-name="T26">lecture structurée des facteurs limitants du rendement</text:span></text:span><text:span text:style-name="T26">, directement exploitable pour le </text:span><text:span text:style-name="Strong_20_Emphasis"><text:span text:style-name="T26">diagnostic agronomique</text:span></text:span><text:span text:style-name="T26">, la </text:span><text:span text:style-name="Strong_20_Emphasis"><text:span text:style-name="T26">recherche de leviers</text:span></text:span><text:span text:style-name="T26"> et le </text:span><text:span text:style-name="Strong_20_Emphasis"><text:span text:style-name="T26">reporting institutionnel</text:span></text:span><text:span text:style-name="T26">.</text:span></text:p>
      <text:p text:style-name="P18"/>
      <text:list xml:id="list90618721593253" text:continue-list="list90618073434376" text:style-name="Numbering_20_123">
        <text:list-item>
          <text:h text:style-name="P52" text:outline-level="1"><text:bookmark-start text:name="__RefHeading___Toc6436_337925500"/><text:span text:style-name="Strong_20_Emphasis"><text:span text:style-name="T38">I</text:span></text:span><text:span text:style-name="Strong_20_Emphasis"><text:span text:style-name="T27">ntérêt du CIF pour les agriculteurs</text:span></text:span><text:bookmark-end text:name="__RefHeading___Toc6436_337925500"/></text:h>
        </text:list-item>
      </text:list>
      <text:p text:style-name="P53">Le CIF peut devenir l’unique endroit où l’agriculteur saisit sa traçabilité d’exploitation. Une seule saisie, au même endroit, avec les mêmes informations que d’habitude.</text:p>
      <text:p text:style-name="P54"/>
      <text:p text:style-name="P55"><text:span text:style-name="Strong_20_Emphasis"><text:span text:style-name="T11">CompaniX génère automatiquement les rapports officiels</text:span></text:span><text:span text:style-name="T11"><text:line-break/>À partir du CIF, CompaniX produit automatiquement </text:span>:</text:p>
      <text:list text:style-name="L14">
        <text:list-item>
          <text:p text:style-name="P56">les rapports réglementaires,</text:p>
        </text:list-item>
        <text:list-item>
          <text:p text:style-name="P56">les documents pour les audits,</text:p>
        </text:list-item>
        <text:list-item>
          <text:p text:style-name="P56">les synthèses demandées par les coopératives,</text:p>
        </text:list-item>
        <text:list-item>
          <text:p text:style-name="P56">les exports formalisés pour les autorités agricoles.</text:p>
        </text:list-item>
      </text:list>
      <text:p text:style-name="P57">→ L’agriculteur saisit une fois.<text:line-break/>→ CompaniX s’occupe du reste.</text:p>
      <text:p text:style-name="P55"><text:span text:style-name="Strong_20_Emphasis"><text:span text:style-name="T11"/></text:span></text:p>
      <text:p text:style-name="P55"><text:span text:style-name="Strong_20_Emphasis"><text:span text:style-name="T11">Une compréhension claire de ce qui a influencé le rendement</text:span></text:span><text:span text:style-name="T11"><text:line-break/>Le CIF met en évidence :</text:span></text:p>
      <text:list text:style-name="L15">
        <text:list-item>
          <text:p text:style-name="P58">l’adéquation du planning de conduite avec les conditions climatiques,</text:p>
        </text:list-item>
        <text:list-item>
          <text:p text:style-name="P58">les variations de timing entre parcelles ou années,</text:p>
        </text:list-item>
        <text:list-item>
          <text:p text:style-name="P58">la réaction réelle de la culture aux conditions du sol et du climat.</text:p>
        </text:list-item>
      </text:list>
      <text:p text:style-name="P59">Au besoin, le CIF permet d’ajuster le planning de conduite en fonction des conditions réellement vécues sur la parcelle.</text:p>
      <text:p text:style-name="P55"><text:span text:style-name="Strong_20_Emphasis"><text:span text:style-name="T11"/></text:span></text:p>
      <text:p text:style-name="P55"><text:span text:style-name="Strong_20_Emphasis"><text:span text:style-name="T11">Une comparaison objective entre parcelles</text:span></text:span><text:span text:style-name="T11"><text:line-break/>Même sol, même variété, même météo… mais pas le même rendement. Le CIF permet de comprendre pourquoi.</text:span></text:p>
      <text:p text:style-name="P55"><text:span text:style-name="Strong_20_Emphasis"><text:span text:style-name="T11"/></text:span></text:p>
      <text:p text:style-name="P55"><text:span text:style-name="Strong_20_Emphasis"><text:span text:style-name="T11">Une traçabilité valorisable</text:span></text:span><text:span text:style-name="T11"><text:line-break/>Le CIF peut servir pour :</text:span></text:p>
      <text:list text:style-name="L16">
        <text:list-item>
          <text:p text:style-name="P60">les démarches qualité,</text:p>
        </text:list-item>
        <text:list-item>
          <text:p text:style-name="P60">les certifications,</text:p>
        </text:list-item>
        <text:list-item>
          <text:p text:style-name="P60">les audits,</text:p>
        </text:list-item>
        <text:list-item>
          <text:p text:style-name="P60">les demandes administratives.</text:p>
        </text:list-item>
      </text:list>
      <text:p text:style-name="P55"><text:span text:style-name="Strong_20_Emphasis"><text:span text:style-name="T11"/></text:span></text:p>
      <text:p text:style-name="P55"><text:span text:style-name="Strong_20_Emphasis"><text:span text:style-name="T11">Aucun travail supplémentaire</text:span></text:span><text:span text:style-name="Emphasis"><text:span text:style-name="T11"><text:line-break/>Le système enrichit automatiquement les données (substance active, mode d’action, indices, etc.). L’agriculteur ne fait rien de plus que ce qu’il fait déjà.</text:span></text:span></text:p>
      <text:list text:continue-list="list90618721593253" text:style-name="Numbering_20_123">
        <text:list-item>
          <text:h text:style-name="P52" text:outline-level="1"><text:bookmark-start text:name="__RefHeading___Toc6438_337925500"/><text:span text:style-name="Strong_20_Emphasis"><text:span text:style-name="T38">I</text:span></text:span><text:span text:style-name="Strong_20_Emphasis"><text:span text:style-name="T27">ntérêt du CIF pour les agronomes</text:span></text:span><text:bookmark-end text:name="__RefHeading___Toc6438_337925500"/></text:h>
        </text:list-item>
      </text:list>
      <text:p text:style-name="P59">Le CIF (Cycle Invariant File) est également conçu pour renforcer le travail de l’agronome de terrain, du conseiller et de l’ingénieur agronome. Il transforme des observations dispersées en une base structurée, comparable et physiologiquement lisible, ce qui améliore à la fois la qualité du diagnostic et la pertinence des recommandations.</text:p>
      <text:p text:style-name="P55"><text:span text:style-name="Strong_20_Emphasis"><text:span text:style-name="T11"/></text:span></text:p>
      <text:p text:style-name="P55"><text:span text:style-name="Strong_20_Emphasis"><text:span text:style-name="T11">Une lecture agronomique structurée du cycle</text:span></text:span><text:span text:style-name="T11"><text:line-break/>Le CIF organise les informations par stades physiologiques plutôt que par simples dates calendaires. Cela permet à l’agronome de raisonner directement en lien avec la physiologie de la culture, les phases sensibles et les moments critiques du rendement.</text:span></text:p>
      <text:p text:style-name="P55"><text:span text:style-name="Strong_20_Emphasis"><text:span text:style-name="T11"/></text:span></text:p>
      <text:p text:style-name="P55"><text:span text:style-name="Strong_20_Emphasis"><text:span text:style-name="T11">Un diagnostic plus rapide et plus objectivable</text:span></text:span><text:span text:style-name="T11"><text:line-break/>Le CIF rassemble dans un même cadre les conditions vécues par la culture, les stress, la variabilité et les interventions de conduite. L’agronome peut ainsi identifier plus rapidement les facteurs explicatifs d’un écart de rendement, avec une base plus robuste qu’une simple observation ponctuelle.</text:span></text:p>
      <text:p text:style-name="P55"><text:span text:style-name="Strong_20_Emphasis"><text:span text:style-name="T11"/></text:span></text:p>
      <text:p text:style-name="P55"><text:span text:style-name="Strong_20_Emphasis"><text:span text:style-name="T11">Une comparaison rigoureuse entre parcelles et campagnes</text:span></text:span><text:span text:style-name="T11"><text:line-break/>Le CIF facilite la comparaison entre parcelles apparemment similaires, entre campagnes successives, et entre conduites différentes. Il permet de distinguer plus clairement ce qui relève du sol, du climat, du stress, de la variabilité ou du management.</text:span></text:p>
      <text:p text:style-name="P55"><text:span text:style-name="Strong_20_Emphasis"><text:span text:style-name="T11"/></text:span></text:p>
      <text:p text:style-name="P55"><text:span text:style-name="Strong_20_Emphasis"><text:span text:style-name="T11">Un appui concret à la recommandation</text:span></text:span><text:span text:style-name="T11"><text:line-break/>En reliant les interventions, leur timing, leur intensité et les conditions réellement vécues, le CIF aide l’agronome à formuler des recommandations plus précises, plus argumentées et mieux documentées.</text:span></text:p>
      <text:p text:style-name="P55"><text:span text:style-name="Strong_20_Emphasis"><text:span text:style-name="T11"/></text:span></text:p>
      <text:p text:style-name="P55"><text:span text:style-name="Strong_20_Emphasis"><text:span text:style-name="T11">Un gain de temps sur la collecte et la formalisation</text:span></text:span><text:span text:style-name="T11"><text:line-break/>Le CIF standardise l’information utile à l’analyse agronomique. L’agronome passe moins de temps à reconstituer l’historique d’une parcelle et davantage de temps à interpréter, comparer et conseiller.</text:span></text:p>
      <text:p text:style-name="P55"><text:span text:style-name="Strong_20_Emphasis"><text:span text:style-name="T11"/></text:span></text:p>
      <text:p text:style-name="P55"><text:span text:style-name="Strong_20_Emphasis"><text:span text:style-name="T11">Un support pour l’agriculture de précision</text:span></text:span><text:span text:style-name="Emphasis"><text:span text:style-name="T11"><text:line-break/>Les invariants du CIF peuvent être alimentés par des capteurs et outils de terrain utilisés également pour des opérations de précision. En temps réel, l’agronome peut cibler une zone spécifique, la vérifier sur le terrain et décider plus efficacement des actions à entreprendre.</text:span></text:span></text:p>
      <text:p text:style-name="P61"/>
      <text:p text:style-name="P62"><text:span text:style-name="T26">Les blocs </text:span><text:span text:style-name="Strong_20_Emphasis"><text:span text:style-name="T26">« yield_breakdown »</text:span></text:span><text:span text:style-name="T26"> et </text:span><text:span text:style-name="Strong_20_Emphasis"><text:span text:style-name="T26">« yield_summary »</text:span></text:span><text:span text:style-name="T26"> offrent aux agronomes une </text:span><text:span text:style-name="Strong_20_Emphasis"><text:span text:style-name="T26">vue directe des facteurs limitants</text:span></text:span><text:span text:style-name="T26"> d’un cycle donné, sans devoir reconstruire l’analyse à partir de données brutes.</text:span></text:p>
      <text:p text:style-name="P61"/>
      <text:list xml:id="list90618206714399" text:continue-numbering="true" text:style-name="Numbering_20_123">
        <text:list-item>
          <text:h text:style-name="P52" text:outline-level="1"><text:bookmark-start text:name="__RefHeading___Toc6440_337925500"/><text:span text:style-name="Strong_20_Emphasis"><text:span text:style-name="T27">Intérêt du CIF pour les autorités agricoles</text:span></text:span><text:bookmark-end text:name="__RefHeading___Toc6440_337925500"/></text:h>
        </text:list-item>
      </text:list>
      <text:p text:style-name="P59">Le CIF constitue un format standardisé, neutre et vérifiable permettant de documenter un cycle cultural de manière cohérente, comparable et scientifiquement fondée. Il s’appuie exclusivement sur les données que les exploitants doivent déjà reporter dans leur registre de traçabilité, sans créer de charge administrative supplémentaire.</text:p>
      <text:p text:style-name="P59"/>
      <text:p text:style-name="P55"><text:span text:style-name="Strong_20_Emphasis"><text:span text:style-name="T11">Un point d’entrée unique pour la traçabilité d’exploitation</text:span></text:span><text:span text:style-name="T11"><text:line-break/>Le CIF peut servir de support unique de saisie pour les exploitants. Toutes les données obligatoires sont centralisées dans un format structuré et harmonisé.</text:span></text:p>
      <text:p text:style-name="P55"><text:span text:style-name="Strong_20_Emphasis"><text:span text:style-name="T11"/></text:span></text:p>
      <text:p text:style-name="P55"><text:span text:style-name="Strong_20_Emphasis"><text:span text:style-name="T11">CompaniX génère automatiquement les rapports réglementaires</text:span></text:span><text:span text:style-name="T11"><text:line-break/>À partir du CIF, CompaniX produit :</text:span></text:p>
      <text:list text:style-name="L17">
        <text:list-item>
          <text:p text:style-name="P63">les rapports formalisés pour les autorités,</text:p>
        </text:list-item>
        <text:list-item>
          <text:p text:style-name="P63">les documents d’audit,</text:p>
        </text:list-item>
        <text:list-item>
          <text:p text:style-name="P63">les exports normalisés,</text:p>
        </text:list-item>
        <text:list-item>
          <text:p text:style-name="P63">les synthèses de pratiques culturales.</text:p>
        </text:list-item>
      </text:list>
      <text:p text:style-name="P59">Cela garantit une cohérence méthodologique entre traçabilité, analyse agronomique et reporting.</text:p>
      <text:p text:style-name="P55"><text:span text:style-name="Strong_20_Emphasis"><text:span text:style-name="T11"/></text:span></text:p>
      <text:p text:style-name="P55"><text:span text:style-name="Strong_20_Emphasis"><text:span text:style-name="T11">Un format harmonisé et comparable</text:span></text:span><text:span text:style-name="T11"><text:line-break/>Le CIF facilite :</text:span></text:p>
      <text:list text:style-name="L18">
        <text:list-item>
          <text:p text:style-name="P64">la consolidation régionale ou nationale,</text:p>
        </text:list-item>
        <text:list-item>
          <text:p text:style-name="P64">l’analyse des pratiques,</text:p>
        </text:list-item>
        <text:list-item>
          <text:p text:style-name="P64">le suivi des intrants,</text:p>
        </text:list-item>
        <text:list-item>
          <text:p text:style-name="P64">les programmes de durabilité,</text:p>
        </text:list-item>
        <text:list-item>
          <text:p text:style-name="P64">les dispositifs de transition agroécologique.</text:p>
        </text:list-item>
      </text:list>
      <text:p text:style-name="P55"><text:span text:style-name="Strong_20_Emphasis"><text:span text:style-name="T11"/></text:span></text:p>
      <text:p text:style-name="P55"><text:span text:style-name="Strong_20_Emphasis"><text:span text:style-name="T11">Une traçabilité enrichie et vérifiable</text:span></text:span><text:span text:style-name="T11"><text:line-break/>Les interventions sont automatiquement complétées avec :</text:span></text:p>
      <text:list text:style-name="L19">
        <text:list-item>
          <text:p text:style-name="P65">substance active,</text:p>
        </text:list-item>
        <text:list-item>
          <text:p text:style-name="P65">mode d’action,</text:p>
        </text:list-item>
        <text:list-item>
          <text:p text:style-name="P65">formulation,</text:p>
        </text:list-item>
        <text:list-item>
          <text:p text:style-name="P65">concentration,</text:p>
        </text:list-item>
        <text:list-item>
          <text:p text:style-name="P65">indices de timing et d’intensité.</text:p>
        </text:list-item>
      </text:list>
      <text:p text:style-name="P59">Cela renforce la fiabilité et la transparence des données.</text:p>
      <text:p text:style-name="P55"><text:span text:style-name="Strong_20_Emphasis"><text:span text:style-name="T11"/></text:span></text:p>
      <text:p text:style-name="P55"><text:span text:style-name="Strong_20_Emphasis"><text:span text:style-name="T11">Une vision physiologique du cycle</text:span></text:span><text:span text:style-name="T11"><text:line-break/>Le CIF structure les données par stades physiologiques, ce qui permet une lecture agronomique plus pertinente que les simples dates calendaires.</text:span></text:p>
      <text:p text:style-name="P55"><text:span text:style-name="Strong_20_Emphasis"><text:span text:style-name="T11"/></text:span></text:p>
      <text:p text:style-name="P55"><text:soft-page-break/><text:span text:style-name="Strong_20_Emphasis"><text:span text:style-name="T11">Compatibilité avec les politiques publiques</text:span></text:span><text:span text:style-name="T11"><text:line-break/>Le CIF soutient :</text:span></text:p>
      <text:list text:style-name="L20">
        <text:list-item>
          <text:p text:style-name="P66">les stratégies de réduction des intrants,</text:p>
        </text:list-item>
        <text:list-item>
          <text:p text:style-name="P66">les programmes de résilience climatique,</text:p>
        </text:list-item>
        <text:list-item>
          <text:p text:style-name="P66">les démarches de certification,</text:p>
        </text:list-item>
        <text:list-item>
          <text:p text:style-name="P67"><text:span text:style-name="Emphasis"><text:span text:style-name="T39">les systèmes de suivi des pratiques.</text:span></text:span></text:p>
        </text:list-item>
      </text:list>
      <text:p text:style-name="P68"><text:span text:style-name="Emphasis"><text:span text:style-name="T39"/></text:span></text:p>
      <text:p text:style-name="P68"><text:span text:style-name="Emphasis"><text:span text:style-name="T39"/></text:span></text:p>
      <text:list text:continue-list="list90618206714399" text:style-name="Numbering_20_123">
        <text:list-item>
          <text:h text:style-name="P52" text:outline-level="1"><text:bookmark text:name="20-transition-vers-la-vision"/><text:bookmark-start text:name="__RefHeading___Toc6442_337925500"/><text:span text:style-name="Strong_20_Emphasis"><text:span text:style-name="T27">Le fondement de la vision</text:span></text:span><text:bookmark-end text:name="__RefHeading___Toc6442_337925500"/></text:h>
        </text:list-item>
      </text:list>
      <text:p text:style-name="P69"><text:span text:style-name="T40">Le CIF n’est pas seulement un outil de mesure et de reporting : il constitue la </text:span><text:span text:style-name="T41">brique de terrain </text:span><text:span text:style-name="T40">d’une </text:span><text:span text:style-name="T41">infrastructure</text:span><text:span text:style-name="T40"> </text:span><text:span text:style-name="T41">cognitive</text:span><text:span text:style-name="T40"> plus large. Le chapitre « La Vision » décrit comment cette infrastructure fait émerger </text:span><text:span text:style-name="T41">un protocole cognitif global de standardisation agricole</text:span><text:span text:style-name="T40">, fondé sur l’</text:span><text:span text:style-name="T41">apprentissage</text:span><text:span text:style-name="T40"> </text:span><text:span text:style-name="T41">collectif</text:span><text:span text:style-name="T40"> et la </text:span><text:span text:style-name="T41">souveraineté</text:span><text:span text:style-name="T40"> </text:span><text:span text:style-name="T41">des</text:span><text:span text:style-name="T40"> </text:span><text:span text:style-name="T41">territoires</text:span><text:span text:style-name="T40">.</text:span></text:p>
      <text:p text:style-name="P70">En le lisant, vous verrez comment les données structurées par le CIF deviennent le socle d’un système capable de relier exploitations, territoires et institutions au sein d’<text:span text:style-name="T42">un langage agronomique commun – un Protocole Global de Standardisation Agricole</text:span>.</text:p>
      <text:p text:style-name="P71"/>
      <text:list text:continue-numbering="true" text:style-name="Numbering_20_123">
        <text:list-item>
          <text:h text:style-name="P52" text:outline-level="1"><text:bookmark-start text:name="__RefHeading___Toc8427_337925500"/><text:span text:style-name="Strong_20_Emphasis"><text:span text:style-name="T27">La vision</text:span></text:span><text:bookmark-end text:name="__RefHeading___Toc8427_337925500"/></text:h>
        </text:list-item>
      </text:list>
      <text:p text:style-name="P72"><text:span text:style-name="Strong_20_Emphasis"><text:span text:style-name="T43">La vision — Une vision qui ouvre un possible</text:span></text:span></text:p>
      <text:p text:style-name="P73">Il existe des projets qui ne se contentent pas d’apporter une solution. Ils révèlent un futur possible. Ils montrent ce que pourrait devenir un système si l’on choisit de le faire évoluer plutôt que de le subir. Ce document appartient à cette catégorie rare.</text:p>
      <text:p text:style-name="P73">Il ne décrit pas seulement une architecture ou un protocole. Il trace les contours d’un monde où l’agriculture, la santé et la nutrition ne fonctionnent plus en silos, mais comme un organisme vivant, capable d’apprendre, de s’adapter et de protéger les populations qu’il sert.</text:p>
      <text:p text:style-name="P73">En parcourant ces pages, vous découvrirez un système qui relie les exploitations entre elles, qui fait dialoguer les données du terrain avec celles des marchés, et qui transforme chaque observation locale en connaissance collective. Ce que vous allez lire n’est pas une abstraction : c’est une trajectoire possible, concrète, déjà en mouvement.</text:p>
      <text:p text:style-name="P72"><text:span text:style-name="Strong_20_Emphasis"><text:span text:style-name="T43">Imaginez…</text:span></text:span></text:p>
      <text:p text:style-name="P73">Imaginez une agriculture où chaque décision — semer, irriguer, traiter, récolter — enrichit une intelligence collective qui s’améliore à chaque cycle. Une agriculture où les données du sol, du climat, des rendements, des marchés, mais aussi les besoins nutritionnels et sanitaires des populations, ne restent plus isolées. Elles deviennent une connaissance vivante, partagée, immédiatement exploitable.</text:p>
      <text:p text:style-name="P73">Imaginez un système où chaque ferme progresse grâce aux autres, où chaque territoire gagne en résilience, et où chaque donnée produite renforce la performance collective. Un système capable d’anticiper les risques, d’optimiser les ressources, d’aligner la production agricole avec les besoins alimentaires et sanitaires réels.</text:p>
      <text:p text:style-name="P72"><text:span text:style-name="Strong_20_Emphasis"><text:span text:style-name="T43">C’est cette vision que porte CompaniX.</text:span></text:span></text:p>
      <text:p text:style-name="P73">Un projet qui ne cherche pas à remplacer l’existant, mais à le renforcer. Un projet qui propose une voie pour sécuriser les ressources alimentaires, soutenir les exploitants, anticiper les crises et aligner la production avec les besoins réels des populations.</text:p>
      <text:p text:style-name="P73">Certains projets sont importants. D’autres sont nécessaires. Et puis il y a ceux qui, par leur nature même, appellent à être compris, portés et prolongés — parce qu’ils touchent à ce qui fonde la stabilité d’une société : sa capacité à nourrir, protéger et anticiper.</text:p>
      <text:p text:style-name="P72"><text:span text:style-name="Strong_20_Emphasis"/></text:p>
      <text:p text:style-name="P74"><text:span text:style-name="Strong_20_Emphasis"><text:span text:style-name="T43">CompaniX fait partie de ces projets.</text:span></text:span></text:p>
      <text:p text:style-name="Text_20_body"><text:span text:style-name="Strong_20_Emphasis"/></text:p>
      <text:list text:continue-numbering="true" text:style-name="Numbering_20_123">
        <text:list-item>
          <text:h text:style-name="P52" text:outline-level="1"><text:bookmark-start text:name="__RefHeading___Toc8429_337925500"/><text:span text:style-name="Strong_20_Emphasis"><text:span text:style-name="T27">Vers un Protocole Global de Standardisation Agricole</text:span></text:span><text:bookmark-end text:name="__RefHeading___Toc8429_337925500"/></text:h>
        </text:list-item>
      </text:list>
      <text:p text:style-name="P75"><text:span text:style-name="Strong_20_Emphasis"><text:span text:style-name="T44">Un protocole mondial émergent</text:span></text:span></text:p>
      <text:p text:style-name="P76"><text:span text:style-name="Strong_20_Emphasis"><text:span text:style-name="T13">CompaniX ne se limite pas à optimiser des exploitations ou à agréger des données. En orchestrant des </text:span></text:span><text:span text:style-name="Strong_20_Emphasis"><text:span text:style-name="T11">technologies distribuées</text:span></text:span><text:span text:style-name="Strong_20_Emphasis"><text:span text:style-name="T13">, des </text:span></text:span><text:span text:style-name="Strong_20_Emphasis"><text:span text:style-name="T11">ontologies évolutives</text:span></text:span><text:span text:style-name="Strong_20_Emphasis"><text:span text:style-name="T13">, des </text:span></text:span><text:span text:style-name="Strong_20_Emphasis"><text:span text:style-name="T11">graphes de connaissances souverains</text:span></text:span><text:span text:style-name="Strong_20_Emphasis"><text:span text:style-name="T13"> et un </text:span></text:span><text:span text:style-name="Strong_20_Emphasis"><text:span text:style-name="T11">système d’apprentissage cognitif antifragile</text:span></text:span><text:span text:style-name="Strong_20_Emphasis"><text:span text:style-name="T13"> alimenté par une capture frugale des cycles et par des outils de terrain (</text:span></text:span><text:span text:style-name="Strong_20_Emphasis"><text:span text:style-name="T11">capteurs IoT, robots, drones</text:span></text:span><text:span text:style-name="Strong_20_Emphasis"><text:span text:style-name="T13">, utilisés à la fois pour la </text:span></text:span><text:span text:style-name="Strong_20_Emphasis"><text:span text:style-name="T11">mesure</text:span></text:span><text:span text:style-name="Strong_20_Emphasis"><text:span text:style-name="T13"> et l’</text:span></text:span><text:span text:style-name="Strong_20_Emphasis"><text:span text:style-name="T11">exécution opérationnelle</text:span></text:span><text:span text:style-name="Strong_20_Emphasis"><text:span text:style-name="T13">), le système crée progressivement un </text:span></text:span><text:span text:style-name="Strong_20_Emphasis"><text:span text:style-name="T11">langage commun</text:span></text:span><text:span text:style-name="Strong_20_Emphasis"><text:span text:style-name="T13"> entre exploitations, régions, institutions financières et acteurs de la chaîne alimentaire.</text:span></text:span></text:p>
      <text:p text:style-name="P76"><text:span text:style-name="Strong_20_Emphasis"><text:span text:style-name="T13">Ce langage </text:span></text:span><text:span text:style-name="Strong_20_Emphasis"><text:span text:style-name="T45">commun</text:span></text:span><text:span text:style-name="Strong_20_Emphasis"><text:span text:style-name="T13"> — fait de </text:span></text:span><text:span text:style-name="Strong_20_Emphasis"><text:span text:style-name="T11">définitions</text:span></text:span><text:span text:style-name="Strong_20_Emphasis"><text:span text:style-name="T13">, d’</text:span></text:span><text:span text:style-name="Strong_20_Emphasis"><text:span text:style-name="T11">invariants</text:span></text:span><text:span text:style-name="Strong_20_Emphasis"><text:span text:style-name="T13">, de </text:span></text:span><text:span text:style-name="Strong_20_Emphasis"><text:span text:style-name="T11">cycles</text:span></text:span><text:span text:style-name="Strong_20_Emphasis"><text:span text:style-name="T13">, de </text:span></text:span><text:span text:style-name="Strong_20_Emphasis"><text:span text:style-name="T11">réponses aux aléas</text:span></text:span><text:span text:style-name="Strong_20_Emphasis"><text:span text:style-name="T13"> et de </text:span></text:span><text:span text:style-name="Strong_20_Emphasis"><text:span text:style-name="T11">standards opérationnels</text:span></text:span><text:span text:style-name="Strong_20_Emphasis"><text:span text:style-name="T13"> — devient, de fait, un </text:span></text:span><text:span text:style-name="Strong_20_Emphasis"><text:span text:style-name="T11">protocole de référence</text:span></text:span><text:span text:style-name="Strong_20_Emphasis"><text:span text:style-name="T13">. Il permet à des régions différentes de comparer leurs situations </text:span></text:span><text:span text:style-name="Strong_20_Emphasis"><text:span text:style-name="T11">sans partager leurs données</text:span></text:span><text:span text:style-name="Strong_20_Emphasis"><text:span text:style-name="T13">, d’aligner leurs pratiques </text:span></text:span><text:span text:style-name="Strong_20_Emphasis"><text:span text:style-name="T11">sans uniformiser leurs contextes</text:span></text:span><text:span text:style-name="Strong_20_Emphasis"><text:span text:style-name="T13">, et de synchroniser leurs décisions </text:span></text:span><text:span text:style-name="Strong_20_Emphasis"><text:span text:style-name="T11">tout en conservant leur souveraineté</text:span></text:span><text:span text:style-name="Strong_20_Emphasis"><text:span text:style-name="T13">.</text:span></text:span></text:p>
      <text:p text:style-name="P76"><text:span text:style-name="Strong_20_Emphasis"><text:span text:style-name="T13">À mesure que le réseau s’étend, ce protocole acquiert une propriété rare : il devient </text:span></text:span><text:span text:style-name="Strong_20_Emphasis"><text:span text:style-name="T11">auto‑renforçant</text:span></text:span><text:span text:style-name="Strong_20_Emphasis"><text:span text:style-name="T13">. Chaque nouvelle région enrichit la </text:span></text:span><text:span text:style-name="Strong_20_Emphasis"><text:span text:style-name="T11">base de connaissance mondiale</text:span></text:span><text:span text:style-name="Strong_20_Emphasis"><text:span text:style-name="T13">, chaque cycle améliore la précision des recommandations, et chaque acteur adopte progressivement les mêmes standards de mesure, d’évaluation et de remédiation.</text:span></text:span></text:p>
      <text:p text:style-name="P76"><text:span text:style-name="Strong_20_Emphasis"><text:span text:style-name="T13">Sans jamais l’imposer, CompaniX crée ainsi les conditions d’un </text:span></text:span><text:span text:style-name="Strong_20_Emphasis"><text:span text:style-name="T11">protocole mondial de standardisation agricole</text:span></text:span><text:span text:style-name="Strong_20_Emphasis"><text:span text:style-name="T13">, fondé sur la </text:span></text:span><text:span text:style-name="Strong_20_Emphasis"><text:span text:style-name="T11">souveraineté</text:span></text:span><text:span text:style-name="Strong_20_Emphasis"><text:span text:style-name="T13">, l’</text:span></text:span><text:span text:style-name="Strong_20_Emphasis"><text:span text:style-name="T11">interopérabilité</text:span></text:span><text:span text:style-name="Strong_20_Emphasis"><text:span text:style-name="T13"> et l’</text:span></text:span><text:span text:style-name="Strong_20_Emphasis"><text:span text:style-name="T11">apprentissage collectif</text:span></text:span><text:span text:style-name="Strong_20_Emphasis"><text:span text:style-name="T13">. Un protocole capable d’unifier les pratiques, de réduire les risques systémiques et d’aligner la production agricole avec les besoins alimentaires et sanitaires réels.</text:span></text:span></text:p>
      <text:p text:style-name="P76"><text:span text:style-name="Strong_20_Emphasis"><text:span text:style-name="T13">Ce n’est pas une plateforme.</text:span></text:span></text:p>
      <text:p text:style-name="P76"><text:span text:style-name="Strong_20_Emphasis"><text:span text:style-name="T13">C’est une </text:span></text:span><text:span text:style-name="Strong_20_Emphasis"><text:span text:style-name="T11">infrastructure cognitive</text:span></text:span><text:span text:style-name="Strong_20_Emphasis"><text:span text:style-name="T13"> qui fait émerger un </text:span></text:span><text:span text:style-name="Strong_20_Emphasis"><text:span text:style-name="T11">standard global</text:span></text:span><text:span text:style-name="Strong_20_Emphasis"><text:span text:style-name="T13">.</text:span></text:span></text:p>
      <text:p text:style-name="P75"><text:span text:style-name="Strong_20_Emphasis"><text:span text:style-name="T44">Une entreprise lean par conception</text:span></text:span></text:p>
      <text:p text:style-name="P77"><text:span text:style-name="T11">CompaniX a été pensée dès l’origine pour être </text:span><text:span text:style-name="Strong_20_Emphasis"><text:span text:style-name="T11">extrêmement lean</text:span></text:span><text:span text:style-name="T11"> dans toutes ses dimensions. Les opérations reposent sur des processus standardisés et reproductibles, l’architecture technologique est distribuée et modulaire, et chaque région opère son instance sans lourdeur centrale. Les données ne circulent pas : seuls les apprentissages se propagent, réduisant coûts, risques et contraintes réglementaires. La gouvernance reste légère, fondée sur des standards plutôt que sur des structures complexes, et le développement suit une logique modulaire et itérative, centrée sur la valeur directe pour </text:span><text:span text:style-name="T13">les exploitations et les territoires.</text:span></text:p>
      <text:p text:style-name="P77"><text:span text:style-name="Strong_20_Emphasis"><text:span text:style-name="T46">Cette approche lean n’est pas un choix esthétique : c’est une condition structurelle pour permettre à un protocole mondial d’émerger, de se diffuser et de rester souverain, efficace et économiquement viable.</text:span></text:span></text:p>
      <text:p text:style-name="P77"><text:span text:style-name="Strong_20_Emphasis"><text:span text:style-name="T46"/></text:span></text:p>
      <text:list text:continue-numbering="true" text:style-name="Numbering_20_123">
        <text:list-item>
          <text:h text:style-name="P78" text:outline-level="1"><text:bookmark-start text:name="__RefHeading___Toc21010_337925500"/><text:soft-page-break/><text:span text:style-name="Strong_20_Emphasis"><text:span text:style-name="T47">Architecture de </text:span></text:span><text:span text:style-name="Strong_20_Emphasis"><text:span text:style-name="T48">CompaniX</text:span></text:span><text:bookmark-end text:name="__RefHeading___Toc21010_337925500"/></text:h>
        </text:list-item>
      </text:list>
      <text:p text:style-name="P79"><text:span text:style-name="Strong_20_Emphasis"><text:span text:style-name="T49">================================================================================================</text:span></text:span></text:p>
      <text:p text:style-name="P79"><text:span text:style-name="Strong_20_Emphasis"><text:span text:style-name="T49"><text:s text:c="21"/></text:span></text:span><text:span text:style-name="Strong_20_Emphasis"><text:span text:style-name="T50"><text:s text:c="4"/>COMPANIX ARCHITECTURE: STRICT ROLE SEPARATION</text:span></text:span></text:p>
      <text:p text:style-name="P79"><text:span text:style-name="Strong_20_Emphasis"><text:span text:style-name="T49">================================================================================================</text:span></text:span></text:p>
      <text:p text:style-name="P79"><text:span text:style-name="Strong_20_Emphasis"><text:span text:style-name="T49"/></text:span></text:p>
      <text:p text:style-name="P79"><text:span text:style-name="Strong_20_Emphasis"><text:span text:style-name="T49"><text:s text:c="6"/>[ ON-FARM / LOCAL ENVIRONMENT ] <text:s text:c="24"/>[ REMOTE / NATIONAL OR GLOBAL ]</text:span></text:span></text:p>
      <text:p text:style-name="P79"><text:span text:style-name="Strong_20_Emphasis"><text:span text:style-name="T49"><text:s/></text:span></text:span></text:p>
      <text:p text:style-name="P79"><text:span text:style-name="Strong_20_Emphasis"><text:span text:style-name="T49"><text:s text:c="3"/>+------------------------------------+ <text:s text:c="16"/>+------------------------------------+</text:span></text:span></text:p>
      <text:p text:style-name="P79"><text:span text:style-name="Strong_20_Emphasis"><text:span text:style-name="T49"><text:s text:c="3"/>| <text:s text:c="12"/>EDGE NODE <text:s text:c="13"/>| <text:s text:c="16"/>| <text:s text:c="9"/>COGNITIVE CORE <text:s text:c="11"/>|</text:span></text:span></text:p>
      <text:p text:style-name="P79"><text:span text:style-name="Strong_20_Emphasis"><text:span text:style-name="T49"><text:s text:c="3"/>|------------------------------------| <text:s text:c="16"/>|------------------------------------|</text:span></text:span></text:p>
      <text:p text:style-name="P79"><text:span text:style-name="Strong_20_Emphasis"><text:span text:style-name="T49"><text:s text:c="3"/>| <text:s text:c="35"/>| <text:s text:c="16"/>| <text:s text:c="35"/>|</text:span></text:span></text:p>
      <text:p text:style-name="P79"><text:span text:style-name="Strong_20_Emphasis"><text:span text:style-name="T49"><text:s text:c="3"/>| <text:s/>[Sensors &amp; IoT Devices] <text:s text:c="10"/>| <text:s text:c="16"/>| <text:s/>[Data Ingestion Pipeline] <text:s text:c="8"/>|</text:span></text:span></text:p>
      <text:p text:style-name="P79"><text:span text:style-name="Strong_20_Emphasis"><text:span text:style-name="T49"><text:s text:c="3"/>| <text:s text:c="7"/>| (Raw Data) <text:s text:c="15"/>| <text:s text:c="16"/>| <text:s text:c="7"/>| <text:s text:c="26"/>|</text:span></text:span></text:p>
      <text:p text:style-name="P79"><text:span text:style-name="Strong_20_Emphasis"><text:span text:style-name="T49"><text:s text:c="3"/>| <text:s text:c="7"/>v <text:s text:c="26"/>| <text:s text:c="16"/>| <text:s text:c="7"/>v <text:s text:c="26"/>|</text:span></text:span></text:p>
      <text:p text:style-name="P79"><text:span text:style-name="Strong_20_Emphasis"><text:span text:style-name="T49"><text:s text:c="3"/>| <text:s/>(Data Aggregation) <text:s text:c="15"/>| <text:s text:c="3"/>Transmits <text:s text:c="3"/>| <text:s/>(Ontologies &amp; Vectorization) <text:s text:c="5"/>|</text:span></text:span></text:p>
      <text:p text:style-name="P79"><text:span text:style-name="Strong_20_Emphasis"><text:span text:style-name="T49"><text:s text:c="3"/>| <text:s text:c="7"/>| <text:s text:c="26"/>| <text:s text:c="4"/>CIF 3.0 <text:s text:c="4"/>| <text:s text:c="7"/>| <text:s text:c="26"/>|</text:span></text:span></text:p>
      <text:p text:style-name="P79"><text:span text:style-name="Strong_20_Emphasis"><text:span text:style-name="T49"><text:s text:c="3"/>| <text:s text:c="7"/>+--&gt; Real-Time Management <text:s text:c="2"/>| ===============&gt;| <text:s text:c="7"/>+--&gt; Cross-Learning <text:s text:c="8"/>|</text:span></text:span></text:p>
      <text:p text:style-name="P79"><text:span text:style-name="Strong_20_Emphasis"><text:span text:style-name="T49"><text:s text:c="3"/>| <text:s text:c="7"/>+--&gt; Precision Operations <text:s text:c="2"/>| <text:s/>(Standardized <text:s/>| <text:s text:c="7"/>+--&gt; Yield Optimization <text:s text:c="4"/>|</text:span></text:span></text:p>
      <text:p text:style-name="P79"><text:span text:style-name="Strong_20_Emphasis"><text:span text:style-name="T49"><text:s text:c="3"/>| <text:s text:c="7"/>+--&gt; Instant Alerts <text:s text:c="8"/>| <text:s text:c="2"/>JSON File) <text:s text:c="3"/>| <text:s text:c="7"/>+--&gt; Best Practices ID <text:s text:c="5"/>|</text:span></text:span></text:p>
      <text:p text:style-name="P79"><text:span text:style-name="Strong_20_Emphasis"><text:span text:style-name="T49"><text:s text:c="3"/>| <text:s text:c="7"/>| <text:s text:c="26"/>| <text:s text:c="16"/>| <text:s text:c="7"/>+--&gt; Official Reporting <text:s text:c="4"/>|</text:span></text:span></text:p>
      <text:p text:style-name="P79"><text:span text:style-name="Strong_20_Emphasis"><text:span text:style-name="T49"><text:s text:c="3"/>| <text:s text:c="7"/>v <text:s text:c="26"/>| <text:s text:c="16"/>| <text:s text:c="35"/>|</text:span></text:span></text:p>
      <text:p text:style-name="P79"><text:span text:style-name="Strong_20_Emphasis"><text:span text:style-name="T49"><text:s text:c="3"/>| <text:s/>[CIF Generation Engine] <text:s text:c="10"/>| <text:s text:c="16"/>| <text:s text:c="35"/>|</text:span></text:span></text:p>
      <text:p text:style-name="P79"><text:span text:style-name="Strong_20_Emphasis"><text:span text:style-name="T49"><text:s text:c="3"/>| <text:s text:c="35"/>| <text:s text:c="16"/>| <text:s text:c="35"/>|</text:span></text:span></text:p>
      <text:p text:style-name="P79"><text:span text:style-name="Strong_20_Emphasis"><text:span text:style-name="T49"><text:s text:c="3"/>+------------------------------------+ <text:s text:c="16"/>+------------------------------------+</text:span></text:span></text:p>
      <text:p text:style-name="P79"><text:span text:style-name="Strong_20_Emphasis"><text:span text:style-name="T49"><text:s text:c="9"/>^ <text:s text:c="27"/>^ <text:s text:c="32"/>| <text:s text:c="17"/>|</text:span></text:span></text:p>
      <text:p text:style-name="P79"><text:span text:style-name="Strong_20_Emphasis"><text:span text:style-name="T49"><text:s text:c="9"/>| <text:s text:c="27"/>| <text:s text:c="5"/>Collective Knowledge, <text:s text:c="5"/>| <text:s text:c="17"/>|</text:span></text:span></text:p>
      <text:p text:style-name="P79"><text:span text:style-name="Strong_20_Emphasis"><text:span text:style-name="T49"><text:s text:c="9"/>| <text:s text:c="27"/>| <text:s text:c="3"/>Insights &amp; Formal Reports <text:s text:c="3"/>| <text:s text:c="17"/>|</text:span></text:span></text:p>
      <text:p text:style-name="P79"><text:span text:style-name="Strong_20_Emphasis"><text:span text:style-name="T49"><text:s text:c="9"/>| <text:s text:c="27"/>+---------------+-----------------+ <text:s text:c="17"/>|</text:span></text:span></text:p>
      <text:p text:style-name="P79"><text:span text:style-name="Strong_20_Emphasis"><text:span text:style-name="T49"><text:s text:c="9"/>| <text:s text:c="43"/>| <text:s text:c="35"/>|</text:span></text:span></text:p>
      <text:p text:style-name="P79"><text:span text:style-name="Strong_20_Emphasis"><text:span text:style-name="T49"><text:s text:c="9"/>v <text:s text:c="43"/>v <text:s text:c="35"/>v</text:span></text:span></text:p>
      <text:p text:style-name="P79"><text:span text:style-name="Strong_20_Emphasis"><text:span text:style-name="T49">+-----------------------+ <text:s text:c="14"/>+---------------------------+ <text:s text:c="13"/>+-----------------------+</text:span></text:span></text:p>
      <text:p text:style-name="P79"><text:span text:style-name="Strong_20_Emphasis"><text:span text:style-name="T49">| <text:s text:c="5"/>THE FARMER <text:s text:c="6"/>| <text:s text:c="14"/>| AGRICULTURAL AUTHORITIES <text:s/>| <text:s text:c="13"/>| <text:s text:c="3"/>THE AGRONOMISTS <text:s text:c="3"/>|</text:span></text:span></text:p>
      <text:p text:style-name="P79"><text:span text:style-name="Strong_20_Emphasis"><text:span text:style-name="T49">| <text:s/>(Local Execution &amp; <text:s text:c="2"/>| <text:s text:c="14"/>| <text:s/>(Regulatory Compliance <text:s text:c="2"/>| <text:s text:c="13"/>| (Strategic Insights &amp; |</text:span></text:span></text:p>
      <text:p text:style-name="P79"><text:span text:style-name="Strong_20_Emphasis"><text:span text:style-name="T49">| <text:s text:c="2"/>Automated Reports) <text:s/>| <text:s text:c="14"/>| <text:s text:c="2"/>&amp; Regional Monitoring) <text:s/>| <text:s text:c="13"/>| <text:s/>Yield Optimization) <text:s/>|</text:span></text:span></text:p>
      <text:p text:style-name="P79"><text:span text:style-name="Strong_20_Emphasis"><text:span text:style-name="T49">+-----------------------+ <text:s text:c="14"/>+---------------------------+ <text:s text:c="13"/>+-----------------------+</text:span></text:span></text:p>
      <text:p text:style-name="P79"><text:span text:style-name="Strong_20_Emphasis"><text:span text:style-name="T49"/></text:span></text:p>
      <text:p text:style-name="P79"><text:span text:style-name="Strong_20_Emphasis"><text:span text:style-name="T49"/></text:span></text:p>
      <text:p text:style-name="P79"><text:span text:style-name="Strong_20_Emphasis"><text:span text:style-name="T51"/></text:span></text:p>
      <text:list text:continue-numbering="true" text:style-name="Numbering_20_123">
        <text:list-item>
          <text:h text:style-name="P50" text:outline-level="1"><text:bookmark-start text:name="__RefHeading___Toc21012_337925500"/><text:span text:style-name="Strong_20_Emphasis"><text:span text:style-name="T52">JSON CIF File</text:span></text:span><text:bookmark-end text:name="__RefHeading___Toc21012_337925500"/></text:h>
        </text:list-item>
      </text:list>
      <text:p text:style-name="P80"><text:span text:style-name="Strong_20_Emphasis"><text:span text:style-name="T53">Note : Un CIF mesure typiquement 6-12 ko, ce qui le rend souverain, frugal et portable.</text:span></text:span></text:p>
      <text:p text:style-name="Text_20_body"><text:span text:style-name="Strong_20_Emphasis"/></text:p>
      <text:p text:style-name="P81"><text:span text:style-name="Strong_20_Emphasis"><text:span text:style-name="T54">{</text:span></text:span></text:p>
      <text:p text:style-name="P81"><text:span text:style-name="Strong_20_Emphasis"><text:span text:style-name="T54"><text:s text:c="2"/>"cif_version": "3.1",</text:span></text:span></text:p>
      <text:p text:style-name="P81"><text:span text:style-name="Strong_20_Emphasis"><text:span text:style-name="T54"><text:s text:c="2"/>"id_cycle": "P-12-wheat-2025",</text:span></text:span></text:p>
      <text:p text:style-name="P81"><text:span text:style-name="Strong_20_Emphasis"><text:span text:style-name="T55"><text:s text:c="2"/>"plot_id": "P-12",</text:span></text:span></text:p>
      <text:p text:style-name="P81"><text:span text:style-name="Strong_20_Emphasis"><text:span text:style-name="T55"><text:s text:c="2"/>"crop": "wheat",</text:span></text:span></text:p>
      <text:p text:style-name="P81"><text:span text:style-name="Strong_20_Emphasis"><text:span text:style-name="T55"><text:s text:c="2"/>"variety": "Apache",</text:span></text:span></text:p>
      <text:p text:style-name="P81"><text:span text:style-name="Strong_20_Emphasis"><text:span text:style-name="T55"><text:s text:c="2"/>"year": 2025,</text:span></text:span></text:p>
      <text:p text:style-name="P81"><text:span text:style-name="Strong_20_Emphasis"><text:span text:style-name="T55"/></text:span></text:p>
      <text:p text:style-name="P81"><text:span text:style-name="Strong_20_Emphasis"><text:span text:style-name="T55"><text:s text:c="2"/>"variety_traits": {</text:span></text:span></text:p>
      <text:p text:style-name="P81"><text:span text:style-name="Strong_20_Emphasis"><text:span text:style-name="T55"><text:s text:c="4"/>"earliness_index": 0.6,</text:span></text:span></text:p>
      <text:p text:style-name="P81"><text:span text:style-name="Strong_20_Emphasis"><text:span text:style-name="T55"><text:s text:c="4"/>"drought_tolerance_index": 0.7,</text:span></text:span></text:p>
      <text:p text:style-name="P81"><text:span text:style-name="Strong_20_Emphasis"><text:span text:style-name="T55"><text:s text:c="4"/>"disease_resistance_index": 0.8,</text:span></text:span></text:p>
      <text:p text:style-name="P81"><text:span text:style-name="Strong_20_Emphasis"><text:span text:style-name="T55"><text:s text:c="4"/>"lodging_resistance_index": 0.9</text:span></text:span></text:p>
      <text:p text:style-name="P81"><text:span text:style-name="Strong_20_Emphasis"><text:span text:style-name="T55"><text:s text:c="2"/>},</text:span></text:span></text:p>
      <text:p text:style-name="P81"><text:span text:style-name="Strong_20_Emphasis"><text:span text:style-name="T55"/></text:span></text:p>
      <text:p text:style-name="P81"><text:span text:style-name="Strong_20_Emphasis"><text:span text:style-name="T55"><text:s text:c="2"/>"sowing_date": "2025-03-18",</text:span></text:span></text:p>
      <text:p text:style-name="P81"><text:span text:style-name="Strong_20_Emphasis"><text:span text:style-name="T55"><text:s text:c="2"/>"harvest_date": "2025-08-12",</text:span></text:span></text:p>
      <text:p text:style-name="P81"><text:span text:style-name="Strong_20_Emphasis"><text:span text:style-name="T55"/></text:span></text:p>
      <text:p text:style-name="P81"><text:span text:style-name="Strong_20_Emphasis"><text:span text:style-name="T55"><text:s text:c="2"/>"soil_analysis": {</text:span></text:span></text:p>
      <text:p text:style-name="P81"><text:span text:style-name="Strong_20_Emphasis"><text:span text:style-name="T55"><text:s text:c="4"/>"sampling_date": "2024-10-15",</text:span></text:span></text:p>
      <text:p text:style-name="P81"><text:span text:style-name="Strong_20_Emphasis"><text:span text:style-name="T55"><text:s text:c="4"/>"laboratory_id": "AgroLab-CH",</text:span></text:span></text:p>
      <text:p text:style-name="P81"><text:span text:style-name="Strong_20_Emphasis"><text:span text:style-name="T55"><text:s text:c="4"/>"texture": {</text:span></text:span></text:p>
      <text:p text:style-name="P81"><text:span text:style-name="Strong_20_Emphasis"><text:span text:style-name="T55"><text:s text:c="6"/>"clay_percent": 22.5,</text:span></text:span></text:p>
      <text:p text:style-name="P81"><text:span text:style-name="Strong_20_Emphasis"><text:span text:style-name="T55"><text:s text:c="6"/>"silt_percent": 45.0,</text:span></text:span></text:p>
      <text:p text:style-name="P81"><text:span text:style-name="Strong_20_Emphasis"><text:span text:style-name="T55"><text:s text:c="6"/>"sand_percent": 32.5,</text:span></text:span></text:p>
      <text:p text:style-name="P81"><text:span text:style-name="Strong_20_Emphasis"><text:span text:style-name="T55"><text:s text:c="6"/>"usda_class": "loam"</text:span></text:span></text:p>
      <text:p text:style-name="P81"><text:span text:style-name="Strong_20_Emphasis"><text:span text:style-name="T55"><text:s text:c="4"/>},</text:span></text:span></text:p>
      <text:p text:style-name="P81"><text:span text:style-name="Strong_20_Emphasis"><text:span text:style-name="T55"><text:s text:c="4"/>"chemistry": {</text:span></text:span></text:p>
      <text:p text:style-name="P81"><text:span text:style-name="Strong_20_Emphasis"><text:span text:style-name="T55"><text:s text:c="6"/>"ph_h2o": 6.8,</text:span></text:span></text:p>
      <text:p text:style-name="P81"><text:span text:style-name="Strong_20_Emphasis"><text:span text:style-name="T55"><text:s text:c="6"/>"organic_matter_percent": 2.4,</text:span></text:span></text:p>
      <text:p text:style-name="P81"><text:span text:style-name="Strong_20_Emphasis"><text:span text:style-name="T55"><text:s text:c="6"/>"cec_meq_100g": 18.5,</text:span></text:span></text:p>
      <text:p text:style-name="P81"><text:span text:style-name="Strong_20_Emphasis"><text:span text:style-name="T55"><text:s text:c="6"/>"c_n_ratio": 10.2</text:span></text:span></text:p>
      <text:p text:style-name="P81"><text:span text:style-name="Strong_20_Emphasis"><text:span text:style-name="T55"><text:s text:c="4"/>},</text:span></text:span></text:p>
      <text:p text:style-name="P81"><text:span text:style-name="Strong_20_Emphasis"><text:span text:style-name="T55"><text:s text:c="4"/>"macronutrients_mg_kg": {</text:span></text:span></text:p>
      <text:p text:style-name="P81"><text:span text:style-name="Strong_20_Emphasis"><text:span text:style-name="T55"><text:s text:c="6"/>"n_total": 120,</text:span></text:span></text:p>
      <text:p text:style-name="P81"><text:span text:style-name="Strong_20_Emphasis"><text:span text:style-name="T55"><text:s text:c="6"/>"p2o5_olsen": 45,</text:span></text:span></text:p>
      <text:p text:style-name="P81"><text:span text:style-name="Strong_20_Emphasis"><text:span text:style-name="T55"><text:s text:c="6"/>"k2o_exchangeable": 180,</text:span></text:span></text:p>
      <text:p text:style-name="P81"><text:span text:style-name="Strong_20_Emphasis"><text:span text:style-name="T55"><text:s text:c="6"/>"mg_exchangeable": 110,</text:span></text:span></text:p>
      <text:p text:style-name="P81"><text:span text:style-name="Strong_20_Emphasis"><text:span text:style-name="T55"><text:s text:c="6"/>"ca_exchangeable": 2100</text:span></text:span></text:p>
      <text:p text:style-name="P81"><text:span text:style-name="Strong_20_Emphasis"><text:span text:style-name="T55"><text:s text:c="4"/>},</text:span></text:span></text:p>
      <text:p text:style-name="P81"><text:span text:style-name="Strong_20_Emphasis"><text:span text:style-name="T55"><text:s text:c="4"/>"micronutrients_mg_kg": {</text:span></text:span></text:p>
      <text:p text:style-name="P81"><text:span text:style-name="Strong_20_Emphasis"><text:span text:style-name="T55"><text:s text:c="6"/>"fe": 25.4,</text:span></text:span></text:p>
      <text:p text:style-name="P81"><text:span text:style-name="Strong_20_Emphasis"><text:span text:style-name="T55"><text:s text:c="6"/>"mn": 12.1,</text:span></text:span></text:p>
      <text:p text:style-name="P81"><text:span text:style-name="Strong_20_Emphasis"><text:span text:style-name="T55"><text:s text:c="6"/>"zn": 3.2,</text:span></text:span></text:p>
      <text:p text:style-name="P81"><text:soft-page-break/><text:span text:style-name="Strong_20_Emphasis"><text:span text:style-name="T55"><text:s text:c="6"/>"cu": 1.5,</text:span></text:span></text:p>
      <text:p text:style-name="P81"><text:span text:style-name="Strong_20_Emphasis"><text:span text:style-name="T55"><text:s text:c="6"/>"b": 0.8</text:span></text:span></text:p>
      <text:p text:style-name="P81"><text:span text:style-name="Strong_20_Emphasis"><text:span text:style-name="T55"><text:s text:c="4"/>}</text:span></text:span></text:p>
      <text:p text:style-name="P81"><text:span text:style-name="Strong_20_Emphasis"><text:span text:style-name="T55"><text:s text:c="2"/>},</text:span></text:span></text:p>
      <text:p text:style-name="P81"><text:span text:style-name="Strong_20_Emphasis"><text:span text:style-name="T55"/></text:span></text:p>
      <text:p text:style-name="P81"><text:span text:style-name="Strong_20_Emphasis"><text:span text:style-name="T55"><text:s text:c="2"/>"season_climate_summary": {</text:span></text:span></text:p>
      <text:p text:style-name="P81"><text:span text:style-name="Strong_20_Emphasis"><text:span text:style-name="T55"><text:s text:c="4"/>"cumulative_precipitation_mm": 345.5,</text:span></text:span></text:p>
      <text:p text:style-name="P81"><text:span text:style-name="Strong_20_Emphasis"><text:span text:style-name="T55"><text:s text:c="4"/>"cumulative_gdd_c": 1850.2,</text:span></text:span></text:p>
      <text:p text:style-name="P81"><text:span text:style-name="Strong_20_Emphasis"><text:span text:style-name="T55"><text:s text:c="4"/>"cumulative_et0_mm": 410.0</text:span></text:span></text:p>
      <text:p text:style-name="P81"><text:span text:style-name="Strong_20_Emphasis"><text:span text:style-name="T55"><text:s text:c="2"/>},</text:span></text:span></text:p>
      <text:p text:style-name="P81"><text:span text:style-name="Strong_20_Emphasis"><text:span text:style-name="T55"/></text:span></text:p>
      <text:p text:style-name="P81"><text:span text:style-name="Strong_20_Emphasis"><text:span text:style-name="T55"><text:s text:c="2"/>"stages": [</text:span></text:span></text:p>
      <text:p text:style-name="P81"><text:span text:style-name="Strong_20_Emphasis"><text:span text:style-name="T55"><text:s text:c="4"/>{</text:span></text:span></text:p>
      <text:p text:style-name="P81"><text:span text:style-name="Strong_20_Emphasis"><text:span text:style-name="T55"><text:s text:c="6"/>"name": "establishment",</text:span></text:span></text:p>
      <text:p text:style-name="P81"><text:span text:style-name="Strong_20_Emphasis"><text:span text:style-name="T55"><text:s text:c="6"/>"start_date": "2025-03-18",</text:span></text:span></text:p>
      <text:p text:style-name="P81"><text:span text:style-name="Strong_20_Emphasis"><text:span text:style-name="T55"><text:s text:c="6"/>"end_date": "2025-04-02",</text:span></text:span></text:p>
      <text:p text:style-name="P81"><text:span text:style-name="Strong_20_Emphasis"><text:span text:style-name="T55"><text:s text:c="6"/>"growthmetrics": {</text:span></text:span></text:p>
      <text:p text:style-name="P81"><text:span text:style-name="Strong_20_Emphasis"><text:span text:style-name="T55"><text:s text:c="8"/>"lai": 0.75,</text:span></text:span></text:p>
      <text:p text:style-name="P81"><text:span text:style-name="Strong_20_Emphasis"><text:span text:style-name="T55"><text:s text:c="8"/>"biomass_g_m2": 140,</text:span></text:span></text:p>
      <text:p text:style-name="P81"><text:span text:style-name="Strong_20_Emphasis"><text:span text:style-name="T55"><text:s text:c="8"/>"ndvi": 0.42,</text:span></text:span></text:p>
      <text:p text:style-name="P81"><text:span text:style-name="Strong_20_Emphasis"><text:span text:style-name="T55"><text:s text:c="8"/>"ndre": 0.65,</text:span></text:span></text:p>
      <text:p text:style-name="P81"><text:span text:style-name="Strong_20_Emphasis"><text:span text:style-name="T55"><text:s text:c="8"/>"rgr_mm_day": 1.4,</text:span></text:span></text:p>
      <text:p text:style-name="P81"><text:span text:style-name="Strong_20_Emphasis"><text:span text:style-name="T55"><text:s text:c="8"/>"spad_n_pct": 3.1,</text:span></text:span></text:p>
      <text:p text:style-name="P81"><text:span text:style-name="Strong_20_Emphasis"><text:span text:style-name="T55"><text:s text:c="8"/>"thresholds": {</text:span></text:span></text:p>
      <text:p text:style-name="P81"><text:span text:style-name="Strong_20_Emphasis"><text:span text:style-name="T55"><text:s text:c="10"/>"lai_min": 0.7,</text:span></text:span></text:p>
      <text:p text:style-name="P81"><text:span text:style-name="Strong_20_Emphasis"><text:span text:style-name="T55"><text:s text:c="10"/>"ndvi_min": 0.4</text:span></text:span></text:p>
      <text:p text:style-name="P81"><text:span text:style-name="Strong_20_Emphasis"><text:span text:style-name="T55"><text:s text:c="8"/>}</text:span></text:span></text:p>
      <text:p text:style-name="P81"><text:span text:style-name="Strong_20_Emphasis"><text:span text:style-name="T55"><text:s text:c="6"/>},</text:span></text:span></text:p>
      <text:p text:style-name="P81"><text:span text:style-name="Strong_20_Emphasis"><text:span text:style-name="T55"><text:s text:c="6"/>"functional_soil": {</text:span></text:span></text:p>
      <text:p text:style-name="P81"><text:span text:style-name="Strong_20_Emphasis"><text:span text:style-name="T55"><text:s text:c="8"/>"moisture_min": 18.4,</text:span></text:span></text:p>
      <text:p text:style-name="P81"><text:span text:style-name="Strong_20_Emphasis"><text:span text:style-name="T55"><text:s text:c="8"/>"moisture_amplitude": 11.2,</text:span></text:span></text:p>
      <text:p text:style-name="P81"><text:span text:style-name="Strong_20_Emphasis"><text:span text:style-name="T55"><text:s text:c="8"/>"soil_temperature_min": 8.1,</text:span></text:span></text:p>
      <text:p text:style-name="P81"><text:span text:style-name="Strong_20_Emphasis"><text:span text:style-name="T55"><text:s text:c="8"/>"soil_temperature_amplitude": 4.0</text:span></text:span></text:p>
      <text:p text:style-name="P81"><text:span text:style-name="Strong_20_Emphasis"><text:span text:style-name="T55"><text:s text:c="6"/>},</text:span></text:span></text:p>
      <text:p text:style-name="P81"><text:span text:style-name="Strong_20_Emphasis"><text:span text:style-name="T55"><text:s text:c="6"/>"local_climate": {</text:span></text:span></text:p>
      <text:p text:style-name="P81"><text:span text:style-name="Strong_20_Emphasis"><text:span text:style-name="T55"><text:s text:c="8"/>"air_temperature_min": 3.2,</text:span></text:span></text:p>
      <text:p text:style-name="P81"><text:span text:style-name="Strong_20_Emphasis"><text:span text:style-name="T55"><text:s text:c="8"/>"air_temperature_amplitude": 12.5,</text:span></text:span></text:p>
      <text:p text:style-name="P81"><text:span text:style-name="Strong_20_Emphasis"><text:span text:style-name="T55"><text:s text:c="8"/>"air_humidity_min": 55.0,</text:span></text:span></text:p>
      <text:p text:style-name="P81"><text:span text:style-name="Strong_20_Emphasis"><text:span text:style-name="T55"><text:s text:c="8"/>"air_humidity_amplitude": 20.0,</text:span></text:span></text:p>
      <text:p text:style-name="P81"><text:span text:style-name="Strong_20_Emphasis"><text:span text:style-name="T55"><text:s text:c="8"/>"heat_days": 0,</text:span></text:span></text:p>
      <text:p text:style-name="P81"><text:span text:style-name="Strong_20_Emphasis"><text:span text:style-name="T55"><text:s text:c="8"/>"frost_days": 2,</text:span></text:span></text:p>
      <text:p text:style-name="P81"><text:span text:style-name="Strong_20_Emphasis"><text:span text:style-name="T55"><text:s text:c="8"/>"cumulative_precipitation_mm": 25.4,</text:span></text:span></text:p>
      <text:p text:style-name="P81"><text:span text:style-name="Strong_20_Emphasis"><text:span text:style-name="T55"><text:s text:c="8"/>"cumulative_gdd_c": 120.5,</text:span></text:span></text:p>
      <text:p text:style-name="P81"><text:span text:style-name="Strong_20_Emphasis"><text:span text:style-name="T55"><text:s text:c="8"/>"cumulative_et0_mm": 35.2</text:span></text:span></text:p>
      <text:p text:style-name="P81"><text:span text:style-name="Strong_20_Emphasis"><text:span text:style-name="T55"><text:s text:c="6"/>},</text:span></text:span></text:p>
      <text:p text:style-name="P81"><text:span text:style-name="Strong_20_Emphasis"><text:span text:style-name="T55"><text:s text:c="6"/>"soil_variation": {</text:span></text:span></text:p>
      <text:p text:style-name="P81"><text:span text:style-name="Strong_20_Emphasis"><text:span text:style-name="T55"><text:s text:c="8"/>"moisture_cv": 0.18,</text:span></text:span></text:p>
      <text:p text:style-name="P81"><text:span text:style-name="Strong_20_Emphasis"><text:span text:style-name="T55"><text:s text:c="8"/>"temperature_cv": 0.12,</text:span></text:span></text:p>
      <text:p text:style-name="P81"><text:span text:style-name="Strong_20_Emphasis"><text:span text:style-name="T55"><text:s text:c="8"/>"ec_cv": 0.17,</text:span></text:span></text:p>
      <text:p text:style-name="P81"><text:span text:style-name="Strong_20_Emphasis"><text:span text:style-name="T55"><text:s text:c="8"/>"compaction_index": 0.22,</text:span></text:span></text:p>
      <text:p text:style-name="P81"><text:soft-page-break/><text:span text:style-name="Strong_20_Emphasis"><text:span text:style-name="T55"><text:s text:c="8"/>"texture_variability_index": 0.15,</text:span></text:span></text:p>
      <text:p text:style-name="P81"><text:span text:style-name="Strong_20_Emphasis"><text:span text:style-name="T55"><text:s text:c="8"/>"microtopography_index": 0.11</text:span></text:span></text:p>
      <text:p text:style-name="P81"><text:span text:style-name="Strong_20_Emphasis"><text:span text:style-name="T55"><text:s text:c="6"/>},</text:span></text:span></text:p>
      <text:p text:style-name="P81"><text:span text:style-name="Strong_20_Emphasis"><text:span text:style-name="T55"><text:s text:c="6"/>"canopy_microclimate": {</text:span></text:span></text:p>
      <text:p text:style-name="P81"><text:span text:style-name="Strong_20_Emphasis"><text:span text:style-name="T55"><text:s text:c="8"/>"vpd_min": 0.4,</text:span></text:span></text:p>
      <text:p text:style-name="P81"><text:span text:style-name="Strong_20_Emphasis"><text:span text:style-name="T55"><text:s text:c="8"/>"vpd_amplitude": 1.2,</text:span></text:span></text:p>
      <text:p text:style-name="P81"><text:span text:style-name="Strong_20_Emphasis"><text:span text:style-name="T55"><text:s text:c="8"/>"canopy_wetness_events": 4</text:span></text:span></text:p>
      <text:p text:style-name="P81"><text:span text:style-name="Strong_20_Emphasis"><text:span text:style-name="T55"><text:s text:c="6"/>},</text:span></text:span></text:p>
      <text:p text:style-name="P81"><text:span text:style-name="Strong_20_Emphasis"><text:span text:style-name="T55"><text:s text:c="6"/>"management": [</text:span></text:span></text:p>
      <text:p text:style-name="P81"><text:span text:style-name="Strong_20_Emphasis"><text:span text:style-name="T55"><text:s text:c="8"/>{</text:span></text:span></text:p>
      <text:p text:style-name="P81"><text:span text:style-name="Strong_20_Emphasis"><text:span text:style-name="T55"><text:s text:c="10"/>"intervention_type": "crop_protection",</text:span></text:span></text:p>
      <text:p text:style-name="P81"><text:span text:style-name="Strong_20_Emphasis"><text:span text:style-name="T55"><text:s text:c="10"/>"product_name": "Roundup Max",</text:span></text:span></text:p>
      <text:p text:style-name="P81"><text:span text:style-name="Strong_20_Emphasis"><text:span text:style-name="T55"><text:s text:c="10"/>"application_date": "2025-03-15T10:00",</text:span></text:span></text:p>
      <text:p text:style-name="P81"><text:span text:style-name="Strong_20_Emphasis"><text:span text:style-name="T55"><text:s text:c="10"/>"active_substance": "glyphosate",</text:span></text:span></text:p>
      <text:p text:style-name="P81"><text:span text:style-name="Strong_20_Emphasis"><text:span text:style-name="T55"><text:s text:c="10"/>"mode_of_action": "EPSPS_inhibitor",</text:span></text:span></text:p>
      <text:p text:style-name="P81"><text:span text:style-name="Strong_20_Emphasis"><text:span text:style-name="T55"><text:s text:c="10"/>"formulation": "SL",</text:span></text:span></text:p>
      <text:p text:style-name="P81"><text:span text:style-name="Strong_20_Emphasis"><text:span text:style-name="T55"><text:s text:c="10"/>"concentration_value": 450,</text:span></text:span></text:p>
      <text:p text:style-name="P81"><text:span text:style-name="Strong_20_Emphasis"><text:span text:style-name="T55"><text:s text:c="10"/>"concentration_unit": "g/l",</text:span></text:span></text:p>
      <text:p text:style-name="P81"><text:span text:style-name="Strong_20_Emphasis"><text:span text:style-name="T55"><text:s text:c="10"/>"applied_value": 2.0,</text:span></text:span></text:p>
      <text:p text:style-name="P81"><text:span text:style-name="Strong_20_Emphasis"><text:span text:style-name="T55"><text:s text:c="10"/>"applied_unit": "l/ha",</text:span></text:span></text:p>
      <text:p text:style-name="P81"><text:span text:style-name="Strong_20_Emphasis"><text:span text:style-name="T55"><text:s text:c="10"/>"timing_index": 0.95,</text:span></text:span></text:p>
      <text:p text:style-name="P81"><text:span text:style-name="Strong_20_Emphasis"><text:span text:style-name="T55"><text:s text:c="10"/>"intensity_index": 0.3,</text:span></text:span></text:p>
      <text:p text:style-name="P81"><text:span text:style-name="Strong_20_Emphasis"><text:span text:style-name="T55"><text:s text:c="10"/>"treatment_goal": "pre_sowing_burndown"</text:span></text:span></text:p>
      <text:p text:style-name="P81"><text:span text:style-name="Strong_20_Emphasis"><text:span text:style-name="T55"><text:s text:c="8"/>},</text:span></text:span></text:p>
      <text:p text:style-name="P81"><text:span text:style-name="Strong_20_Emphasis"><text:span text:style-name="T55"><text:s text:c="8"/>{</text:span></text:span></text:p>
      <text:p text:style-name="P81"><text:span text:style-name="Strong_20_Emphasis"><text:span text:style-name="T55"><text:s text:c="10"/>"intervention_type": "fertilization",</text:span></text:span></text:p>
      <text:p text:style-name="P81"><text:span text:style-name="Strong_20_Emphasis"><text:span text:style-name="T55"><text:s text:c="10"/>"product_name": "Ammonium Nitrate",</text:span></text:span></text:p>
      <text:p text:style-name="P81"><text:span text:style-name="Strong_20_Emphasis"><text:span text:style-name="T55"><text:s text:c="10"/>"application_date": "2025-03-25T08:00",</text:span></text:span></text:p>
      <text:p text:style-name="P81"><text:span text:style-name="Strong_20_Emphasis"><text:span text:style-name="T55"><text:s text:c="10"/>"active_substance": "nitrogen",</text:span></text:span></text:p>
      <text:p text:style-name="P81"><text:span text:style-name="Strong_20_Emphasis"><text:span text:style-name="T55"><text:s text:c="10"/>"mode_of_action": "mineral_nutrient",</text:span></text:span></text:p>
      <text:p text:style-name="P81"><text:span text:style-name="Strong_20_Emphasis"><text:span text:style-name="T55"><text:s text:c="10"/>"formulation": "GR",</text:span></text:span></text:p>
      <text:p text:style-name="P81"><text:span text:style-name="Strong_20_Emphasis"><text:span text:style-name="T55"><text:s text:c="10"/>"concentration_value": 33.5,</text:span></text:span></text:p>
      <text:p text:style-name="P81"><text:span text:style-name="Strong_20_Emphasis"><text:span text:style-name="T55"><text:s text:c="10"/>"concentration_unit": "%",</text:span></text:span></text:p>
      <text:p text:style-name="P81"><text:span text:style-name="Strong_20_Emphasis"><text:span text:style-name="T55"><text:s text:c="10"/>"applied_value": 40.0,</text:span></text:span></text:p>
      <text:p text:style-name="P81"><text:span text:style-name="Strong_20_Emphasis"><text:span text:style-name="T55"><text:s text:c="10"/>"applied_unit": "kg N/ha",</text:span></text:span></text:p>
      <text:p text:style-name="P81"><text:span text:style-name="Strong_20_Emphasis"><text:span text:style-name="T55"><text:s text:c="10"/>"timing_index": 0.90,</text:span></text:span></text:p>
      <text:p text:style-name="P81"><text:span text:style-name="Strong_20_Emphasis"><text:span text:style-name="T55"><text:s text:c="10"/>"intensity_index": 0.5,</text:span></text:span></text:p>
      <text:p text:style-name="P81"><text:span text:style-name="Strong_20_Emphasis"><text:span text:style-name="T55"><text:s text:c="10"/>"treatment_goal": "early_growth_boost"</text:span></text:span></text:p>
      <text:p text:style-name="P81"><text:span text:style-name="Strong_20_Emphasis"><text:span text:style-name="T55"><text:s text:c="8"/>}</text:span></text:span></text:p>
      <text:p text:style-name="P81"><text:span text:style-name="Strong_20_Emphasis"><text:span text:style-name="T55"><text:s text:c="6"/>],</text:span></text:span></text:p>
      <text:p text:style-name="P81"><text:span text:style-name="Strong_20_Emphasis"><text:span text:style-name="T55"><text:s text:c="6"/>"pathology": {</text:span></text:span></text:p>
      <text:p text:style-name="P81"><text:span text:style-name="Strong_20_Emphasis"><text:span text:style-name="T55"><text:s text:c="8"/>"disease_pressure_index": 0.1,</text:span></text:span></text:p>
      <text:p text:style-name="P81"><text:span text:style-name="Strong_20_Emphasis"><text:span text:style-name="T55"><text:s text:c="8"/>"disease_damage_index": 0.0,</text:span></text:span></text:p>
      <text:p text:style-name="P81"><text:span text:style-name="Strong_20_Emphasis"><text:span text:style-name="T55"><text:s text:c="8"/>"lodging_index": 0.0,</text:span></text:span></text:p>
      <text:p text:style-name="P81"><text:span text:style-name="Strong_20_Emphasis"><text:span text:style-name="T55"><text:s text:c="8"/>"weed_pressure_index": 0.3</text:span></text:span></text:p>
      <text:p text:style-name="P81"><text:span text:style-name="Strong_20_Emphasis"><text:span text:style-name="T55"><text:s text:c="6"/>}</text:span></text:span></text:p>
      <text:p text:style-name="P81"><text:span text:style-name="Strong_20_Emphasis"><text:span text:style-name="T55"><text:s text:c="4"/>},</text:span></text:span></text:p>
      <text:p text:style-name="P81"><text:span text:style-name="Strong_20_Emphasis"><text:span text:style-name="T55"><text:s text:c="4"/>{</text:span></text:span></text:p>
      <text:p text:style-name="P81"><text:span text:style-name="Strong_20_Emphasis"><text:span text:style-name="T55"><text:s text:c="6"/>"name": "vegetative",</text:span></text:span></text:p>
      <text:p text:style-name="P81"><text:span text:style-name="Strong_20_Emphasis"><text:span text:style-name="T55"><text:s text:c="6"/>"start_date": "2025-04-03",</text:span></text:span></text:p>
      <text:p text:style-name="P81"><text:soft-page-break/><text:span text:style-name="Strong_20_Emphasis"><text:span text:style-name="T55"><text:s text:c="6"/>"end_date": "2025-05-14",</text:span></text:span></text:p>
      <text:p text:style-name="P81"><text:span text:style-name="Strong_20_Emphasis"><text:span text:style-name="T55"><text:s text:c="6"/>"growthmetrics": {</text:span></text:span></text:p>
      <text:p text:style-name="P81"><text:span text:style-name="Strong_20_Emphasis"><text:span text:style-name="T55"><text:s text:c="8"/>"lai": 4.1,</text:span></text:span></text:p>
      <text:p text:style-name="P81"><text:span text:style-name="Strong_20_Emphasis"><text:span text:style-name="T55"><text:s text:c="8"/>"biomass_g_m2": 780,</text:span></text:span></text:p>
      <text:p text:style-name="P81"><text:span text:style-name="Strong_20_Emphasis"><text:span text:style-name="T55"><text:s text:c="8"/>"ndvi": 0.74,</text:span></text:span></text:p>
      <text:p text:style-name="P81"><text:span text:style-name="Strong_20_Emphasis"><text:span text:style-name="T55"><text:s text:c="8"/>"ndre": 0.65,</text:span></text:span></text:p>
      <text:p text:style-name="P81"><text:span text:style-name="Strong_20_Emphasis"><text:span text:style-name="T55"><text:s text:c="8"/>"rgr_mm_day": 3.4,</text:span></text:span></text:p>
      <text:p text:style-name="P81"><text:span text:style-name="Strong_20_Emphasis"><text:span text:style-name="T55"><text:s text:c="8"/>"spad_n_pct": 3.7,</text:span></text:span></text:p>
      <text:p text:style-name="P81"><text:span text:style-name="Strong_20_Emphasis"><text:span text:style-name="T55"><text:s text:c="8"/>"thresholds": {</text:span></text:span></text:p>
      <text:p text:style-name="P81"><text:span text:style-name="Strong_20_Emphasis"><text:span text:style-name="T55"><text:s text:c="10"/>"lai_max": 5.0,</text:span></text:span></text:p>
      <text:p text:style-name="P81"><text:span text:style-name="Strong_20_Emphasis"><text:span text:style-name="T55"><text:s text:c="10"/>"ndvi_max": 0.8</text:span></text:span></text:p>
      <text:p text:style-name="P81"><text:span text:style-name="Strong_20_Emphasis"><text:span text:style-name="T55"><text:s text:c="8"/>}</text:span></text:span></text:p>
      <text:p text:style-name="P81"><text:span text:style-name="Strong_20_Emphasis"><text:span text:style-name="T55"><text:s text:c="6"/>},</text:span></text:span></text:p>
      <text:p text:style-name="P81"><text:span text:style-name="Strong_20_Emphasis"><text:span text:style-name="T55"><text:s text:c="6"/>"functional_soil": {</text:span></text:span></text:p>
      <text:p text:style-name="P81"><text:span text:style-name="Strong_20_Emphasis"><text:span text:style-name="T55"><text:s text:c="8"/>"moisture_min": 16.1,</text:span></text:span></text:p>
      <text:p text:style-name="P81"><text:span text:style-name="Strong_20_Emphasis"><text:span text:style-name="T55"><text:s text:c="8"/>"moisture_amplitude": 13.4,</text:span></text:span></text:p>
      <text:p text:style-name="P81"><text:span text:style-name="Strong_20_Emphasis"><text:span text:style-name="T55"><text:s text:c="8"/>"soil_temperature_min": 10.2,</text:span></text:span></text:p>
      <text:p text:style-name="P81"><text:span text:style-name="Strong_20_Emphasis"><text:span text:style-name="T55"><text:s text:c="8"/>"soil_temperature_amplitude": 5.1</text:span></text:span></text:p>
      <text:p text:style-name="P81"><text:span text:style-name="Strong_20_Emphasis"><text:span text:style-name="T55"><text:s text:c="6"/>},</text:span></text:span></text:p>
      <text:p text:style-name="P81"><text:span text:style-name="Strong_20_Emphasis"><text:span text:style-name="T55"><text:s text:c="6"/>"local_climate": {</text:span></text:span></text:p>
      <text:p text:style-name="P81"><text:span text:style-name="Strong_20_Emphasis"><text:span text:style-name="T55"><text:s text:c="8"/>"air_temperature_min": 6.4,</text:span></text:span></text:p>
      <text:p text:style-name="P81"><text:span text:style-name="Strong_20_Emphasis"><text:span text:style-name="T55"><text:s text:c="8"/>"air_temperature_amplitude": 18.2,</text:span></text:span></text:p>
      <text:p text:style-name="P81"><text:span text:style-name="Strong_20_Emphasis"><text:span text:style-name="T55"><text:s text:c="8"/>"air_humidity_min": 48.0,</text:span></text:span></text:p>
      <text:p text:style-name="P81"><text:span text:style-name="Strong_20_Emphasis"><text:span text:style-name="T55"><text:s text:c="8"/>"air_humidity_amplitude": 22.0,</text:span></text:span></text:p>
      <text:p text:style-name="P81"><text:span text:style-name="Strong_20_Emphasis"><text:span text:style-name="T55"><text:s text:c="8"/>"heat_days": 1,</text:span></text:span></text:p>
      <text:p text:style-name="P81"><text:span text:style-name="Strong_20_Emphasis"><text:span text:style-name="T55"><text:s text:c="8"/>"frost_days": 0,</text:span></text:span></text:p>
      <text:p text:style-name="P81"><text:span text:style-name="Strong_20_Emphasis"><text:span text:style-name="T55"><text:s text:c="8"/>"cumulative_precipitation_mm": 110.2,</text:span></text:span></text:p>
      <text:p text:style-name="P81"><text:span text:style-name="Strong_20_Emphasis"><text:span text:style-name="T55"><text:s text:c="8"/>"cumulative_gdd_c": 450.3,</text:span></text:span></text:p>
      <text:p text:style-name="P81"><text:span text:style-name="Strong_20_Emphasis"><text:span text:style-name="T55"><text:s text:c="8"/>"cumulative_et0_mm": 120.5</text:span></text:span></text:p>
      <text:p text:style-name="P81"><text:span text:style-name="Strong_20_Emphasis"><text:span text:style-name="T55"><text:s text:c="6"/>},</text:span></text:span></text:p>
      <text:p text:style-name="P81"><text:span text:style-name="Strong_20_Emphasis"><text:span text:style-name="T55"><text:s text:c="6"/>"soil_variation": {</text:span></text:span></text:p>
      <text:p text:style-name="P81"><text:span text:style-name="Strong_20_Emphasis"><text:span text:style-name="T55"><text:s text:c="8"/>"moisture_cv": 0.20,</text:span></text:span></text:p>
      <text:p text:style-name="P81"><text:span text:style-name="Strong_20_Emphasis"><text:span text:style-name="T55"><text:s text:c="8"/>"temperature_cv": 0.14,</text:span></text:span></text:p>
      <text:p text:style-name="P81"><text:span text:style-name="Strong_20_Emphasis"><text:span text:style-name="T55"><text:s text:c="8"/>"ec_cv": 0.18,</text:span></text:span></text:p>
      <text:p text:style-name="P81"><text:span text:style-name="Strong_20_Emphasis"><text:span text:style-name="T55"><text:s text:c="8"/>"compaction_index": 0.24,</text:span></text:span></text:p>
      <text:p text:style-name="P81"><text:span text:style-name="Strong_20_Emphasis"><text:span text:style-name="T55"><text:s text:c="8"/>"texture_variability_index": 0.16,</text:span></text:span></text:p>
      <text:p text:style-name="P81"><text:span text:style-name="Strong_20_Emphasis"><text:span text:style-name="T55"><text:s text:c="8"/>"microtopography_index": 0.12</text:span></text:span></text:p>
      <text:p text:style-name="P81"><text:span text:style-name="Strong_20_Emphasis"><text:span text:style-name="T55"><text:s text:c="6"/>},</text:span></text:span></text:p>
      <text:p text:style-name="P81"><text:span text:style-name="Strong_20_Emphasis"><text:span text:style-name="T55"><text:s text:c="6"/>"canopy_microclimate": {</text:span></text:span></text:p>
      <text:p text:style-name="P81"><text:span text:style-name="Strong_20_Emphasis"><text:span text:style-name="T55"><text:s text:c="8"/>"vpd_min": 0.5,</text:span></text:span></text:p>
      <text:p text:style-name="P81"><text:span text:style-name="Strong_20_Emphasis"><text:span text:style-name="T55"><text:s text:c="8"/>"vpd_amplitude": 1.4,</text:span></text:span></text:p>
      <text:p text:style-name="P81"><text:span text:style-name="Strong_20_Emphasis"><text:span text:style-name="T55"><text:s text:c="8"/>"canopy_wetness_events": 6</text:span></text:span></text:p>
      <text:p text:style-name="P81"><text:span text:style-name="Strong_20_Emphasis"><text:span text:style-name="T55"><text:s text:c="6"/>},</text:span></text:span></text:p>
      <text:p text:style-name="P81"><text:span text:style-name="Strong_20_Emphasis"><text:span text:style-name="T55"><text:s text:c="6"/>"management": [</text:span></text:span></text:p>
      <text:p text:style-name="P81"><text:span text:style-name="Strong_20_Emphasis"><text:span text:style-name="T55"><text:s text:c="8"/>{</text:span></text:span></text:p>
      <text:p text:style-name="P81"><text:span text:style-name="Strong_20_Emphasis"><text:span text:style-name="T55"><text:s text:c="10"/>"intervention_type": "crop_protection",</text:span></text:span></text:p>
      <text:p text:style-name="P81"><text:span text:style-name="Strong_20_Emphasis"><text:span text:style-name="T55"><text:s text:c="10"/>"product_name": "Moddus",</text:span></text:span></text:p>
      <text:p text:style-name="P81"><text:span text:style-name="Strong_20_Emphasis"><text:span text:style-name="T55"><text:s text:c="10"/>"application_date": "2025-04-20T09:30",</text:span></text:span></text:p>
      <text:p text:style-name="P81"><text:span text:style-name="Strong_20_Emphasis"><text:span text:style-name="T55"><text:s text:c="10"/>"active_substance": "trinexapac-ethyl",</text:span></text:span></text:p>
      <text:p text:style-name="P81"><text:span text:style-name="Strong_20_Emphasis"><text:span text:style-name="T55"><text:s text:c="10"/>"mode_of_action": "growth_regulator",</text:span></text:span></text:p>
      <text:p text:style-name="P81"><text:soft-page-break/><text:span text:style-name="Strong_20_Emphasis"><text:span text:style-name="T55"><text:s text:c="10"/>"formulation": "ME",</text:span></text:span></text:p>
      <text:p text:style-name="P81"><text:span text:style-name="Strong_20_Emphasis"><text:span text:style-name="T55"><text:s text:c="10"/>"concentration_value": 250,</text:span></text:span></text:p>
      <text:p text:style-name="P81"><text:span text:style-name="Strong_20_Emphasis"><text:span text:style-name="T55"><text:s text:c="10"/>"concentration_unit": "g/l",</text:span></text:span></text:p>
      <text:p text:style-name="P81"><text:span text:style-name="Strong_20_Emphasis"><text:span text:style-name="T55"><text:s text:c="10"/>"applied_value": 0.3,</text:span></text:span></text:p>
      <text:p text:style-name="P81"><text:span text:style-name="Strong_20_Emphasis"><text:span text:style-name="T55"><text:s text:c="10"/>"applied_unit": "l/ha",</text:span></text:span></text:p>
      <text:p text:style-name="P81"><text:span text:style-name="Strong_20_Emphasis"><text:span text:style-name="T55"><text:s text:c="10"/>"timing_index": 0.78,</text:span></text:span></text:p>
      <text:p text:style-name="P81"><text:span text:style-name="Strong_20_Emphasis"><text:span text:style-name="T55"><text:s text:c="10"/>"intensity_index": 0.4,</text:span></text:span></text:p>
      <text:p text:style-name="P81"><text:span text:style-name="Strong_20_Emphasis"><text:span text:style-name="T55"><text:s text:c="10"/>"treatment_goal": "lodging_prevention"</text:span></text:span></text:p>
      <text:p text:style-name="P81"><text:span text:style-name="Strong_20_Emphasis"><text:span text:style-name="T55"><text:s text:c="8"/>},</text:span></text:span></text:p>
      <text:p text:style-name="P81"><text:span text:style-name="Strong_20_Emphasis"><text:span text:style-name="T55"><text:s text:c="8"/>{</text:span></text:span></text:p>
      <text:p text:style-name="P81"><text:span text:style-name="Strong_20_Emphasis"><text:span text:style-name="T55"><text:s text:c="10"/>"intervention_type": "irrigation",</text:span></text:span></text:p>
      <text:p text:style-name="P81"><text:span text:style-name="Strong_20_Emphasis"><text:span text:style-name="T55"><text:s text:c="10"/>"product_name": "Water",</text:span></text:span></text:p>
      <text:p text:style-name="P81"><text:span text:style-name="Strong_20_Emphasis"><text:span text:style-name="T55"><text:s text:c="10"/>"application_date": "2025-05-10T05:00",</text:span></text:span></text:p>
      <text:p text:style-name="P81"><text:span text:style-name="Strong_20_Emphasis"><text:span text:style-name="T55"><text:s text:c="10"/>"active_substance": "h2o",</text:span></text:span></text:p>
      <text:p text:style-name="P81"><text:span text:style-name="Strong_20_Emphasis"><text:span text:style-name="T55"><text:s text:c="10"/>"mode_of_action": "hydration",</text:span></text:span></text:p>
      <text:p text:style-name="P81"><text:span text:style-name="Strong_20_Emphasis"><text:span text:style-name="T55"><text:s text:c="10"/>"formulation": "liquid",</text:span></text:span></text:p>
      <text:p text:style-name="P81"><text:span text:style-name="Strong_20_Emphasis"><text:span text:style-name="T55"><text:s text:c="10"/>"concentration_value": 100,</text:span></text:span></text:p>
      <text:p text:style-name="P81"><text:span text:style-name="Strong_20_Emphasis"><text:span text:style-name="T55"><text:s text:c="10"/>"concentration_unit": "%",</text:span></text:span></text:p>
      <text:p text:style-name="P81"><text:span text:style-name="Strong_20_Emphasis"><text:span text:style-name="T55"><text:s text:c="10"/>"applied_value": 30.0,</text:span></text:span></text:p>
      <text:p text:style-name="P81"><text:span text:style-name="Strong_20_Emphasis"><text:span text:style-name="T55"><text:s text:c="10"/>"applied_unit": "mm",</text:span></text:span></text:p>
      <text:p text:style-name="P81"><text:span text:style-name="Strong_20_Emphasis"><text:span text:style-name="T55"><text:s text:c="10"/>"timing_index": 0.85,</text:span></text:span></text:p>
      <text:p text:style-name="P81"><text:span text:style-name="Strong_20_Emphasis"><text:span text:style-name="T55"><text:s text:c="10"/>"intensity_index": 0.6,</text:span></text:span></text:p>
      <text:p text:style-name="P81"><text:span text:style-name="Strong_20_Emphasis"><text:span text:style-name="T55"><text:s text:c="10"/>"treatment_goal": "drought_stress_relief"</text:span></text:span></text:p>
      <text:p text:style-name="P81"><text:span text:style-name="Strong_20_Emphasis"><text:span text:style-name="T55"><text:s text:c="8"/>}</text:span></text:span></text:p>
      <text:p text:style-name="P81"><text:span text:style-name="Strong_20_Emphasis"><text:span text:style-name="T55"><text:s text:c="6"/>],</text:span></text:span></text:p>
      <text:p text:style-name="P81"><text:span text:style-name="Strong_20_Emphasis"><text:span text:style-name="T55"><text:s text:c="6"/>"pathology": {</text:span></text:span></text:p>
      <text:p text:style-name="P81"><text:span text:style-name="Strong_20_Emphasis"><text:span text:style-name="T55"><text:s text:c="8"/>"disease_pressure_index": 0.2,</text:span></text:span></text:p>
      <text:p text:style-name="P81"><text:span text:style-name="Strong_20_Emphasis"><text:span text:style-name="T55"><text:s text:c="8"/>"disease_damage_index": 0.05,</text:span></text:span></text:p>
      <text:p text:style-name="P81"><text:span text:style-name="Strong_20_Emphasis"><text:span text:style-name="T55"><text:s text:c="8"/>"lodging_index": 0.0,</text:span></text:span></text:p>
      <text:p text:style-name="P81"><text:span text:style-name="Strong_20_Emphasis"><text:span text:style-name="T55"><text:s text:c="8"/>"weed_pressure_index": 0.2</text:span></text:span></text:p>
      <text:p text:style-name="P81"><text:span text:style-name="Strong_20_Emphasis"><text:span text:style-name="T55"><text:s text:c="6"/>}</text:span></text:span></text:p>
      <text:p text:style-name="P81"><text:span text:style-name="Strong_20_Emphasis"><text:span text:style-name="T55"><text:s text:c="4"/>},</text:span></text:span></text:p>
      <text:p text:style-name="P81"><text:span text:style-name="Strong_20_Emphasis"><text:span text:style-name="T55"><text:s text:c="4"/>{</text:span></text:span></text:p>
      <text:p text:style-name="P81"><text:span text:style-name="Strong_20_Emphasis"><text:span text:style-name="T55"><text:s text:c="6"/>"name": "flowering",</text:span></text:span></text:p>
      <text:p text:style-name="P81"><text:span text:style-name="Strong_20_Emphasis"><text:span text:style-name="T55"><text:s text:c="6"/>"start_date": "2025-05-15",</text:span></text:span></text:p>
      <text:p text:style-name="P81"><text:span text:style-name="Strong_20_Emphasis"><text:span text:style-name="T55"><text:s text:c="6"/>"end_date": "2025-06-02",</text:span></text:span></text:p>
      <text:p text:style-name="P81"><text:span text:style-name="Strong_20_Emphasis"><text:span text:style-name="T55"><text:s text:c="6"/>"growthmetrics": {</text:span></text:span></text:p>
      <text:p text:style-name="P81"><text:span text:style-name="Strong_20_Emphasis"><text:span text:style-name="T55"><text:s text:c="8"/>"lai": 5.4,</text:span></text:span></text:p>
      <text:p text:style-name="P81"><text:span text:style-name="Strong_20_Emphasis"><text:span text:style-name="T55"><text:s text:c="8"/>"biomass_g_m2": 1150,</text:span></text:span></text:p>
      <text:p text:style-name="P81"><text:span text:style-name="Strong_20_Emphasis"><text:span text:style-name="T55"><text:s text:c="8"/>"ndvi": 0.78,</text:span></text:span></text:p>
      <text:p text:style-name="P81"><text:span text:style-name="Strong_20_Emphasis"><text:span text:style-name="T55"><text:s text:c="8"/>"ndre": 0.65,</text:span></text:span></text:p>
      <text:p text:style-name="P81"><text:span text:style-name="Strong_20_Emphasis"><text:span text:style-name="T55"><text:s text:c="8"/>"rgr_mm_day": 1.9,</text:span></text:span></text:p>
      <text:p text:style-name="P81"><text:span text:style-name="Strong_20_Emphasis"><text:span text:style-name="T55"><text:s text:c="8"/>"spad_n_pct": 2.9,</text:span></text:span></text:p>
      <text:p text:style-name="P81"><text:span text:style-name="Strong_20_Emphasis"><text:span text:style-name="T55"><text:s text:c="8"/>"thresholds": {</text:span></text:span></text:p>
      <text:p text:style-name="P81"><text:span text:style-name="Strong_20_Emphasis"><text:span text:style-name="T55"><text:s text:c="10"/>"ndvi_min": 0.7,</text:span></text:span></text:p>
      <text:p text:style-name="P81"><text:span text:style-name="Strong_20_Emphasis"><text:span text:style-name="T55"><text:s text:c="10"/>"biomass_min": 1100</text:span></text:span></text:p>
      <text:p text:style-name="P81"><text:span text:style-name="Strong_20_Emphasis"><text:span text:style-name="T55"><text:s text:c="8"/>}</text:span></text:span></text:p>
      <text:p text:style-name="P81"><text:span text:style-name="Strong_20_Emphasis"><text:span text:style-name="T55"><text:s text:c="6"/>},</text:span></text:span></text:p>
      <text:p text:style-name="P81"><text:span text:style-name="Strong_20_Emphasis"><text:span text:style-name="T55"><text:s text:c="6"/>"functional_soil": {</text:span></text:span></text:p>
      <text:p text:style-name="P81"><text:span text:style-name="Strong_20_Emphasis"><text:span text:style-name="T55"><text:s text:c="8"/>"moisture_min": 14.2,</text:span></text:span></text:p>
      <text:p text:style-name="P81"><text:soft-page-break/><text:span text:style-name="Strong_20_Emphasis"><text:span text:style-name="T55"><text:s text:c="8"/>"moisture_amplitude": 14.3,</text:span></text:span></text:p>
      <text:p text:style-name="P81"><text:span text:style-name="Strong_20_Emphasis"><text:span text:style-name="T55"><text:s text:c="8"/>"soil_temperature_min": 12.1,</text:span></text:span></text:p>
      <text:p text:style-name="P81"><text:span text:style-name="Strong_20_Emphasis"><text:span text:style-name="T55"><text:s text:c="8"/>"soil_temperature_amplitude": 6.1</text:span></text:span></text:p>
      <text:p text:style-name="P81"><text:span text:style-name="Strong_20_Emphasis"><text:span text:style-name="T55"><text:s text:c="6"/>},</text:span></text:span></text:p>
      <text:p text:style-name="P81"><text:span text:style-name="Strong_20_Emphasis"><text:span text:style-name="T55"><text:s text:c="6"/>"local_climate": {</text:span></text:span></text:p>
      <text:p text:style-name="P81"><text:span text:style-name="Strong_20_Emphasis"><text:span text:style-name="T55"><text:s text:c="8"/>"air_temperature_min": 8.2,</text:span></text:span></text:p>
      <text:p text:style-name="P81"><text:span text:style-name="Strong_20_Emphasis"><text:span text:style-name="T55"><text:s text:c="8"/>"air_temperature_amplitude": 21.2,</text:span></text:span></text:p>
      <text:p text:style-name="P81"><text:span text:style-name="Strong_20_Emphasis"><text:span text:style-name="T55"><text:s text:c="8"/>"air_humidity_min": 42.0,</text:span></text:span></text:p>
      <text:p text:style-name="P81"><text:span text:style-name="Strong_20_Emphasis"><text:span text:style-name="T55"><text:s text:c="8"/>"air_humidity_amplitude": 18.0,</text:span></text:span></text:p>
      <text:p text:style-name="P81"><text:span text:style-name="Strong_20_Emphasis"><text:span text:style-name="T55"><text:s text:c="8"/>"heat_days": 4,</text:span></text:span></text:p>
      <text:p text:style-name="P81"><text:span text:style-name="Strong_20_Emphasis"><text:span text:style-name="T55"><text:s text:c="8"/>"frost_days": 0,</text:span></text:span></text:p>
      <text:p text:style-name="P81"><text:span text:style-name="Strong_20_Emphasis"><text:span text:style-name="T55"><text:s text:c="8"/>"cumulative_precipitation_mm": 45.1,</text:span></text:span></text:p>
      <text:p text:style-name="P81"><text:span text:style-name="Strong_20_Emphasis"><text:span text:style-name="T55"><text:s text:c="8"/>"cumulative_gdd_c": 380.4,</text:span></text:span></text:p>
      <text:p text:style-name="P81"><text:span text:style-name="Strong_20_Emphasis"><text:span text:style-name="T55"><text:s text:c="8"/>"cumulative_et0_mm": 110.3</text:span></text:span></text:p>
      <text:p text:style-name="P81"><text:span text:style-name="Strong_20_Emphasis"><text:span text:style-name="T55"><text:s text:c="6"/>},</text:span></text:span></text:p>
      <text:p text:style-name="P81"><text:span text:style-name="Strong_20_Emphasis"><text:span text:style-name="T55"><text:s text:c="6"/>"soil_variation": {</text:span></text:span></text:p>
      <text:p text:style-name="P81"><text:span text:style-name="Strong_20_Emphasis"><text:span text:style-name="T55"><text:s text:c="8"/>"moisture_cv": 0.23,</text:span></text:span></text:p>
      <text:p text:style-name="P81"><text:span text:style-name="Strong_20_Emphasis"><text:span text:style-name="T55"><text:s text:c="8"/>"temperature_cv": 0.15,</text:span></text:span></text:p>
      <text:p text:style-name="P81"><text:span text:style-name="Strong_20_Emphasis"><text:span text:style-name="T55"><text:s text:c="8"/>"ec_cv": 0.19,</text:span></text:span></text:p>
      <text:p text:style-name="P81"><text:span text:style-name="Strong_20_Emphasis"><text:span text:style-name="T55"><text:s text:c="8"/>"compaction_index": 0.25,</text:span></text:span></text:p>
      <text:p text:style-name="P81"><text:span text:style-name="Strong_20_Emphasis"><text:span text:style-name="T55"><text:s text:c="8"/>"texture_variability_index": 0.17,</text:span></text:span></text:p>
      <text:p text:style-name="P81"><text:span text:style-name="Strong_20_Emphasis"><text:span text:style-name="T55"><text:s text:c="8"/>"microtopography_index": 0.13</text:span></text:span></text:p>
      <text:p text:style-name="P81"><text:span text:style-name="Strong_20_Emphasis"><text:span text:style-name="T55"><text:s text:c="6"/>},</text:span></text:span></text:p>
      <text:p text:style-name="P81"><text:span text:style-name="Strong_20_Emphasis"><text:span text:style-name="T55"><text:s text:c="6"/>"canopy_microclimate": {</text:span></text:span></text:p>
      <text:p text:style-name="P81"><text:span text:style-name="Strong_20_Emphasis"><text:span text:style-name="T55"><text:s text:c="8"/>"vpd_min": 0.6,</text:span></text:span></text:p>
      <text:p text:style-name="P81"><text:span text:style-name="Strong_20_Emphasis"><text:span text:style-name="T55"><text:s text:c="8"/>"vpd_amplitude": 1.6,</text:span></text:span></text:p>
      <text:p text:style-name="P81"><text:span text:style-name="Strong_20_Emphasis"><text:span text:style-name="T55"><text:s text:c="8"/>"canopy_wetness_events": 3</text:span></text:span></text:p>
      <text:p text:style-name="P81"><text:span text:style-name="Strong_20_Emphasis"><text:span text:style-name="T55"><text:s text:c="6"/>},</text:span></text:span></text:p>
      <text:p text:style-name="P81"><text:span text:style-name="Strong_20_Emphasis"><text:span text:style-name="T55"><text:s text:c="6"/>"management": [</text:span></text:span></text:p>
      <text:p text:style-name="P81"><text:span text:style-name="Strong_20_Emphasis"><text:span text:style-name="T55"><text:s text:c="8"/>{</text:span></text:span></text:p>
      <text:p text:style-name="P81"><text:span text:style-name="Strong_20_Emphasis"><text:span text:style-name="T55"><text:s text:c="10"/>"intervention_type": "crop_protection",</text:span></text:span></text:p>
      <text:p text:style-name="P81"><text:span text:style-name="Strong_20_Emphasis"><text:span text:style-name="T55"><text:s text:c="10"/>"product_name": "Amistar",</text:span></text:span></text:p>
      <text:p text:style-name="P81"><text:span text:style-name="Strong_20_Emphasis"><text:span text:style-name="T55"><text:s text:c="10"/>"application_date": "2025-05-18T08:30",</text:span></text:span></text:p>
      <text:p text:style-name="P81"><text:span text:style-name="Strong_20_Emphasis"><text:span text:style-name="T55"><text:s text:c="10"/>"active_substance": "azoxystrobin",</text:span></text:span></text:p>
      <text:p text:style-name="P81"><text:span text:style-name="Strong_20_Emphasis"><text:span text:style-name="T55"><text:s text:c="10"/>"mode_of_action": "QoI",</text:span></text:span></text:p>
      <text:p text:style-name="P81"><text:span text:style-name="Strong_20_Emphasis"><text:span text:style-name="T55"><text:s text:c="10"/>"formulation": "SC",</text:span></text:span></text:p>
      <text:p text:style-name="P81"><text:span text:style-name="Strong_20_Emphasis"><text:span text:style-name="T55"><text:s text:c="10"/>"concentration_value": 250,</text:span></text:span></text:p>
      <text:p text:style-name="P81"><text:span text:style-name="Strong_20_Emphasis"><text:span text:style-name="T55"><text:s text:c="10"/>"concentration_unit": "g/l",</text:span></text:span></text:p>
      <text:p text:style-name="P81"><text:span text:style-name="Strong_20_Emphasis"><text:span text:style-name="T55"><text:s text:c="10"/>"applied_value": 0.8,</text:span></text:span></text:p>
      <text:p text:style-name="P81"><text:span text:style-name="Strong_20_Emphasis"><text:span text:style-name="T55"><text:s text:c="10"/>"applied_unit": "l/ha",</text:span></text:span></text:p>
      <text:p text:style-name="P81"><text:span text:style-name="Strong_20_Emphasis"><text:span text:style-name="T55"><text:s text:c="10"/>"timing_index": 0.82,</text:span></text:span></text:p>
      <text:p text:style-name="P81"><text:span text:style-name="Strong_20_Emphasis"><text:span text:style-name="T55"><text:s text:c="10"/>"intensity_index": 0.6,</text:span></text:span></text:p>
      <text:p text:style-name="P81"><text:span text:style-name="Strong_20_Emphasis"><text:span text:style-name="T55"><text:s text:c="10"/>"treatment_goal": "disease_control"</text:span></text:span></text:p>
      <text:p text:style-name="P81"><text:span text:style-name="Strong_20_Emphasis"><text:span text:style-name="T55"><text:s text:c="8"/>}</text:span></text:span></text:p>
      <text:p text:style-name="P81"><text:span text:style-name="Strong_20_Emphasis"><text:span text:style-name="T55"><text:s text:c="6"/>],</text:span></text:span></text:p>
      <text:p text:style-name="P81"><text:span text:style-name="Strong_20_Emphasis"><text:span text:style-name="T55"><text:s text:c="6"/>"pathology": {</text:span></text:span></text:p>
      <text:p text:style-name="P81"><text:span text:style-name="Strong_20_Emphasis"><text:span text:style-name="T55"><text:s text:c="8"/>"disease_pressure_index": 0.4,</text:span></text:span></text:p>
      <text:p text:style-name="P81"><text:span text:style-name="Strong_20_Emphasis"><text:span text:style-name="T55"><text:s text:c="8"/>"disease_damage_index": 0.1,</text:span></text:span></text:p>
      <text:p text:style-name="P81"><text:span text:style-name="Strong_20_Emphasis"><text:span text:style-name="T55"><text:s text:c="8"/>"lodging_index": 0.0,</text:span></text:span></text:p>
      <text:p text:style-name="P81"><text:span text:style-name="Strong_20_Emphasis"><text:span text:style-name="T55"><text:s text:c="8"/>"weed_pressure_index": 0.1</text:span></text:span></text:p>
      <text:p text:style-name="P81"><text:soft-page-break/><text:span text:style-name="Strong_20_Emphasis"><text:span text:style-name="T55"><text:s text:c="6"/>}</text:span></text:span></text:p>
      <text:p text:style-name="P81"><text:span text:style-name="Strong_20_Emphasis"><text:span text:style-name="T55"><text:s text:c="4"/>},</text:span></text:span></text:p>
      <text:p text:style-name="P81"><text:span text:style-name="Strong_20_Emphasis"><text:span text:style-name="T55"><text:s text:c="4"/>{</text:span></text:span></text:p>
      <text:p text:style-name="P81"><text:span text:style-name="Strong_20_Emphasis"><text:span text:style-name="T55"><text:s text:c="6"/>"name": "grain_filling",</text:span></text:span></text:p>
      <text:p text:style-name="P81"><text:span text:style-name="Strong_20_Emphasis"><text:span text:style-name="T55"><text:s text:c="6"/>"start_date": "2025-06-03",</text:span></text:span></text:p>
      <text:p text:style-name="P81"><text:span text:style-name="Strong_20_Emphasis"><text:span text:style-name="T55"><text:s text:c="6"/>"end_date": "2025-07-10",</text:span></text:span></text:p>
      <text:p text:style-name="P81"><text:span text:style-name="Strong_20_Emphasis"><text:span text:style-name="T55"><text:s text:c="6"/>"growthmetrics": {</text:span></text:span></text:p>
      <text:p text:style-name="P81"><text:span text:style-name="Strong_20_Emphasis"><text:span text:style-name="T55"><text:s text:c="8"/>"lai": 4.7,</text:span></text:span></text:p>
      <text:p text:style-name="P81"><text:span text:style-name="Strong_20_Emphasis"><text:span text:style-name="T55"><text:s text:c="8"/>"biomass_g_m2": 1420,</text:span></text:span></text:p>
      <text:p text:style-name="P81"><text:span text:style-name="Strong_20_Emphasis"><text:span text:style-name="T55"><text:s text:c="8"/>"ndvi": 0.68,</text:span></text:span></text:p>
      <text:p text:style-name="P81"><text:span text:style-name="Strong_20_Emphasis"><text:span text:style-name="T55"><text:s text:c="8"/>"ndre": 0.65,</text:span></text:span></text:p>
      <text:p text:style-name="P81"><text:span text:style-name="Strong_20_Emphasis"><text:span text:style-name="T55"><text:s text:c="8"/>"rgr_mm_day": 0.9,</text:span></text:span></text:p>
      <text:p text:style-name="P81"><text:span text:style-name="Strong_20_Emphasis"><text:span text:style-name="T55"><text:s text:c="8"/>"spad_n_pct": 2.4,</text:span></text:span></text:p>
      <text:p text:style-name="P81"><text:span text:style-name="Strong_20_Emphasis"><text:span text:style-name="T55"><text:s text:c="8"/>"thresholds": {</text:span></text:span></text:p>
      <text:p text:style-name="P81"><text:span text:style-name="Strong_20_Emphasis"><text:span text:style-name="T55"><text:s text:c="10"/>"biomass_min": 1400,</text:span></text:span></text:p>
      <text:p text:style-name="P81"><text:span text:style-name="Strong_20_Emphasis"><text:span text:style-name="T55"><text:s text:c="10"/>"lai_min": 4.0</text:span></text:span></text:p>
      <text:p text:style-name="P81"><text:span text:style-name="Strong_20_Emphasis"><text:span text:style-name="T55"><text:s text:c="8"/>}</text:span></text:span></text:p>
      <text:p text:style-name="P81"><text:span text:style-name="Strong_20_Emphasis"><text:span text:style-name="T55"><text:s text:c="6"/>},</text:span></text:span></text:p>
      <text:p text:style-name="P81"><text:span text:style-name="Strong_20_Emphasis"><text:span text:style-name="T55"><text:s text:c="6"/>"functional_soil": {</text:span></text:span></text:p>
      <text:p text:style-name="P81"><text:span text:style-name="Strong_20_Emphasis"><text:span text:style-name="T55"><text:s text:c="8"/>"moisture_min": 12.5,</text:span></text:span></text:p>
      <text:p text:style-name="P81"><text:span text:style-name="Strong_20_Emphasis"><text:span text:style-name="T55"><text:s text:c="8"/>"moisture_amplitude": 10.8,</text:span></text:span></text:p>
      <text:p text:style-name="P81"><text:span text:style-name="Strong_20_Emphasis"><text:span text:style-name="T55"><text:s text:c="8"/>"soil_temperature_min": 14.0,</text:span></text:span></text:p>
      <text:p text:style-name="P81"><text:span text:style-name="Strong_20_Emphasis"><text:span text:style-name="T55"><text:s text:c="8"/>"soil_temperature_amplitude": 7.2</text:span></text:span></text:p>
      <text:p text:style-name="P81"><text:span text:style-name="Strong_20_Emphasis"><text:span text:style-name="T55"><text:s text:c="6"/>},</text:span></text:span></text:p>
      <text:p text:style-name="P81"><text:span text:style-name="Strong_20_Emphasis"><text:span text:style-name="T55"><text:s text:c="6"/>"local_climate": {</text:span></text:span></text:p>
      <text:p text:style-name="P81"><text:span text:style-name="Strong_20_Emphasis"><text:span text:style-name="T55"><text:s text:c="8"/>"air_temperature_min": 10.1,</text:span></text:span></text:p>
      <text:p text:style-name="P81"><text:span text:style-name="Strong_20_Emphasis"><text:span text:style-name="T55"><text:s text:c="8"/>"air_temperature_amplitude": 24.3,</text:span></text:span></text:p>
      <text:p text:style-name="P81"><text:span text:style-name="Strong_20_Emphasis"><text:span text:style-name="T55"><text:s text:c="8"/>"air_humidity_min": 38.0,</text:span></text:span></text:p>
      <text:p text:style-name="P81"><text:span text:style-name="Strong_20_Emphasis"><text:span text:style-name="T55"><text:s text:c="8"/>"air_humidity_amplitude": 20.0,</text:span></text:span></text:p>
      <text:p text:style-name="P81"><text:span text:style-name="Strong_20_Emphasis"><text:span text:style-name="T55"><text:s text:c="8"/>"heat_days": 6,</text:span></text:span></text:p>
      <text:p text:style-name="P81"><text:span text:style-name="Strong_20_Emphasis"><text:span text:style-name="T55"><text:s text:c="8"/>"frost_days": 0,</text:span></text:span></text:p>
      <text:p text:style-name="P81"><text:span text:style-name="Strong_20_Emphasis"><text:span text:style-name="T55"><text:s text:c="8"/>"cumulative_precipitation_mm": 85.0,</text:span></text:span></text:p>
      <text:p text:style-name="P81"><text:span text:style-name="Strong_20_Emphasis"><text:span text:style-name="T55"><text:s text:c="8"/>"cumulative_gdd_c": 620.1,</text:span></text:span></text:p>
      <text:p text:style-name="P81"><text:span text:style-name="Strong_20_Emphasis"><text:span text:style-name="T55"><text:s text:c="8"/>"cumulative_et0_mm": 150.8</text:span></text:span></text:p>
      <text:p text:style-name="P81"><text:span text:style-name="Strong_20_Emphasis"><text:span text:style-name="T55"><text:s text:c="6"/>},</text:span></text:span></text:p>
      <text:p text:style-name="P81"><text:span text:style-name="Strong_20_Emphasis"><text:span text:style-name="T55"><text:s text:c="6"/>"soil_variation": {</text:span></text:span></text:p>
      <text:p text:style-name="P81"><text:span text:style-name="Strong_20_Emphasis"><text:span text:style-name="T55"><text:s text:c="8"/>"moisture_cv": 0.19,</text:span></text:span></text:p>
      <text:p text:style-name="P81"><text:span text:style-name="Strong_20_Emphasis"><text:span text:style-name="T55"><text:s text:c="8"/>"temperature_cv": 0.13,</text:span></text:span></text:p>
      <text:p text:style-name="P81"><text:span text:style-name="Strong_20_Emphasis"><text:span text:style-name="T55"><text:s text:c="8"/>"ec_cv": 0.16,</text:span></text:span></text:p>
      <text:p text:style-name="P81"><text:span text:style-name="Strong_20_Emphasis"><text:span text:style-name="T55"><text:s text:c="8"/>"compaction_index": 0.21,</text:span></text:span></text:p>
      <text:p text:style-name="P81"><text:span text:style-name="Strong_20_Emphasis"><text:span text:style-name="T55"><text:s text:c="8"/>"texture_variability_index": 0.14,</text:span></text:span></text:p>
      <text:p text:style-name="P81"><text:span text:style-name="Strong_20_Emphasis"><text:span text:style-name="T55"><text:s text:c="8"/>"microtopography_index": 0.10</text:span></text:span></text:p>
      <text:p text:style-name="P81"><text:span text:style-name="Strong_20_Emphasis"><text:span text:style-name="T55"><text:s text:c="6"/>},</text:span></text:span></text:p>
      <text:p text:style-name="P81"><text:span text:style-name="Strong_20_Emphasis"><text:span text:style-name="T55"><text:s text:c="6"/>"canopy_microclimate": {</text:span></text:span></text:p>
      <text:p text:style-name="P81"><text:span text:style-name="Strong_20_Emphasis"><text:span text:style-name="T55"><text:s text:c="8"/>"vpd_min": 0.7,</text:span></text:span></text:p>
      <text:p text:style-name="P81"><text:span text:style-name="Strong_20_Emphasis"><text:span text:style-name="T55"><text:s text:c="8"/>"vpd_amplitude": 1.8,</text:span></text:span></text:p>
      <text:p text:style-name="P81"><text:span text:style-name="Strong_20_Emphasis"><text:span text:style-name="T55"><text:s text:c="8"/>"canopy_wetness_events": 2</text:span></text:span></text:p>
      <text:p text:style-name="P81"><text:span text:style-name="Strong_20_Emphasis"><text:span text:style-name="T55"><text:s text:c="6"/>},</text:span></text:span></text:p>
      <text:p text:style-name="P81"><text:span text:style-name="Strong_20_Emphasis"><text:span text:style-name="T55"><text:s text:c="6"/>"management": [],</text:span></text:span></text:p>
      <text:p text:style-name="P81"><text:span text:style-name="Strong_20_Emphasis"><text:span text:style-name="T55"><text:s text:c="6"/>"pathology": {</text:span></text:span></text:p>
      <text:p text:style-name="P81"><text:soft-page-break/><text:span text:style-name="Strong_20_Emphasis"><text:span text:style-name="T55"><text:s text:c="8"/>"disease_pressure_index": 0.3,</text:span></text:span></text:p>
      <text:p text:style-name="P81"><text:span text:style-name="Strong_20_Emphasis"><text:span text:style-name="T55"><text:s text:c="8"/>"disease_damage_index": 0.15,</text:span></text:span></text:p>
      <text:p text:style-name="P81"><text:span text:style-name="Strong_20_Emphasis"><text:span text:style-name="T55"><text:s text:c="8"/>"lodging_index": 0.1,</text:span></text:span></text:p>
      <text:p text:style-name="P81"><text:span text:style-name="Strong_20_Emphasis"><text:span text:style-name="T55"><text:s text:c="8"/>"weed_pressure_index": 0.1</text:span></text:span></text:p>
      <text:p text:style-name="P81"><text:span text:style-name="Strong_20_Emphasis"><text:span text:style-name="T55"><text:s text:c="6"/>}</text:span></text:span></text:p>
      <text:p text:style-name="P81"><text:span text:style-name="Strong_20_Emphasis"><text:span text:style-name="T55"><text:s text:c="4"/>},</text:span></text:span></text:p>
      <text:p text:style-name="P81"><text:span text:style-name="Strong_20_Emphasis"><text:span text:style-name="T55"><text:s text:c="4"/>{</text:span></text:span></text:p>
      <text:p text:style-name="P81"><text:span text:style-name="Strong_20_Emphasis"><text:span text:style-name="T55"><text:s text:c="6"/>"name": "maturation",</text:span></text:span></text:p>
      <text:p text:style-name="P81"><text:span text:style-name="Strong_20_Emphasis"><text:span text:style-name="T55"><text:s text:c="6"/>"start_date": "2025-07-11",</text:span></text:span></text:p>
      <text:p text:style-name="P81"><text:span text:style-name="Strong_20_Emphasis"><text:span text:style-name="T55"><text:s text:c="6"/>"end_date": "2025-08-12",</text:span></text:span></text:p>
      <text:p text:style-name="P81"><text:span text:style-name="Strong_20_Emphasis"><text:span text:style-name="T55"><text:s text:c="6"/>"growthmetrics": {</text:span></text:span></text:p>
      <text:p text:style-name="P81"><text:span text:style-name="Strong_20_Emphasis"><text:span text:style-name="T55"><text:s text:c="8"/>"lai": 2.5,</text:span></text:span></text:p>
      <text:p text:style-name="P81"><text:span text:style-name="Strong_20_Emphasis"><text:span text:style-name="T55"><text:s text:c="8"/>"biomass_g_m2": 500,</text:span></text:span></text:p>
      <text:p text:style-name="P81"><text:span text:style-name="Strong_20_Emphasis"><text:span text:style-name="T55"><text:s text:c="8"/>"ndvi": 0.45,</text:span></text:span></text:p>
      <text:p text:style-name="P81"><text:span text:style-name="Strong_20_Emphasis"><text:span text:style-name="T55"><text:s text:c="8"/>"ndre": 0.65,</text:span></text:span></text:p>
      <text:p text:style-name="P81"><text:span text:style-name="Strong_20_Emphasis"><text:span text:style-name="T55"><text:s text:c="8"/>"rgr_mm_day": 0.2,</text:span></text:span></text:p>
      <text:p text:style-name="P81"><text:span text:style-name="Strong_20_Emphasis"><text:span text:style-name="T55"><text:s text:c="8"/>"spad_n_pct": 1.8,</text:span></text:span></text:p>
      <text:p text:style-name="P81"><text:span text:style-name="Strong_20_Emphasis"><text:span text:style-name="T55"><text:s text:c="8"/>"thresholds": {</text:span></text:span></text:p>
      <text:p text:style-name="P81"><text:span text:style-name="Strong_20_Emphasis"><text:span text:style-name="T55"><text:s text:c="10"/>"lai_min": 2.0,</text:span></text:span></text:p>
      <text:p text:style-name="P81"><text:span text:style-name="Strong_20_Emphasis"><text:span text:style-name="T55"><text:s text:c="10"/>"ndvi_min": 0.4</text:span></text:span></text:p>
      <text:p text:style-name="P81"><text:span text:style-name="Strong_20_Emphasis"><text:span text:style-name="T55"><text:s text:c="8"/>}</text:span></text:span></text:p>
      <text:p text:style-name="P81"><text:span text:style-name="Strong_20_Emphasis"><text:span text:style-name="T55"><text:s text:c="6"/>},</text:span></text:span></text:p>
      <text:p text:style-name="P81"><text:span text:style-name="Strong_20_Emphasis"><text:span text:style-name="T55"><text:s text:c="6"/>"functional_soil": {</text:span></text:span></text:p>
      <text:p text:style-name="P81"><text:span text:style-name="Strong_20_Emphasis"><text:span text:style-name="T55"><text:s text:c="8"/>"moisture_min": 10.4,</text:span></text:span></text:p>
      <text:p text:style-name="P81"><text:span text:style-name="Strong_20_Emphasis"><text:span text:style-name="T55"><text:s text:c="8"/>"moisture_amplitude": 9.1,</text:span></text:span></text:p>
      <text:p text:style-name="P81"><text:span text:style-name="Strong_20_Emphasis"><text:span text:style-name="T55"><text:s text:c="8"/>"soil_temperature_min": 16.2,</text:span></text:span></text:p>
      <text:p text:style-name="P81"><text:span text:style-name="Strong_20_Emphasis"><text:span text:style-name="T55"><text:s text:c="8"/>"soil_temperature_amplitude": 8.0</text:span></text:span></text:p>
      <text:p text:style-name="P81"><text:span text:style-name="Strong_20_Emphasis"><text:span text:style-name="T55"><text:s text:c="6"/>},</text:span></text:span></text:p>
      <text:p text:style-name="P81"><text:span text:style-name="Strong_20_Emphasis"><text:span text:style-name="T55"><text:s text:c="6"/>"local_climate": {</text:span></text:span></text:p>
      <text:p text:style-name="P81"><text:span text:style-name="Strong_20_Emphasis"><text:span text:style-name="T55"><text:s text:c="8"/>"air_temperature_min": 12.4,</text:span></text:span></text:p>
      <text:p text:style-name="P81"><text:span text:style-name="Strong_20_Emphasis"><text:span text:style-name="T55"><text:s text:c="8"/>"air_temperature_amplitude": 26.1,</text:span></text:span></text:p>
      <text:p text:style-name="P81"><text:span text:style-name="Strong_20_Emphasis"><text:span text:style-name="T55"><text:s text:c="8"/>"air_humidity_min": 35.0,</text:span></text:span></text:p>
      <text:p text:style-name="P81"><text:span text:style-name="Strong_20_Emphasis"><text:span text:style-name="T55"><text:s text:c="8"/>"air_humidity_amplitude": 17.0,</text:span></text:span></text:p>
      <text:p text:style-name="P81"><text:span text:style-name="Strong_20_Emphasis"><text:span text:style-name="T55"><text:s text:c="8"/>"heat_days": 8,</text:span></text:span></text:p>
      <text:p text:style-name="P81"><text:span text:style-name="Strong_20_Emphasis"><text:span text:style-name="T55"><text:s text:c="8"/>"frost_days": 0,</text:span></text:span></text:p>
      <text:p text:style-name="P81"><text:span text:style-name="Strong_20_Emphasis"><text:span text:style-name="T55"><text:s text:c="8"/>"cumulative_precipitation_mm": 79.8,</text:span></text:span></text:p>
      <text:p text:style-name="P81"><text:span text:style-name="Strong_20_Emphasis"><text:span text:style-name="T55"><text:s text:c="8"/>"cumulative_gdd_c": 278.9,</text:span></text:span></text:p>
      <text:p text:style-name="P81"><text:span text:style-name="Strong_20_Emphasis"><text:span text:style-name="T55"><text:s text:c="8"/>"cumulative_et0_mm": 110.5</text:span></text:span></text:p>
      <text:p text:style-name="P81"><text:span text:style-name="Strong_20_Emphasis"><text:span text:style-name="T55"><text:s text:c="6"/>},</text:span></text:span></text:p>
      <text:p text:style-name="P81"><text:span text:style-name="Strong_20_Emphasis"><text:span text:style-name="T55"><text:s text:c="6"/>"soil_variation": {</text:span></text:span></text:p>
      <text:p text:style-name="P81"><text:span text:style-name="Strong_20_Emphasis"><text:span text:style-name="T55"><text:s text:c="8"/>"moisture_cv": 0.17,</text:span></text:span></text:p>
      <text:p text:style-name="P81"><text:span text:style-name="Strong_20_Emphasis"><text:span text:style-name="T55"><text:s text:c="8"/>"temperature_cv": 0.11,</text:span></text:span></text:p>
      <text:p text:style-name="P81"><text:span text:style-name="Strong_20_Emphasis"><text:span text:style-name="T55"><text:s text:c="8"/>"ec_cv": 0.15,</text:span></text:span></text:p>
      <text:p text:style-name="P81"><text:span text:style-name="Strong_20_Emphasis"><text:span text:style-name="T55"><text:s text:c="8"/>"compaction_index": 0.20,</text:span></text:span></text:p>
      <text:p text:style-name="P81"><text:span text:style-name="Strong_20_Emphasis"><text:span text:style-name="T55"><text:s text:c="8"/>"texture_variability_index": 0.13,</text:span></text:span></text:p>
      <text:p text:style-name="P81"><text:span text:style-name="Strong_20_Emphasis"><text:span text:style-name="T55"><text:s text:c="8"/>"microtopography_index": 0.09</text:span></text:span></text:p>
      <text:p text:style-name="P81"><text:span text:style-name="Strong_20_Emphasis"><text:span text:style-name="T55"><text:s text:c="6"/>},</text:span></text:span></text:p>
      <text:p text:style-name="P81"><text:span text:style-name="Strong_20_Emphasis"><text:span text:style-name="T55"><text:s text:c="6"/>"canopy_microclimate": {</text:span></text:span></text:p>
      <text:p text:style-name="P81"><text:span text:style-name="Strong_20_Emphasis"><text:span text:style-name="T55"><text:s text:c="8"/>"vpd_min": 0.8,</text:span></text:span></text:p>
      <text:p text:style-name="P81"><text:span text:style-name="Strong_20_Emphasis"><text:span text:style-name="T55"><text:s text:c="8"/>"vpd_amplitude": 2.0,</text:span></text:span></text:p>
      <text:p text:style-name="P81"><text:soft-page-break/><text:span text:style-name="Strong_20_Emphasis"><text:span text:style-name="T55"><text:s text:c="8"/>"canopy_wetness_events": 1</text:span></text:span></text:p>
      <text:p text:style-name="P81"><text:span text:style-name="Strong_20_Emphasis"><text:span text:style-name="T55"><text:s text:c="6"/>},</text:span></text:span></text:p>
      <text:p text:style-name="P81"><text:span text:style-name="Strong_20_Emphasis"><text:span text:style-name="T55"><text:s text:c="6"/>"management": [],</text:span></text:span></text:p>
      <text:p text:style-name="P81"><text:span text:style-name="Strong_20_Emphasis"><text:span text:style-name="T55"><text:s text:c="6"/>"pathology": {</text:span></text:span></text:p>
      <text:p text:style-name="P81"><text:span text:style-name="Strong_20_Emphasis"><text:span text:style-name="T55"><text:s text:c="8"/>"disease_pressure_index": 0.2,</text:span></text:span></text:p>
      <text:p text:style-name="P81"><text:span text:style-name="Strong_20_Emphasis"><text:span text:style-name="T55"><text:s text:c="8"/>"disease_damage_index": 0.1,</text:span></text:span></text:p>
      <text:p text:style-name="P81"><text:span text:style-name="Strong_20_Emphasis"><text:span text:style-name="T55"><text:s text:c="8"/>"lodging_index": 0.2,</text:span></text:span></text:p>
      <text:p text:style-name="P81"><text:span text:style-name="Strong_20_Emphasis"><text:span text:style-name="T55"><text:s text:c="8"/>"weed_pressure_index": 0.1</text:span></text:span></text:p>
      <text:p text:style-name="P81"><text:span text:style-name="Strong_20_Emphasis"><text:span text:style-name="T55"><text:s text:c="6"/>}</text:span></text:span></text:p>
      <text:p text:style-name="P81"><text:span text:style-name="Strong_20_Emphasis"><text:span text:style-name="T55"><text:s text:c="4"/>}</text:span></text:span></text:p>
      <text:p text:style-name="P81"><text:span text:style-name="Strong_20_Emphasis"><text:span text:style-name="T55"><text:s text:c="2"/>],</text:span></text:span></text:p>
      <text:p text:style-name="P81"><text:span text:style-name="Strong_20_Emphasis"><text:span text:style-name="T55"/></text:span></text:p>
      <text:p text:style-name="P81"><text:span text:style-name="Strong_20_Emphasis"><text:span text:style-name="T55"><text:s text:c="2"/>"yield_breakdown": {</text:span></text:span></text:p>
      <text:p text:style-name="P81"><text:span text:style-name="Strong_20_Emphasis"><text:span text:style-name="T55"><text:s text:c="4"/>"potential_yield_t_ha": 10.5,</text:span></text:span></text:p>
      <text:p text:style-name="P81"><text:span text:style-name="Strong_20_Emphasis"><text:span text:style-name="T55"><text:s text:c="4"/>"water_stress_loss_t_ha": 1.2,</text:span></text:span></text:p>
      <text:p text:style-name="P81"><text:span text:style-name="Strong_20_Emphasis"><text:span text:style-name="T55"><text:s text:c="4"/>"nitrogen_loss_t_ha": 0.8,</text:span></text:span></text:p>
      <text:p text:style-name="P81"><text:span text:style-name="Strong_20_Emphasis"><text:span text:style-name="T55"><text:s text:c="4"/>"disease_loss_t_ha": 0.5,</text:span></text:span></text:p>
      <text:p text:style-name="P81"><text:span text:style-name="Strong_20_Emphasis"><text:span text:style-name="T55"><text:s text:c="4"/>"frost_loss_t_ha": 0.3,</text:span></text:span></text:p>
      <text:p text:style-name="P81"><text:span text:style-name="Strong_20_Emphasis"><text:span text:style-name="T55"><text:s text:c="4"/>"weed_loss_t_ha": 0.2,</text:span></text:span></text:p>
      <text:p text:style-name="P81"><text:span text:style-name="Strong_20_Emphasis"><text:span text:style-name="T55"><text:s text:c="4"/>"compactness_or_topography_loss": 0.2,</text:span></text:span></text:p>
      <text:p text:style-name="P81"><text:span text:style-name="Strong_20_Emphasis"><text:span text:style-name="T55"><text:s text:c="4"/>"other_losses": 0.5,</text:span></text:span></text:p>
      <text:p text:style-name="P81"><text:span text:style-name="Strong_20_Emphasis"><text:span text:style-name="T55"><text:s text:c="4"/>"actual_yield_t_ha": 6.8</text:span></text:span></text:p>
      <text:p text:style-name="P81"><text:span text:style-name="Strong_20_Emphasis"><text:span text:style-name="T55"><text:s text:c="2"/>},</text:span></text:span></text:p>
      <text:p text:style-name="P81"><text:span text:style-name="Strong_20_Emphasis"><text:span text:style-name="T55"/></text:span></text:p>
      <text:p text:style-name="P81"><text:span text:style-name="Strong_20_Emphasis"><text:span text:style-name="T55"><text:s text:c="2"/>"yield_summary": {</text:span></text:span></text:p>
      <text:p text:style-name="P81"><text:span text:style-name="Strong_20_Emphasis"><text:span text:style-name="T55"><text:s text:c="4"/>"yield_target_t_ha": 10.5,</text:span></text:span></text:p>
      <text:p text:style-name="P81"><text:span text:style-name="Strong_20_Emphasis"><text:span text:style-name="T55"><text:s text:c="4"/>"actual_yield_t_ha": 6.8,</text:span></text:span></text:p>
      <text:p text:style-name="P81"><text:span text:style-name="Strong_20_Emphasis"><text:span text:style-name="T55"><text:s text:c="4"/>"harvest_moisture_percent": 13.5,</text:span></text:span></text:p>
      <text:p text:style-name="P81"><text:span text:style-name="Strong_20_Emphasis"><text:span text:style-name="T55"><text:s text:c="4"/>"protein_content_percent": 11.2,</text:span></text:span></text:p>
      <text:p text:style-name="P81"><text:span text:style-name="Strong_20_Emphasis"><text:span text:style-name="T55"><text:s text:c="4"/>"specific_weight_kg_hl": 78.5,</text:span></text:span></text:p>
      <text:p text:style-name="P81"><text:span text:style-name="Strong_20_Emphasis"><text:span text:style-name="T55"><text:s text:c="4"/>"yield_gap_t_ha": 3.7,</text:span></text:span></text:p>
      <text:p text:style-name="P81"><text:span text:style-name="Strong_20_Emphasis"><text:span text:style-name="T55"><text:s text:c="4"/>"main_yield_limiting_factor": "water_stress_flowering",</text:span></text:span></text:p>
      <text:p text:style-name="P81"><text:span text:style-name="Strong_20_Emphasis"><text:span text:style-name="T55"><text:s text:c="4"/>"harvest_index": 0.45</text:span></text:span></text:p>
      <text:p text:style-name="P81"><text:span text:style-name="Strong_20_Emphasis"><text:span text:style-name="T55"><text:s text:c="2"/>},</text:span></text:span></text:p>
      <text:p text:style-name="P81"><text:span text:style-name="Strong_20_Emphasis"><text:span text:style-name="T55"/></text:span></text:p>
      <text:p text:style-name="P81"><text:span text:style-name="Strong_20_Emphasis"><text:span text:style-name="T55"><text:s text:c="2"/>"yield": 6.8,</text:span></text:span></text:p>
      <text:p text:style-name="P81"><text:span text:style-name="Strong_20_Emphasis"><text:span text:style-name="T55"><text:s text:c="2"/>"constraints": [</text:span></text:span></text:p>
      <text:p text:style-name="P81"><text:span text:style-name="Strong_20_Emphasis"><text:span text:style-name="T55"><text:s text:c="4"/>"frost_at_establishment",</text:span></text:span></text:p>
      <text:p text:style-name="P81"><text:span text:style-name="Strong_20_Emphasis"><text:span text:style-name="T55"><text:s text:c="4"/>"water_stress_flowering"</text:span></text:span></text:p>
      <text:p text:style-name="P81"><text:span text:style-name="Strong_20_Emphasis"><text:span text:style-name="T55"><text:s text:c="2"/>],</text:span></text:span></text:p>
      <text:p text:style-name="P81"><text:span text:style-name="Strong_20_Emphasis"><text:span text:style-name="T55"><text:s text:c="2"/>"soil_fao": "CMx"</text:span></text:span></text:p>
      <text:p text:style-name="P81"><text:span text:style-name="Strong_20_Emphasis"><text:span text:style-name="T55">}</text:span></text:span></text:p>
      <text:p text:style-name="Text_20_body"><text:span text:style-name="Strong_20_Emphasis"/></text:p>
      <text:p text:style-name="Text_20_body"><text:span text:style-name="Strong_20_Emphasis"/></text:p>
      <text:p text:style-name="Text_20_body"><text:span text:style-name="Strong_20_Emphasis"/></text:p>
      <text:list text:continue-numbering="true" text:style-name="Numbering_20_123">
        <text:list-item>
          <text:h text:style-name="P82" text:outline-level="1"><text:bookmark-start text:name="__RefHeading___Toc23190_668124403"/><text:span text:style-name="Strong_20_Emphasis"><text:span text:style-name="T27">Liste des acronymes utilisés</text:span></text:span><text:bookmark-end text:name="__RefHeading___Toc23190_668124403"/></text:h>
        </text:list-item>
      </text:list>
      <text:p text:style-name="P83"><text:span text:style-name="Strong_20_Emphasis"><text:span text:style-name="T2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4">Acronyme</text:p>
            </table:table-cell>
            <table:table-cell table:style-name="Table1.A1" office:value-type="string">
              <text:p text:style-name="P84">Signification</text:p>
            </table:table-cell>
            <table:table-cell table:style-name="Table1.C1" office:value-type="string">
              <text:p text:style-name="P84">Description</text:p>
            </table:table-cell>
          </table:table-row>
        </table:table-header-rows>
        <table:table-row>
          <table:table-cell table:style-name="Table1.A2" office:value-type="string">
            <text:p text:style-name="P84">CIF</text:p>
          </table:table-cell>
          <table:table-cell table:style-name="Table1.A2" office:value-type="string">
            <text:p text:style-name="P83">Cycle Invariant File</text:p>
          </table:table-cell>
          <table:table-cell table:style-name="Table1.C2" office:value-type="string">
            <text:p text:style-name="P83">Fichier JSON CompaniX représentant un cycle cultural via des invariants agronomiques.</text:p>
          </table:table-cell>
        </table:table-row>
        <table:table-row>
          <table:table-cell table:style-name="Table1.A2" office:value-type="string">
            <text:p text:style-name="P84">CV</text:p>
          </table:table-cell>
          <table:table-cell table:style-name="Table1.A2" office:value-type="string">
            <text:p text:style-name="P83">Coefficient of Variation</text:p>
          </table:table-cell>
          <table:table-cell table:style-name="Table1.C2" office:value-type="string">
            <text:p text:style-name="P83">Mesure de la variabilité spatiale (écarts relatifs dans l’humidité, la température, l’EC…).</text:p>
          </table:table-cell>
        </table:table-row>
        <table:table-row>
          <table:table-cell table:style-name="Table1.A2" office:value-type="string">
            <text:p text:style-name="P84">EC</text:p>
          </table:table-cell>
          <table:table-cell table:style-name="Table1.A2" office:value-type="string">
            <text:p text:style-name="P83">Electrical Conductivity</text:p>
          </table:table-cell>
          <table:table-cell table:style-name="Table1.C2" office:value-type="string">
            <text:p text:style-name="P83">Indicateur de salinité, structure, texture et variabilité du sol.</text:p>
          </table:table-cell>
        </table:table-row>
        <table:table-row>
          <table:table-cell table:style-name="Table1.A2" office:value-type="string">
            <text:p text:style-name="P84">VPD</text:p>
          </table:table-cell>
          <table:table-cell table:style-name="Table1.A2" office:value-type="string">
            <text:p text:style-name="P83">Vapor Pressure Deficit</text:p>
          </table:table-cell>
          <table:table-cell table:style-name="Table1.C2" office:value-type="string">
            <text:p text:style-name="P83">Indicateur clé du stress hydrique et de la transpiration.</text:p>
          </table:table-cell>
        </table:table-row>
        <table:table-row>
          <table:table-cell table:style-name="Table1.A2" office:value-type="string">
            <text:p text:style-name="P84">N‑1</text:p>
          </table:table-cell>
          <table:table-cell table:style-name="Table1.A2" office:value-type="string">
            <text:p text:style-name="P83">Cycle cultural précédent</text:p>
          </table:table-cell>
          <table:table-cell table:style-name="Table1.C2" office:value-type="string">
            <text:p text:style-name="P83">Représenté par le CIF de la campagne précédente, capturant l’héritage agronomique.</text:p>
          </table:table-cell>
        </table:table-row>
      </table:table>
      <text:p text:style-name="P83"/>
      <text:p text:style-name="P83"><text:span text:style-name="Strong_20_Emphasis"/></text:p>
      <text:p text:style-name="P83"><text:span text:style-name="Strong_20_Emphasis"/></text:p>
      <text:list text:continue-numbering="true" text:style-name="Numbering_20_123">
        <text:list-item>
          <text:h text:style-name="P50" text:outline-level="1"><text:bookmark-start text:name="__RefHeading___Toc21293_337925500"/><text:span text:style-name="Strong_20_Emphasis">Propriété du projet</text:span><text:bookmark-end text:name="__RefHeading___Toc21293_337925500"/></text:h>
        </text:list-item>
      </text:list>
      <text:p text:style-name="P85"><text:span text:style-name="Strong_20_Emphasis"><text:span text:style-name="T56">Soutenu par :</text:span></text:span><text:span text:style-name="T56"> Innosuisse</text:span></text:p>
      <text:p text:style-name="P86"><text:span text:style-name="Strong_20_Emphasis">Propriétaire et Fondateur :</text:span> Jan Affolter — <text:a xlink:type="simple" xlink:href="mailto:jan.affolter@gmail.com" text:style-name="Internet_20_link" text:visited-style-name="Visited_20_Internet_20_Link"><text:span text:style-name="T57">jan.affolter@gmail.com</text:span></text:a></text:p>
      <text:p text:style-name="P86"><text:span text:style-name="Strong_20_Emphasis">Titulaire de la Propriété Intellectuelle :</text:span> Jan Affolter ITS (CHE‑104.801.264) </text:p>
      <text:p text:style-name="P87"><text:span text:style-name="Strong_20_Emphasis">Localisation :</text:span><text:span text:style-name="Strong_20_Emphasis"><text:span text:style-name="T58"> Lausanne, Suisse</text:span></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span></text:p>
      <text:p text:style-name="P87"><text:span text:style-name="Strong_20_Emphasis"><text:span text:style-name="T58"><text:line-break/><text:line-break/></text:span></text:span><text:span text:style-name="Strong_20_Emphasis"><text:span text:style-name="T59">Note : Afin de garantir l'interopérabilité et l'alignement avec les standards agronomiques internationaux, cette version est la dernière rédigée en français. Les futures itérations du référentiel seront documentées en anglais.</text:span></text:span></text:p>
      <text:p text:style-name="P86"><text:span text:style-name="Strong_20_Emphasis"><text:span text:style-name="T4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Carlito1" svg:font-family="Carlito" style:font-adornments="Bold" style:font-family-generic="swiss" style:font-pitch="variable"/>
    <style:font-face style:name="Carlito2" svg:font-family="Carlito" style:font-adornments="Regular" style:font-family-generic="swiss" style:font-pitch="variable"/>
    <style:font-face style:name="Cousine" svg:font-family="Cousine"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Carlito2" fo:font-family="Carlito" style:font-style-name="Regular" style:font-family-generic="swiss" style:font-pitch="variable" fo:font-size="11pt"/>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master-page-name="">
      <style:paragraph-properties fo:margin-top="0in" fo:margin-bottom="0.1598in" style:contextual-spacing="false" style:page-number="auto" fo:break-before="auto" fo:break-after="auto">
        <style:tab-stops/>
      </style:paragraph-properties>
      <style:text-properties style:font-name="Carlito1" fo:font-family="Carlito" style:font-style-name="Bold"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master-page-name="">
      <style:paragraph-properties fo:margin-top="0.2in" fo:margin-bottom="0.1in" style:contextual-spacing="false" fo:line-height="120%" style:page-number="auto" fo:keep-with-next="always"/>
      <style:text-properties style:font-name="Carlito1" fo:font-family="Carlito"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list-style-name="Numbering_20_123" style:list-level="3" style:class="chapter">
      <loext:graphic-properties draw:fill="none" draw:fill-color="#729fcf"/>
      <style:paragraph-properties fo:margin-left="0.5201in" fo:margin-right="0in" fo:margin-top="0in" fo:margin-bottom="0.1402in" style:contextual-spacing="false" fo:text-indent="-0.5201in" style:auto-text-indent="false" fo:background-color="transparent" fo:keep-with-next="always"/>
      <style:text-properties style:font-name="Carlito" fo:font-family="Carlito" style:font-family-generic="swiss" style:font-pitch="variable"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 style:font-family-asian="'Noto Sans'" style:font-family-generic-asian="system" style:font-pitch-asian="variable" style:font-size-asian="44pt" style:font-style-asian="normal" style:font-weight-asian="normal" style:font-name-complex="Noto Sans" style:font-family-complex="'Noto Sans'" style:font-family-generic-complex="system" style:font-pitch-complex="variable" style:font-size-complex="12pt"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4035in" style:type="center"/>
          <style:tab-stop style:position="6.80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035in" style:type="center"/>
          <style:tab-stop style:position="6.807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text-indent="0in" style:auto-text-indent="false" style:page-number="auto" text:number-lines="false" text:line-number="0"/>
      <style:text-properties style:font-name="Carlito1" fo:font-family="Carlito" style:font-style-name="Bold" style:font-family-generic="swiss" style:font-pitch="variable" fo:font-size="18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29in" style:type="right" style:leader-style="dotted" style:leader-text="."/>
        </style:tab-stops>
      </style:paragraph-properties>
      <style:text-properties style:font-name="Carlito2" fo:font-family="Carlito" style:font-style-name="Regular" style:font-family-generic="swiss" style:font-pitch="variable" fo:font-size="11pt"/>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text-properties style:font-name="Carlito2" fo:font-family="Carlito" style:font-style-name="Regular" style:font-family-generic="swiss" style:font-pitch="variable" fo:font-size="11pt"/>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text-properties style:font-name="Carlito2" fo:font-family="Carlito" style:font-style-name="Regular" style:font-family-generic="swiss" style:font-pitch="variable" fo:font-size="11pt"/>
    </style:style>
    <style:style style:name="Preformatted_20_Text" style:display-name="Preformatted Text" style:family="paragraph" style:parent-style-name="Standard" style:class="html">
      <style:paragraph-properties fo:margin-top="0in" fo:margin-bottom="0in" style:contextual-spacing="false"/>
      <style:text-properties style:font-name="Cousine" fo:font-family="Cousine" style:font-style-name="Regular"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text-properties style:font-name="Carlito2" fo:font-family="Carlito" style:font-style-name="Regular" style:font-family-generic="swiss" style:font-pitch="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55in" fo:text-indent="-0.523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5in" fo:text-indent="-1.0752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55in" fo:text-indent="-1.3508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Carlito" fo:font-size="10pt" officeooo:rsid="00de0e34" officeooo:paragraph-rsid="0016a4ce" style:font-size-asian="10pt" style:font-size-complex="10pt"/>
    </style:style>
    <style:style style:name="MP2" style:family="paragraph" style:parent-style-name="Footer">
      <style:text-properties style:font-name="Carlito" fo:font-size="10pt" officeooo:paragraph-rsid="00289130" style:font-size-asian="10pt" style:font-size-complex="10pt"/>
    </style:style>
    <style:style style:name="MT1" style:family="text">
      <style:text-properties fo:font-weight="normal" officeooo:rsid="0016a4ce" style:font-name-asian="Source Han Sans CN Regular" style:font-weight-asian="normal" style:font-name-complex="Lohit Devanagari"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________________________________________________________________________________________________</text:p>
        <text:p text:style-name="MP2"><text:span text:style-name="Strong_20_Emphasis"><text:span text:style-name="MT1">Dossier de Validation Agronomique</text:span></text:span><text:tab/> <text:tab/>- <text:page-number text:select-page="current">2</text:page-number><text:s/>-</text:p>
      </style:footer>
      <style:footer-first>
        <text:p text:style-name="MP1">________________________________________________________________________________________________</text:p>
        <text:p text:style-name="MP2"><text:span text:style-name="Strong_20_Emphasis"><text:span text:style-name="MT1">Dossier de Validation Agronomique</text:span></text:span><text:tab/> <text:tab/></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3T17:31:05.557131676</meta:creation-date>
    <dc:title>Default</dc:title>
    <meta:editing-cycles>8</meta:editing-cycles>
    <meta:generator>LibreOffice/25.8.5.2$Linux_X86_64 LibreOffice_project/580$Build-2</meta:generator>
    <meta:editing-duration>PT58M38S</meta:editing-duration>
    <dc:date>2026-03-24T09:05:03.796883786</dc:date>
    <meta:document-statistic meta:table-count="1" meta:image-count="0" meta:object-count="0" meta:page-count="30" meta:paragraph-count="751" meta:word-count="5111" meta:character-count="42330" meta:non-whitespace-character-count="33393"/>
    <meta:template xlink:type="simple" xlink:actuate="onRequest" xlink:title="Default" xlink:href="../../../../../../usr/lib/libreoffice/share/template/common/styles/Default.ott" meta:date="2026-02-22T23:25:39.515499982"/>
  </office:meta>
</office:document-meta>
</file>